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1.8639in" fo:margin-left="-0.075in" fo:margin-top="0in" fo:margin-bottom="0in" table:align="left" style:writing-mode="lr-tb"/>
    </style:style>
    <style:style style:name="Table1.A" style:family="table-column">
      <style:table-column-properties style:column-width="0.5431in"/>
    </style:style>
    <style:style style:name="Table1.B" style:family="table-column">
      <style:table-column-properties style:column-width="1.320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B1" style:family="table-cell">
      <style:table-cell-properties style:vertical-align="bottom"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4493in" fo:margin-left="-0.075in" fo:margin-top="0in" fo:margin-bottom="0in" table:align="left" style:writing-mode="lr-tb"/>
    </style:style>
    <style:style style:name="Table2.A" style:family="table-column">
      <style:table-column-properties style:column-width="0.5431in"/>
    </style:style>
    <style:style style:name="Table2.B" style:family="table-column">
      <style:table-column-properties style:column-width="1.9056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7049in" fo:margin-left="-0.075in" fo:margin-top="0in" fo:margin-bottom="0in" table:align="left" style:writing-mode="lr-tb"/>
    </style:style>
    <style:style style:name="Table3.A" style:family="table-column">
      <style:table-column-properties style:column-width="0.5431in"/>
    </style:style>
    <style:style style:name="Table3.B" style:family="table-column">
      <style:table-column-properties style:column-width="2.161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B1" style:family="table-cell">
      <style:table-cell-properties style:vertical-align="bottom"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2.4694in" fo:margin-left="-0.075in" fo:margin-top="0in" fo:margin-bottom="0in" table:align="left" style:writing-mode="lr-tb"/>
    </style:style>
    <style:style style:name="Table4.A" style:family="table-column">
      <style:table-column-properties style:column-width="0.5438in"/>
    </style:style>
    <style:style style:name="Table4.B" style:family="table-column">
      <style:table-column-properties style:column-width="1.92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B1" style:family="table-cell">
      <style:table-cell-properties style:vertical-align="bottom"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9396in" fo:margin-left="-0.075in" fo:margin-top="0in" fo:margin-bottom="0in" table:align="left" style:writing-mode="lr-tb"/>
    </style:style>
    <style:style style:name="Table5.A" style:family="table-column">
      <style:table-column-properties style:column-width="0.5438in"/>
    </style:style>
    <style:style style:name="Table5.B" style:family="table-column">
      <style:table-column-properties style:column-width="2.395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B1" style:family="table-cell">
      <style:table-cell-properties style:vertical-align="bottom"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1.8292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1.285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1"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6882in" fo:margin-left="-0.075in" fo:margin-top="0in" fo:margin-bottom="0in" table:align="left" style:writing-mode="lr-tb"/>
    </style:style>
    <style:style style:name="Table7.A" style:family="table-column">
      <style:table-column-properties style:column-width="0.5438in"/>
    </style:style>
    <style:style style:name="Table7.B" style:family="table-column">
      <style:table-column-properties style:column-width="2.1438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B1" style:family="table-cell">
      <style:table-cell-properties style:vertical-align="bottom"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1"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1.3285in" fo:margin-left="-0.075in" fo:margin-top="0in" fo:margin-bottom="0in" table:align="left" style:writing-mode="lr-tb"/>
    </style:style>
    <style:style style:name="Table8.A" style:family="table-column">
      <style:table-column-properties style:column-width="0.5778in"/>
    </style:style>
    <style:style style:name="Table8.B" style:family="table-column">
      <style:table-column-properties style:column-width="0.7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B1" style:family="table-cell">
      <style:table-cell-properties style:vertical-align="bottom"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1"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2.8965in" fo:margin-left="-0.075in" fo:margin-top="0in" fo:margin-bottom="0in" table:align="left" style:writing-mode="lr-tb"/>
    </style:style>
    <style:style style:name="Table9.A" style:family="table-column">
      <style:table-column-properties style:column-width="0.5431in"/>
    </style:style>
    <style:style style:name="Table9.B" style:family="table-column">
      <style:table-column-properties style:column-width="2.3528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B1" style:family="table-cell">
      <style:table-cell-properties style:vertical-align="bottom"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1"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1.3958in" fo:margin-left="-0.075in" fo:margin-top="0in" fo:margin-bottom="0in" table:align="left" style:writing-mode="lr-tb"/>
    </style:style>
    <style:style style:name="Table10.A" style:family="table-column">
      <style:table-column-properties style:column-width="0.5438in"/>
    </style:style>
    <style:style style:name="Table10.B" style:family="table-column">
      <style:table-column-properties style:column-width="0.8514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1"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1.3611in" fo:margin-left="-0.075in" fo:margin-top="0in" fo:margin-bottom="0in" table:align="left" style:writing-mode="lr-tb"/>
    </style:style>
    <style:style style:name="Table11.A" style:family="table-column">
      <style:table-column-properties style:column-width="0.5438in"/>
    </style:style>
    <style:style style:name="Table11.B" style:family="table-column">
      <style:table-column-properties style:column-width="0.816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B1" style:family="table-cell">
      <style:table-cell-properties style:vertical-align="bottom"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3049in" fo:margin-left="-0.075in" fo:margin-top="0in" fo:margin-bottom="0in" table:align="left" style:writing-mode="lr-tb"/>
    </style:style>
    <style:style style:name="Table12.A" style:family="table-column">
      <style:table-column-properties style:column-width="0.5431in"/>
    </style:style>
    <style:style style:name="Table12.B" style:family="table-column">
      <style:table-column-properties style:column-width="3.761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B1" style:family="table-cell">
      <style:table-cell-properties style:vertical-align="bottom"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1"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5347in" fo:margin-left="-0.075in" fo:margin-top="0in" fo:margin-bottom="0in" table:align="left" style:writing-mode="lr-tb"/>
    </style:style>
    <style:style style:name="Table13.A" style:family="table-column">
      <style:table-column-properties style:column-width="0.5431in"/>
    </style:style>
    <style:style style:name="Table13.B" style:family="table-column">
      <style:table-column-properties style:column-width="2.3549in"/>
    </style:style>
    <style:style style:name="Table13.C" style:family="table-column">
      <style:table-column-properties style:column-width="1.6368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B1" style:family="table-cell">
      <style:table-cell-properties style:vertical-align="bottom"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8806in" fo:margin-left="-0.075in" fo:margin-top="0in" fo:margin-bottom="0in" table:align="left" style:writing-mode="lr-tb"/>
    </style:style>
    <style:style style:name="Table14.A" style:family="table-column">
      <style:table-column-properties style:column-width="0.5438in"/>
    </style:style>
    <style:style style:name="Table14.B" style:family="table-column">
      <style:table-column-properties style:column-width="3.7in"/>
    </style:style>
    <style:style style:name="Table14.C" style:family="table-column">
      <style:table-column-properties style:column-width="1.6368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B1" style:family="table-cell">
      <style:table-cell-properties style:vertical-align="bottom"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1"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3.0931in" fo:margin-left="-0.075in" fo:margin-top="0in" fo:margin-bottom="0in" table:align="left" style:writing-mode="lr-tb"/>
    </style:style>
    <style:style style:name="Table15.A" style:family="table-column">
      <style:table-column-properties style:column-width="0.5438in"/>
    </style:style>
    <style:style style:name="Table15.B" style:family="table-column">
      <style:table-column-properties style:column-width="2.548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B1" style:family="table-cell">
      <style:table-cell-properties style:vertical-align="bottom"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3.4104in" fo:margin-left="-0.075in" fo:margin-top="0in" fo:margin-bottom="0in" table:align="left" style:writing-mode="lr-tb"/>
    </style:style>
    <style:style style:name="Table16.A" style:family="table-column">
      <style:table-column-properties style:column-width="0.5431in"/>
    </style:style>
    <style:style style:name="Table16.B" style:family="table-column">
      <style:table-column-properties style:column-width="2.8667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B1" style:family="table-cell">
      <style:table-cell-properties style:vertical-align="bottom"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1"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5444in" fo:margin-left="-0.075in" fo:margin-top="0in" fo:margin-bottom="0in" table:align="left" style:writing-mode="lr-tb"/>
    </style:style>
    <style:style style:name="Table17.A" style:family="table-column">
      <style:table-column-properties style:column-width="0.5431in"/>
    </style:style>
    <style:style style:name="Table17.B" style:family="table-column">
      <style:table-column-properties style:column-width="3.000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B1" style:family="table-cell">
      <style:table-cell-properties style:vertical-align="bottom"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1"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7715in" fo:margin-left="-0.075in" fo:margin-top="0in" fo:margin-bottom="0in" table:align="left" style:writing-mode="lr-tb"/>
    </style:style>
    <style:style style:name="Table18.A" style:family="table-column">
      <style:table-column-properties style:column-width="0.5438in"/>
    </style:style>
    <style:style style:name="Table18.B" style:family="table-column">
      <style:table-column-properties style:column-width="1.9938in"/>
    </style:style>
    <style:style style:name="Table18.C" style:family="table-column">
      <style:table-column-properties style:column-width="2.234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B1" style:family="table-cell">
      <style:table-cell-properties style:vertical-align="bottom"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11"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5.45in" fo:margin-left="-0.075in" fo:margin-top="0in" fo:margin-bottom="0in" table:align="left" style:writing-mode="lr-tb"/>
    </style:style>
    <style:style style:name="Table19.A" style:family="table-column">
      <style:table-column-properties style:column-width="1.8542in"/>
    </style:style>
    <style:style style:name="Table19.B" style:family="table-column">
      <style:table-column-properties style:column-width="3.59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4"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2.0097in" fo:margin-left="-0.075in" fo:margin-top="0in" fo:margin-bottom="0in" table:align="left" style:writing-mode="lr-tb"/>
    </style:style>
    <style:style style:name="Table20.A" style:family="table-column">
      <style:table-column-properties style:column-width="0.5431in"/>
    </style:style>
    <style:style style:name="Table20.B" style:family="table-column">
      <style:table-column-properties style:column-width="1.46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B1" style:family="table-cell">
      <style:table-cell-properties style:vertical-align="bottom"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11"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2.4028in" fo:margin-left="-0.075in" fo:margin-top="0in" fo:margin-bottom="0in" table:align="left" style:writing-mode="lr-tb"/>
    </style:style>
    <style:style style:name="Table21.A" style:family="table-column">
      <style:table-column-properties style:column-width="0.5431in"/>
    </style:style>
    <style:style style:name="Table21.B" style:family="table-column">
      <style:table-column-properties style:column-width="1.85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B1" style:family="table-cell">
      <style:table-cell-properties style:vertical-align="bottom"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11"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8444in" fo:margin-left="-0.075in" fo:margin-top="0in" fo:margin-bottom="0in" table:align="left" style:writing-mode="lr-tb"/>
    </style:style>
    <style:style style:name="Table22.A" style:family="table-column">
      <style:table-column-properties style:column-width="0.5431in"/>
    </style:style>
    <style:style style:name="Table22.B" style:family="table-column">
      <style:table-column-properties style:column-width="4.3007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B1" style:family="table-cell">
      <style:table-cell-properties style:vertical-align="bottom"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4">
      <style:paragraph-properties fo:margin-left="0in" fo:margin-right="0in" fo:text-indent="0in" style:auto-text-indent="false"/>
    </style:style>
    <style:style style:name="P3" style:family="paragraph" style:parent-style-name="Heading_20_4">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4" style:family="paragraph" style:parent-style-name="Heading_20_4">
      <style:paragraph-properties fo:margin-left="0in" fo:margin-right="0in" fo:orphans="2" fo:widows="2" fo:text-indent="0in" style:auto-text-indent="false"/>
      <style:text-properties style:font-name="Times New Roman" fo:font-size="18pt" fo:language="en" fo:country="US" style:font-size-asian="18pt" style:language-asian="en" style:country-asian="US"/>
    </style:style>
    <style:style style:name="P5" style:family="paragraph" style:parent-style-name="Heading_20_4">
      <style:paragraph-properties fo:margin-left="0in" fo:margin-right="0in" fo:orphans="2" fo:widows="2" fo:text-indent="0in" style:auto-text-indent="false"/>
    </style:style>
    <style:style style:name="P6" style:family="paragraph" style:parent-style-name="Heading_20_1">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orphans="2" fo:widows="2" fo:text-indent="0in" style:auto-text-indent="false"/>
    </style:style>
    <style:style style:name="P12" style:family="paragraph" style:parent-style-name="Standard">
      <style:paragraph-properties fo:margin-left="0in" fo:margin-right="0in" fo:orphans="2" fo:widows="2" fo:text-indent="0in" style:auto-text-indent="false">
        <style:tab-stops/>
      </style:paragraph-properties>
    </style:style>
    <style:style style:name="P13" style:family="paragraph" style:parent-style-name="Standard">
      <style:paragraph-properties fo:margin-left="0in" fo:margin-right="0in" fo:text-indent="0in" style:auto-text-indent="false"/>
      <style:text-properties style:font-name="Times New Roman" fo:font-size="10pt" style:font-size-asian="10pt"/>
    </style:style>
    <style:style style:name="P1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5" style:family="paragraph" style:parent-style-name="Heading_20_2">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tab-stops/>
      </style:paragraph-properties>
    </style:style>
    <style:style style:name="P17" style:family="paragraph" style:parent-style-name="Heading_20_2">
      <style:paragraph-properties fo:margin-left="0in" fo:margin-right="0in" fo:orphans="2" fo:widows="2" fo:text-indent="0in" style:auto-text-indent="false">
        <style:tab-stops/>
      </style:paragraph-properties>
    </style:style>
    <style:style style:name="P18" style:family="paragraph" style:parent-style-name="Heading_20_2">
      <style:paragraph-properties fo:margin-left="0in" fo:margin-right="0in" fo:text-indent="0in" style:auto-text-indent="false"/>
      <style:text-properties style:font-name="Times New Roman" fo:font-size="18pt" fo:language="en" fo:country="US" fo:font-weight="normal" style:font-size-asian="18pt" style:language-asian="en" style:country-asian="US" style:font-weight-asian="normal"/>
    </style:style>
    <style:style style:name="P19" style:family="paragraph" style:parent-style-name="Heading_20_2">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0" style:family="paragraph" style:parent-style-name="Heading_20_6">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style>
    <style:style style:name="P22"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23" style:family="paragraph" style:parent-style-name="Heading_20_5">
      <style:paragraph-properties fo:margin-left="0in" fo:margin-right="0in" fo:text-indent="0in" style:auto-text-indent="false"/>
    </style:style>
    <style:style style:name="P24" style:family="paragraph" style:parent-style-name="Heading_20_5">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25" style:family="paragraph" style:parent-style-name="Heading_20_3">
      <style:paragraph-properties fo:margin-left="0in" fo:margin-right="0in" fo:text-indent="0in" style:auto-text-indent="false"/>
    </style:style>
    <style:style style:name="P26" style:family="paragraph" style:parent-style-name="Heading_20_3">
      <style:paragraph-properties fo:margin-left="0in" fo:margin-right="0in"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language="en" fo:country="US" style:text-underline-style="none" style:font-size-asian="18pt" style:language-asian="en" style:country-asian="US"/>
    </style:style>
    <style:style style:name="T7" style:family="text">
      <style:text-properties style:font-name="Times New Roman" fo:font-size="18pt" fo:language="en" fo:country="US" style:font-size-asian="18pt" style:language-asian="en" style:country-asian="US"/>
    </style:style>
    <style:style style:name="T8" style:family="text">
      <style:text-properties style:font-name="Times New Roman" fo:font-size="18pt" fo:language="en" fo:country="US" fo:font-weight="normal" style:font-size-asian="18pt" style:language-asian="en" style:country-asian="US" style:font-weight-asian="normal"/>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style:font-size-asian="10pt"/>
    </style:style>
    <style:style style:name="T14" style:family="text">
      <style:text-properties fo:color="#000000" style:font-name="Times New Roman" fo:font-size="18pt" fo:language="en" fo:country="US" style:font-size-asian="18pt" style:language-asian="en" style:country-asian="US"/>
    </style:style>
    <style:style style:name="T1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h text:style-name="P6" text:outline-level="1"><text:span text:style-name="T6">EPIC PRESTIGE CLASS PROGRESSIONS</text:span></text:h>
      <text:h text:style-name="P3" text:outline-level="4"/>
      <text:h text:style-name="P2" text:outline-level="4"><text:span text:style-name="T7">EPIC ARCANE ARCHER </text:span></text:h>
      <text:p text:style-name="P7"><text:span text:style-name="T9">Hit Die:</text:span><text:span text:style-name="T10"> d8. </text:span></text:p>
      <text:p text:style-name="P7"><text:span text:style-name="T9">Skill Points at Each Additional Level:</text:span><text:span text:style-name="T10"> 4 + Int modifier. </text:span></text:p>
      <text:p text:style-name="P21"><text:span text:style-name="T2">Enchant Arrow:</text:span><text:span text:style-name="T1"> For every two levels beyond 9th, the potency of the arrows fired by the arcane archer increases by +1. </text:span></text:p>
      <text:p text:style-name="P7"><text:span text:style-name="T11">Hail of Arrows:</text:span><text:span text:style-name="T12"> </text:span><text:span text:style-name="T10">In lieu of his or her regular attacks, once per day the arcane archer can fire an arrow at each and every target within range, with a maximum number of targets equal to his or her arcane archer class level, as normal. </text:span></text:p>
      <text:p text:style-name="P7"><text:span text:style-name="T9">Bonus Feats:</text:span><text:span text:style-name="T10"> The arcane archer gains a bonus feat (selected from the list of epic arcane archer feats) every four levels after 10th. </text:span></text:p>
      <text:p text:style-name="P7"><text:span text:style-name="T12">Epic Arcane Archer Bonus Feat List: </text:span><text:span text:style-name="T10">Blinding Speed, Combat Archery, Distant Shot, Epic Prowess, Epic Speed, Epic Toughness, Epic Weapon Focus (any bow other than a crossbow), Improved Arrow of Death, Improved Combat Casting, Improved Low-Light Vision, Improved Manyshot, Swarm of Arrows, Uncanny Accuracy. </text:span></text:p>
      <text:p text:style-name="P7"><text:span text:style-name="T9">Table: The Epic Arcane Archer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13">Level</text:span></text:p>
          </table:table-cell>
          <table:table-cell table:style-name="Table1.B1" office:value-type="string">
            <text:h text:style-name="P16" text:outline-level="2"><text:span text:style-name="T3">Special </text:span></text:h>
          </table:table-cell>
        </table:table-row>
        <table:table-row table:style-name="Table1.1">
          <table:table-cell table:style-name="Table1.A2" office:value-type="string">
            <text:p text:style-name="P8"><text:span text:style-name="T3">11th</text:span></text:p>
          </table:table-cell>
          <table:table-cell table:style-name="Table1.A2" office:value-type="string">
            <text:p text:style-name="P8"><text:span text:style-name="T3">Enchant arrow +6 </text:span></text:p>
          </table:table-cell>
        </table:table-row>
        <table:table-row table:style-name="Table1.1">
          <table:table-cell table:style-name="Table1.A2" office:value-type="string">
            <text:p text:style-name="P7"><text:span text:style-name="T3">12th</text:span></text:p>
          </table:table-cell>
          <table:table-cell table:style-name="Table1.A2" office:value-type="string">
            <text:p text:style-name="P7"><text:span text:style-name="T3">— </text:span></text:p>
          </table:table-cell>
        </table:table-row>
        <table:table-row table:style-name="Table1.1">
          <table:table-cell table:style-name="Table1.A2" office:value-type="string">
            <text:p text:style-name="P7"><text:span text:style-name="T3">13th</text:span></text:p>
          </table:table-cell>
          <table:table-cell table:style-name="Table1.A2" office:value-type="string">
            <text:p text:style-name="P7"><text:span text:style-name="T3">Enchant arrow +7 </text:span></text:p>
          </table:table-cell>
        </table:table-row>
        <table:table-row table:style-name="Table1.1">
          <table:table-cell table:style-name="Table1.A2" office:value-type="string">
            <text:p text:style-name="P7"><text:span text:style-name="T3">14th</text:span></text:p>
          </table:table-cell>
          <table:table-cell table:style-name="Table1.A2" office:value-type="string">
            <text:p text:style-name="P7"><text:span text:style-name="T3">Bonus feat </text:span></text:p>
          </table:table-cell>
        </table:table-row>
        <table:table-row table:style-name="Table1.1">
          <table:table-cell table:style-name="Table1.A2" office:value-type="string">
            <text:p text:style-name="P7"><text:span text:style-name="T3">15th</text:span></text:p>
          </table:table-cell>
          <table:table-cell table:style-name="Table1.A2" office:value-type="string">
            <text:p text:style-name="P7"><text:span text:style-name="T3">Enchant arrow +8 </text:span></text:p>
          </table:table-cell>
        </table:table-row>
        <table:table-row table:style-name="Table1.1">
          <table:table-cell table:style-name="Table1.A2" office:value-type="string">
            <text:p text:style-name="P7"><text:span text:style-name="T3">16th</text:span></text:p>
          </table:table-cell>
          <table:table-cell table:style-name="Table1.A2" office:value-type="string">
            <text:p text:style-name="P7"><text:span text:style-name="T3">— </text:span></text:p>
          </table:table-cell>
        </table:table-row>
        <table:table-row table:style-name="Table1.1">
          <table:table-cell table:style-name="Table1.A2" office:value-type="string">
            <text:p text:style-name="P7"><text:span text:style-name="T3">17th</text:span></text:p>
          </table:table-cell>
          <table:table-cell table:style-name="Table1.A2" office:value-type="string">
            <text:p text:style-name="P7"><text:span text:style-name="T3">Enchant arrow +9 </text:span></text:p>
          </table:table-cell>
        </table:table-row>
        <table:table-row table:style-name="Table1.1">
          <table:table-cell table:style-name="Table1.A2" office:value-type="string">
            <text:p text:style-name="P7"><text:span text:style-name="T3">18th</text:span></text:p>
          </table:table-cell>
          <table:table-cell table:style-name="Table1.A2" office:value-type="string">
            <text:p text:style-name="P7"><text:span text:style-name="T3">Bonus feat </text:span></text:p>
          </table:table-cell>
        </table:table-row>
        <table:table-row table:style-name="Table1.1">
          <table:table-cell table:style-name="Table1.A2" office:value-type="string">
            <text:p text:style-name="P7"><text:span text:style-name="T3">19th</text:span></text:p>
          </table:table-cell>
          <table:table-cell table:style-name="Table1.A2" office:value-type="string">
            <text:p text:style-name="P7"><text:span text:style-name="T3">Enchant arrow +10 </text:span></text:p>
          </table:table-cell>
        </table:table-row>
        <table:table-row table:style-name="Table1.1">
          <table:table-cell table:style-name="Table1.A11" office:value-type="string">
            <text:p text:style-name="P8"><text:span text:style-name="T3">20th</text:span></text:p>
          </table:table-cell>
          <table:table-cell table:style-name="Table1.A11" office:value-type="string">
            <text:p text:style-name="P8"><text:span text:style-name="T3">— </text:span></text:p>
          </table:table-cell>
        </table:table-row>
      </table:table>
      <text:h text:style-name="P24" text:outline-level="5"/>
      <text:h text:style-name="P23" text:outline-level="5"><text:soft-page-break/><text:span text:style-name="T14">EPIC ARCANE TRICKSTER</text:span></text:h>
      <text:p text:style-name="P7"><text:span text:style-name="T9">Hit Die: </text:span><text:span text:style-name="T10">d4</text:span></text:p>
      <text:p text:style-name="P7"><text:span text:style-name="T9">Skill Points at Each Additional Level: </text:span><text:span text:style-name="T10">4 + Int modifier</text:span></text:p>
      <text:p text:style-name="P7"><text:span text:style-name="T9">Spells: </text:span><text:span text:style-name="T10">The epic arcane trickster’s caster level increases by 1 per level gained above 10th. The epic arcane trickster continues to gain new spells per day (and spells known, if applicable) at each new level, up to the maximum spells per day and spells known of the arcane spellcasting class to which the arcane trickster belonged before adding the prestige class.</text:span></text:p>
      <text:p text:style-name="P7"><text:span text:style-name="T9">Sneak Attack: </text:span><text:span text:style-name="T10">The epic arcane trickster’s sneak attack damage increases by +1d6 every 2 levels above 10th.</text:span></text:p>
      <text:p text:style-name="P7"><text:span text:style-name="T9">Impromptu Sneak Attack: </text:span><text:span text:style-name="T10">The arcane trickster may use this ability one additional time per day for every 4 levels above 7th.</text:span></text:p>
      <text:p text:style-name="P7"><text:span text:style-name="T9">Ranged Legerdemain: </text:span><text:span text:style-name="T10">The arcane trickster may use this ability one additional time per day for every 4 levels above 9th.</text:span></text:p>
      <text:p text:style-name="P7"><text:span text:style-name="T9">Bonus Feats: </text:span><text:span text:style-name="T10">The epic arcane trickster gains a bonus feat selected from the list of epic arcane trickster feats) every 4 levels after 10th.</text:span></text:p>
      <text:p text:style-name="P7"><text:span text:style-name="T12">Epic Arcane Trickster Bonus Feat List: </text:span><text:span text:style-name="T10">Automatic Silent Spell Automatic Still Spell, Blinding Speed, Epic Skill Focus, Improved Combat Casting, Improved Sneak Attack, Improved Spell Capacity, Lingering Damage, Self-Concealment, Sneak Attack of Opportunity, Spell Knowledge, Spell Opportunity, Spell Stowaway.</text:span></text:p>
      <text:p text:style-name="P7"><text:span text:style-name="T9">Table: Epic Arcane Trickster</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4">Level</text:span></text:p>
          </table:table-cell>
          <table:table-cell table:style-name="Table2.A1" office:value-type="string">
            <text:p text:style-name="P8"><text:span text:style-name="T4">Special</text:span></text:p>
          </table:table-cell>
        </table:table-row>
        <table:table-row table:style-name="Table2.1">
          <table:table-cell table:style-name="Table2.A2" office:value-type="string">
            <text:p text:style-name="P8"><text:span text:style-name="T3">11th</text:span></text:p>
          </table:table-cell>
          <table:table-cell table:style-name="Table2.A2" office:value-type="string">
            <text:p text:style-name="P8"><text:span text:style-name="T3">Impromptu sneak attack 3/day</text:span></text:p>
          </table:table-cell>
        </table:table-row>
        <table:table-row table:style-name="Table2.1">
          <table:table-cell table:style-name="Table2.A2" office:value-type="string">
            <text:p text:style-name="P7"><text:span text:style-name="T3">12th</text:span></text:p>
          </table:table-cell>
          <table:table-cell table:style-name="Table2.A2" office:value-type="string">
            <text:p text:style-name="P7"><text:span text:style-name="T3">Sneak attack +8d6</text:span></text:p>
          </table:table-cell>
        </table:table-row>
        <table:table-row table:style-name="Table2.1">
          <table:table-cell table:style-name="Table2.A2" office:value-type="string">
            <text:p text:style-name="P7"><text:span text:style-name="T3">13th</text:span></text:p>
          </table:table-cell>
          <table:table-cell table:style-name="Table2.A2" office:value-type="string">
            <text:p text:style-name="P7"><text:span text:style-name="T3">Ranged legerdemain 4/day</text:span></text:p>
          </table:table-cell>
        </table:table-row>
        <table:table-row table:style-name="Table2.1">
          <table:table-cell table:style-name="Table2.A2" office:value-type="string">
            <text:p text:style-name="P7"><text:span text:style-name="T3">14th</text:span></text:p>
          </table:table-cell>
          <table:table-cell table:style-name="Table2.A2" office:value-type="string">
            <text:p text:style-name="P7"><text:span text:style-name="T3">Sneak attack +9d6</text:span></text:p>
          </table:table-cell>
        </table:table-row>
        <table:table-row table:style-name="Table2.1">
          <table:table-cell table:style-name="Table2.A2" office:value-type="string">
            <text:p text:style-name="P7"><text:span text:style-name="T3">15th</text:span></text:p>
          </table:table-cell>
          <table:table-cell table:style-name="Table2.A2" office:value-type="string">
            <text:p text:style-name="P7"><text:span text:style-name="T3">Impromptu sneak attack 4/day</text:span></text:p>
          </table:table-cell>
        </table:table-row>
        <table:table-row table:style-name="Table2.1">
          <table:table-cell table:style-name="Table2.A2" office:value-type="string">
            <text:p text:style-name="P7"><text:span text:style-name="T3">16th</text:span></text:p>
          </table:table-cell>
          <table:table-cell table:style-name="Table2.A2" office:value-type="string">
            <text:p text:style-name="P7"><text:span text:style-name="T3">Sneak attack +10d6</text:span></text:p>
          </table:table-cell>
        </table:table-row>
        <table:table-row table:style-name="Table2.1">
          <table:table-cell table:style-name="Table2.A2" office:value-type="string">
            <text:p text:style-name="P7"><text:span text:style-name="T3">17th</text:span></text:p>
          </table:table-cell>
          <table:table-cell table:style-name="Table2.A2" office:value-type="string">
            <text:p text:style-name="P7"><text:span text:style-name="T3">Ranged legerdemain 5/day</text:span></text:p>
          </table:table-cell>
        </table:table-row>
        <table:table-row table:style-name="Table2.1">
          <table:table-cell table:style-name="Table2.A2" office:value-type="string">
            <text:p text:style-name="P7"><text:span text:style-name="T3">18th</text:span></text:p>
          </table:table-cell>
          <table:table-cell table:style-name="Table2.A2" office:value-type="string">
            <text:p text:style-name="P7"><text:span text:style-name="T3">Sneak attack +11d6</text:span></text:p>
          </table:table-cell>
        </table:table-row>
        <table:table-row table:style-name="Table2.1">
          <table:table-cell table:style-name="Table2.A2" office:value-type="string">
            <text:p text:style-name="P7"><text:span text:style-name="T3">19th</text:span></text:p>
          </table:table-cell>
          <table:table-cell table:style-name="Table2.A2" office:value-type="string">
            <text:p text:style-name="P7"><text:span text:style-name="T3">Impromptu sneak attack 5/day</text:span></text:p>
          </table:table-cell>
        </table:table-row>
        <table:table-row table:style-name="Table2.1">
          <table:table-cell table:style-name="Table2.A11" office:value-type="string">
            <text:p text:style-name="P8"><text:span text:style-name="T3">20th</text:span></text:p>
          </table:table-cell>
          <table:table-cell table:style-name="Table2.A11" office:value-type="string">
            <text:p text:style-name="P8"><text:span text:style-name="T3">Sneak attack +12d6</text:span></text:p>
          </table:table-cell>
        </table:table-row>
      </table:table>
      <text:p text:style-name="P9"/>
      <text:p text:style-name="P10"/>
      <text:h text:style-name="P2" text:outline-level="4"><text:span text:style-name="T7">EPIC ASSASSIN </text:span></text:h>
      <text:p text:style-name="P7"><text:soft-page-break/><text:span text:style-name="T9">Hit Die:</text:span><text:span text:style-name="T10"> d6. </text:span></text:p>
      <text:p text:style-name="P7"><text:span text:style-name="T9">Skill Points at Each Additional Level:</text:span><text:span text:style-name="T10"> 4 + Int modifier. </text:span></text:p>
      <text:p text:style-name="P7"><text:span text:style-name="T9">Sneak Attack:</text:span><text:span text:style-name="T10"> The epic assassin’s sneak attack damage increases by +1d6 every two levels after 9th. </text:span></text:p>
      <text:p text:style-name="P7"><text:span text:style-name="T9">Death Attack:</text:span><text:span text:style-name="T10"> The assassin counts only half his or her class levels beyond 10th when determining the DC to resist this attack. </text:span></text:p>
      <text:p text:style-name="P7"><text:span text:style-name="T9">Spells:</text:span><text:span text:style-name="T10"> The assassin’s caster level is equal to his or her class level. The assassin’s number of spells per day does not increase after 10th level. </text:span></text:p>
      <text:p text:style-name="P7"><text:span text:style-name="T9">Uncanny Dodge:</text:span><text:span text:style-name="T10"> The assassin’s uncanny dodge bonus on saves against traps doesn’t increase after 10th level. </text:span></text:p>
      <text:p text:style-name="P7"><text:span text:style-name="T9">Saving Throw Bonus against Poison:</text:span><text:span text:style-name="T10"> The assassin’s bonus on saves against poison increases by +1 every two levels after 10th. </text:span></text:p>
      <text:p text:style-name="P7"><text:span text:style-name="T9">Bonus Feats:</text:span><text:span text:style-name="T10"> The epic assassin gains a bonus feat (selected from the list of epic assassin feats) every four levels after 10th. </text:span></text:p>
      <text:p text:style-name="P7"><text:span text:style-name="T12">Epic Assassin Bonus Feat List: </text:span><text:span text:style-name="T10">Dexterous Fortitude, Dexterous Will, Improved Combat Casting, Improved Death Attack, Improved Sneak Attack, Improved Spell Capacity, Legendary Tracker, Lingering Damage, Sneak Attack of Opportunity, Spell Knowledge, Spontaneous Spell, Superior Initiative, Tenacious Magic, Uncanny Accuracy. </text:span></text:p>
      <text:p text:style-name="P7"><text:span text:style-name="T9">Table: The Epic Assassin </text:span></text:p>
      <table:table table:name="Table3" table:style-name="Table3">
        <table:table-column table:style-name="Table3.A"/>
        <table:table-column table:style-name="Table3.B"/>
        <table:table-row table:style-name="Table3.1">
          <table:table-cell table:style-name="Table3.A1" office:value-type="string">
            <text:h text:style-name="P16" text:outline-level="2"><text:span text:style-name="T3">Level</text:span></text:h>
          </table:table-cell>
          <table:table-cell table:style-name="Table3.B1" office:value-type="string">
            <text:h text:style-name="P16" text:outline-level="2"><text:span text:style-name="T3">Special </text:span></text:h>
          </table:table-cell>
        </table:table-row>
        <table:table-row table:style-name="Table3.1">
          <table:table-cell table:style-name="Table3.A2" office:value-type="string">
            <text:p text:style-name="P8"><text:span text:style-name="T3">11th</text:span></text:p>
          </table:table-cell>
          <table:table-cell table:style-name="Table3.B2" office:value-type="string">
            <text:p text:style-name="P8"><text:span text:style-name="T3">Sneak attack +6d6 </text:span></text:p>
          </table:table-cell>
        </table:table-row>
        <table:table-row table:style-name="Table3.1">
          <table:table-cell table:style-name="Table3.A2" office:value-type="string">
            <text:p text:style-name="P7"><text:span text:style-name="T3">12th</text:span></text:p>
          </table:table-cell>
          <table:table-cell table:style-name="Table3.B2" office:value-type="string">
            <text:p text:style-name="P7"><text:span text:style-name="T3">+6 save against poison </text:span></text:p>
          </table:table-cell>
        </table:table-row>
        <table:table-row table:style-name="Table3.1">
          <table:table-cell table:style-name="Table3.A2" office:value-type="string">
            <text:p text:style-name="P7"><text:span text:style-name="T3">13th</text:span></text:p>
          </table:table-cell>
          <table:table-cell table:style-name="Table3.B2" office:value-type="string">
            <text:p text:style-name="P7"><text:span text:style-name="T3">Sneak attack +7d6 </text:span></text:p>
          </table:table-cell>
        </table:table-row>
        <table:table-row table:style-name="Table3.1">
          <table:table-cell table:style-name="Table3.A2" office:value-type="string">
            <text:p text:style-name="P7"><text:span text:style-name="T3">14th</text:span></text:p>
          </table:table-cell>
          <table:table-cell table:style-name="Table3.B2" office:value-type="string">
            <text:p text:style-name="P7"><text:span text:style-name="T3">+7 save against poison, bonus feat </text:span></text:p>
          </table:table-cell>
        </table:table-row>
        <table:table-row table:style-name="Table3.1">
          <table:table-cell table:style-name="Table3.A2" office:value-type="string">
            <text:p text:style-name="P7"><text:span text:style-name="T3">15th</text:span></text:p>
          </table:table-cell>
          <table:table-cell table:style-name="Table3.B2" office:value-type="string">
            <text:p text:style-name="P7"><text:span text:style-name="T3">Sneak attack +8d6 </text:span></text:p>
          </table:table-cell>
        </table:table-row>
        <table:table-row table:style-name="Table3.1">
          <table:table-cell table:style-name="Table3.A2" office:value-type="string">
            <text:p text:style-name="P7"><text:span text:style-name="T3">16th</text:span></text:p>
          </table:table-cell>
          <table:table-cell table:style-name="Table3.B2" office:value-type="string">
            <text:p text:style-name="P7"><text:span text:style-name="T3">+8 save against poison </text:span></text:p>
          </table:table-cell>
        </table:table-row>
        <table:table-row table:style-name="Table3.1">
          <table:table-cell table:style-name="Table3.A2" office:value-type="string">
            <text:p text:style-name="P7"><text:span text:style-name="T3">17th</text:span></text:p>
          </table:table-cell>
          <table:table-cell table:style-name="Table3.B2" office:value-type="string">
            <text:p text:style-name="P7"><text:span text:style-name="T3">Sneak attack +9d6 </text:span></text:p>
          </table:table-cell>
        </table:table-row>
        <table:table-row table:style-name="Table3.1">
          <table:table-cell table:style-name="Table3.A2" office:value-type="string">
            <text:p text:style-name="P7"><text:span text:style-name="T3">18th</text:span></text:p>
          </table:table-cell>
          <table:table-cell table:style-name="Table3.B2" office:value-type="string">
            <text:p text:style-name="P7"><text:span text:style-name="T3">+9 save against poison, bonus feat </text:span></text:p>
          </table:table-cell>
        </table:table-row>
        <table:table-row table:style-name="Table3.1">
          <table:table-cell table:style-name="Table3.A2" office:value-type="string">
            <text:p text:style-name="P8"><text:span text:style-name="T3">19th</text:span></text:p>
          </table:table-cell>
          <table:table-cell table:style-name="Table3.A2" office:value-type="string">
            <text:p text:style-name="P8"><text:span text:style-name="T3">Sneak attack +10d6 </text:span></text:p>
          </table:table-cell>
        </table:table-row>
        <table:table-row table:style-name="Table3.1">
          <table:table-cell table:style-name="Table3.A11" office:value-type="string">
            <text:p text:style-name="P8"><text:span text:style-name="T3">20th</text:span></text:p>
          </table:table-cell>
          <table:table-cell table:style-name="Table3.A11" office:value-type="string">
            <text:p text:style-name="P8"><text:span text:style-name="T3">+10 save against poison</text:span></text:p>
          </table:table-cell>
        </table:table-row>
      </table:table>
      <text:p text:style-name="P10"/>
      <text:p text:style-name="P10"/>
      <text:h text:style-name="P15" text:outline-level="2"><text:span text:style-name="T8">EPIC BLACKGUARD</text:span></text:h>
      <text:p text:style-name="P7"><text:soft-page-break/><text:span text:style-name="T9">Hit Die:</text:span><text:span text:style-name="T10"> d10. </text:span></text:p>
      <text:p text:style-name="P7"><text:span text:style-name="T9">Skill Points at Each Additional Level:</text:span><text:span text:style-name="T10"> 2 + Int modifier.</text:span></text:p>
      <text:p text:style-name="P7"><text:span text:style-name="T9">Spells:</text:span><text:span text:style-name="T10"> The blackguard’s caster level is equal to his or her class level. The blackguard’s number of spells per day does not increase after 10th level. </text:span></text:p>
      <text:p text:style-name="P7"><text:span text:style-name="T9">Smite Good:</text:span><text:span text:style-name="T10"> The epic blackguard gains one additional daily use of smite good every 5 levels after 10th. <text:s/>The epic blackguard adds his or her class level to damage with any smite good attack, as normal. </text:span></text:p>
      <text:p text:style-name="P7"><text:span text:style-name="T9">Command Undead:</text:span><text:span text:style-name="T10"> The blackguard commands undead as a cleric of two levels lower, as normal. </text:span></text:p>
      <text:p text:style-name="P7"><text:span text:style-name="T9">Sneak Attack:</text:span><text:span text:style-name="T10"> The epic blackguard’s sneak attack damage increases by +1d6 every three levels after 10th. </text:span></text:p>
      <text:p text:style-name="P7"><text:span text:style-name="T9">Fiendish Servant:</text:span><text:span text:style-name="T10"> Up to 20th character level, a fiendish servant’s powers depend on its master’s character level, not his or her blackguard class level. After that, they depend on his or her blackguard level. For every five blackguard levels above 10th the fiendish servant gains +2 bonus Hit Dice, its natural armor in-creases by +2, and its Strength and Intelligence each increase by +1. </text:span></text:p>
      <text:p text:style-name="P7"><text:span text:style-name="T9">Fallen Paladins:</text:span><text:span text:style-name="T10"> A blackguard who trades in more than ten levels of paladin can gain more than ten levels of blackguard, but only if his character level is 21st or higher. </text:span></text:p>
      <text:p text:style-name="P7"><text:span text:style-name="T9">Bonus Feats:</text:span><text:span text:style-name="T10"> The epic blackguard gains a bonus feat (selected from the list of epic blackguard feats) every three levels after 10th. </text:span></text:p>
      <text:p text:style-name="P7"><text:span text:style-name="T12">Epic Blackguard Bonus Feat List: </text:span><text:span text:style-name="T10">Armor Skin, Devastating Critical, Epic Leadership, Epic Prowess, Epic Reputation, Epic Toughness, Epic Weapon Focus, Great Smiting, Improved Aura of Despair, Improved Combat Casting, Improved Sneak Attack, Improved Spell Capacity, Legendary Commander, Legendary Rider, Lingering Damage, Negative Energy Burst, Overwhelming Critical, Perfect Health, Permanent Emanation, Planar Turning, Spontaneous Spell, Undead Mastery, Unholy Strike, Widen Aura of Despair, Zone of Animation. </text:span></text:p>
      <text:p text:style-name="P7"><text:span text:style-name="T9">Table: The Epic Blackguard </text:span></text:p>
      <table:table table:name="Table4" table:style-name="Table4">
        <table:table-column table:style-name="Table4.A"/>
        <table:table-column table:style-name="Table4.B"/>
        <table:table-row table:style-name="Table4.1">
          <table:table-cell table:style-name="Table4.A1" office:value-type="string">
            <text:h text:style-name="P16" text:outline-level="2"><text:span text:style-name="T3">Level</text:span></text:h>
          </table:table-cell>
          <table:table-cell table:style-name="Table4.B1" office:value-type="string">
            <text:h text:style-name="P16" text:outline-level="2"><text:span text:style-name="T3">Special </text:span></text:h>
          </table:table-cell>
        </table:table-row>
        <table:table-row table:style-name="Table4.1">
          <table:table-cell table:style-name="Table4.A2" office:value-type="string">
            <text:p text:style-name="P8"><text:span text:style-name="T3">11th</text:span></text:p>
          </table:table-cell>
          <table:table-cell table:style-name="Table4.A2" office:value-type="string">
            <text:p text:style-name="P8"><text:span text:style-name="T3">— </text:span></text:p>
          </table:table-cell>
        </table:table-row>
        <table:table-row table:style-name="Table4.1">
          <table:table-cell table:style-name="Table4.A2" office:value-type="string">
            <text:p text:style-name="P7"><text:span text:style-name="T3">12th</text:span></text:p>
          </table:table-cell>
          <table:table-cell table:style-name="Table4.A2" office:value-type="string">
            <text:p text:style-name="P7"><text:span text:style-name="T3">— </text:span></text:p>
          </table:table-cell>
        </table:table-row>
        <table:table-row table:style-name="Table4.1">
          <table:table-cell table:style-name="Table4.A2" office:value-type="string">
            <text:p text:style-name="P7"><text:span text:style-name="T3">13th</text:span></text:p>
          </table:table-cell>
          <table:table-cell table:style-name="Table4.A2" office:value-type="string">
            <text:p text:style-name="P7"><text:span text:style-name="T3">Sneak attack +4d6, bonus feat </text:span></text:p>
          </table:table-cell>
        </table:table-row>
        <table:table-row table:style-name="Table4.1">
          <table:table-cell table:style-name="Table4.A2" office:value-type="string">
            <text:p text:style-name="P7"><text:span text:style-name="T3">14th</text:span></text:p>
          </table:table-cell>
          <table:table-cell table:style-name="Table4.A2" office:value-type="string">
            <text:p text:style-name="P7"><text:span text:style-name="T3">—</text:span></text:p>
          </table:table-cell>
        </table:table-row>
        <table:table-row table:style-name="Table4.1">
          <table:table-cell table:style-name="Table4.A2" office:value-type="string">
            <text:p text:style-name="P7"><text:span text:style-name="T3">15th</text:span></text:p>
          </table:table-cell>
          <table:table-cell table:style-name="Table4.A2" office:value-type="string">
            <text:p text:style-name="P7"><text:span text:style-name="T3">Smite good 4/day</text:span></text:p>
          </table:table-cell>
        </table:table-row>
        <table:table-row table:style-name="Table4.1">
          <table:table-cell table:style-name="Table4.A2" office:value-type="string">
            <text:p text:style-name="P7"><text:span text:style-name="T3">16th</text:span></text:p>
          </table:table-cell>
          <table:table-cell table:style-name="Table4.A2" office:value-type="string">
            <text:p text:style-name="P7"><text:span text:style-name="T3">Sneak attack +5d6, bonus feat </text:span></text:p>
          </table:table-cell>
        </table:table-row>
        <table:table-row table:style-name="Table4.1">
          <table:table-cell table:style-name="Table4.A2" office:value-type="string">
            <text:p text:style-name="P7"><text:span text:style-name="T3">17th</text:span></text:p>
          </table:table-cell>
          <table:table-cell table:style-name="Table4.A2" office:value-type="string">
            <text:p text:style-name="P7"><text:span text:style-name="T3">— </text:span></text:p>
          </table:table-cell>
        </table:table-row>
        <table:table-row table:style-name="Table4.1">
          <table:table-cell table:style-name="Table4.A2" office:value-type="string">
            <text:p text:style-name="P7"><text:span text:style-name="T3">18th</text:span></text:p>
          </table:table-cell>
          <table:table-cell table:style-name="Table4.A2" office:value-type="string">
            <text:p text:style-name="P7"><text:span text:style-name="T3">— </text:span></text:p>
          </table:table-cell>
        </table:table-row>
        <table:table-row table:style-name="Table4.1">
          <table:table-cell table:style-name="Table4.A2" office:value-type="string">
            <text:p text:style-name="P7"><text:span text:style-name="T3">19th</text:span></text:p>
          </table:table-cell>
          <table:table-cell table:style-name="Table4.A2" office:value-type="string">
            <text:p text:style-name="P7"><text:span text:style-name="T3">Sneak attack +6d6, bonus feat </text:span></text:p>
          </table:table-cell>
        </table:table-row>
        <table:table-row table:style-name="Table4.1">
          <table:table-cell table:style-name="Table4.A11" office:value-type="string">
            <text:p text:style-name="P8"><text:span text:style-name="T3">20th</text:span></text:p>
          </table:table-cell>
          <table:table-cell table:style-name="Table4.A11" office:value-type="string">
            <text:p text:style-name="P8"><text:span text:style-name="T3">Smite good 5/day</text:span></text:p>
          </table:table-cell>
        </table:table-row>
      </table:table>
      <text:p text:style-name="P10"/>
      <text:h text:style-name="P5" text:outline-level="4"><text:span text:style-name="T7">EPIC DRAGON DISCIPLE</text:span></text:h>
      <text:p text:style-name="P11"><text:soft-page-break/><text:span text:style-name="T9">Hit Die: </text:span><text:span text:style-name="T10">d12.</text:span></text:p>
      <text:p text:style-name="P11"><text:span text:style-name="T9">Skill Points at Each Additional Level: </text:span><text:span text:style-name="T10">2 + Int modifier.</text:span></text:p>
      <text:p text:style-name="P11"><text:span text:style-name="T9">Natural Armor: </text:span><text:span text:style-name="T10">At 13th level, and every 3 levels thereafter, the dragon disciple's natural armor bonus increases by +1 (to +5 at 13th, +6 at 16th, and so on).</text:span></text:p>
      <text:p text:style-name="P11"><text:span text:style-name="T9">Breath Weapon: </text:span><text:span text:style-name="T10">At 13th level, and every 4 levels thereafter, the damage dealt by the epic dragon disciple's breath weapon increases by 2d8.</text:span></text:p>
      <text:p text:style-name="P11"><text:span text:style-name="T9">Bonus Feats: </text:span><text:span text:style-name="T10">The epic dragon disciple gains a bonus feat (selected from the list of epic dragon disciple feats) every 4 levels after 10th.</text:span></text:p>
      <text:p text:style-name="P11"><text:span text:style-name="T12">Epic Dragon Disciple Bonus Feat List: </text:span><text:span text:style-name="T10">Armor Skin, Damage Reduction, Epic Prowess, Epic Skill Focus (Knowledge [arcana]), Epic Toughness, Extended Life Span, Flyby Attack†, Great Charisma, Great Constitution, Great Strength, Hover†, Improved Combat Casting, Improved Darkvision, Improved Spell Capacity, Improved Spell Resistance, Snatch†, Spell Knowledge, Wingover†.</text:span></text:p>
      <text:p text:style-name="P11"><text:span text:style-name="T10">†Non-epic feat. Treat the dragon disciple's age category as one-half his class level for the purpose of the Hover feat.</text:span></text:p>
      <text:p text:style-name="P11"><text:span text:style-name="T9">Table: Epic Dragon Disciple</text:span></text:p>
      <table:table table:name="Table5" table:style-name="Table5">
        <table:table-column table:style-name="Table5.A"/>
        <table:table-column table:style-name="Table5.B"/>
        <table:table-row table:style-name="Table5.1">
          <table:table-cell table:style-name="Table5.A1" office:value-type="string">
            <text:p text:style-name="P12"><text:span text:style-name="T4">Level</text:span></text:p>
          </table:table-cell>
          <table:table-cell table:style-name="Table5.B1" office:value-type="string">
            <text:p text:style-name="P12"><text:span text:style-name="T4">Special</text:span></text:p>
          </table:table-cell>
        </table:table-row>
        <table:table-row table:style-name="Table5.1">
          <table:table-cell table:style-name="Table5.A2" office:value-type="string">
            <text:p text:style-name="P12"><text:span text:style-name="T3">11th</text:span></text:p>
          </table:table-cell>
          <table:table-cell table:style-name="Table5.A2" office:value-type="string">
            <text:p text:style-name="P12"><text:span text:style-name="T3">—</text:span></text:p>
          </table:table-cell>
        </table:table-row>
        <table:table-row table:style-name="Table5.1">
          <table:table-cell table:style-name="Table5.A2" office:value-type="string">
            <text:p text:style-name="P11"><text:span text:style-name="T3">12th</text:span></text:p>
          </table:table-cell>
          <table:table-cell table:style-name="Table5.A2" office:value-type="string">
            <text:p text:style-name="P11"><text:span text:style-name="T3">—</text:span></text:p>
          </table:table-cell>
        </table:table-row>
        <table:table-row table:style-name="Table5.1">
          <table:table-cell table:style-name="Table5.A2" office:value-type="string">
            <text:p text:style-name="P11"><text:span text:style-name="T3">13th</text:span></text:p>
          </table:table-cell>
          <table:table-cell table:style-name="Table5.A2" office:value-type="string">
            <text:p text:style-name="P11"><text:span text:style-name="T3">Breath weapon (8d8), natural armor +5</text:span></text:p>
          </table:table-cell>
        </table:table-row>
        <table:table-row table:style-name="Table5.1">
          <table:table-cell table:style-name="Table5.A2" office:value-type="string">
            <text:p text:style-name="P11"><text:span text:style-name="T3">14th</text:span></text:p>
          </table:table-cell>
          <table:table-cell table:style-name="Table5.A2" office:value-type="string">
            <text:p text:style-name="P11"><text:span text:style-name="T3">Bonus feat</text:span></text:p>
          </table:table-cell>
        </table:table-row>
        <table:table-row table:style-name="Table5.1">
          <table:table-cell table:style-name="Table5.A2" office:value-type="string">
            <text:p text:style-name="P11"><text:span text:style-name="T3">15th</text:span></text:p>
          </table:table-cell>
          <table:table-cell table:style-name="Table5.A2" office:value-type="string">
            <text:p text:style-name="P11"><text:span text:style-name="T3">—</text:span></text:p>
          </table:table-cell>
        </table:table-row>
        <table:table-row table:style-name="Table5.1">
          <table:table-cell table:style-name="Table5.A2" office:value-type="string">
            <text:p text:style-name="P11"><text:span text:style-name="T3">16th</text:span></text:p>
          </table:table-cell>
          <table:table-cell table:style-name="Table5.A2" office:value-type="string">
            <text:p text:style-name="P11"><text:span text:style-name="T3">Natural armor +6</text:span></text:p>
          </table:table-cell>
        </table:table-row>
        <table:table-row table:style-name="Table5.1">
          <table:table-cell table:style-name="Table5.A2" office:value-type="string">
            <text:p text:style-name="P11"><text:span text:style-name="T3">17th</text:span></text:p>
          </table:table-cell>
          <table:table-cell table:style-name="Table5.A2" office:value-type="string">
            <text:p text:style-name="P11"><text:span text:style-name="T3">Breath weapon (10d8)</text:span></text:p>
          </table:table-cell>
        </table:table-row>
        <table:table-row table:style-name="Table5.1">
          <table:table-cell table:style-name="Table5.A2" office:value-type="string">
            <text:p text:style-name="P11"><text:span text:style-name="T3">18th</text:span></text:p>
          </table:table-cell>
          <table:table-cell table:style-name="Table5.A2" office:value-type="string">
            <text:p text:style-name="P11"><text:span text:style-name="T3"><text:s/>Bonus feat</text:span></text:p>
          </table:table-cell>
        </table:table-row>
        <table:table-row table:style-name="Table5.1">
          <table:table-cell table:style-name="Table5.A2" office:value-type="string">
            <text:p text:style-name="P11"><text:span text:style-name="T3">19th</text:span></text:p>
          </table:table-cell>
          <table:table-cell table:style-name="Table5.A2" office:value-type="string">
            <text:p text:style-name="P11"><text:span text:style-name="T3"><text:s/>Natural armor +7</text:span></text:p>
          </table:table-cell>
        </table:table-row>
        <table:table-row table:style-name="Table5.1">
          <table:table-cell table:style-name="Table5.A11" office:value-type="string">
            <text:p text:style-name="P12"><text:span text:style-name="T3">20th</text:span></text:p>
          </table:table-cell>
          <table:table-cell table:style-name="Table5.A11" office:value-type="string">
            <text:p text:style-name="P12"><text:span text:style-name="T3">—</text:span></text:p>
          </table:table-cell>
        </table:table-row>
      </table:table>
      <text:p text:style-name="P10"/>
      <text:h text:style-name="P5" text:outline-level="4"><text:span text:style-name="T7">EPIC DUELIST</text:span></text:h>
      <text:p text:style-name="P11"><text:span text:style-name="T9">Hit Die: </text:span><text:span text:style-name="T10">d10</text:span></text:p>
      <text:p text:style-name="P11"><text:span text:style-name="T9">Skill Points at Each Additional Level</text:span><text:span text:style-name="T10">: 4 + Int modifier</text:span></text:p>
      <text:p text:style-name="P11"><text:span text:style-name="T9">Precise Strike: </text:span><text:span text:style-name="T10">Every five levels above 10th, the extra damage inflicted by the epic duelist’s precise strike increases by +1d6.</text:span></text:p>
      <text:p text:style-name="P11"><text:soft-page-break/><text:span text:style-name="T9">Bonus Feats: </text:span><text:span text:style-name="T10">The epic duelist gains a bonus feat (selected from the list of epic duelist feats) every 3 levels after 10th.</text:span></text:p>
      <text:p text:style-name="P11"><text:span text:style-name="T12">Epic Duelist Bonus Feat List: </text:span><text:span text:style-name="T10">Blinding Speed, Epic Prowess, Epic Reputation, Epic Skill Focus, Epic Speed, Epic Weapon Focus (rapier), Exceptional Deflection*, Improved Combat Reflexes, Improved Whirlwind Attack, Infinite Deflection*, Perfect Two-Weapon Fighting, Superior Initiative, Two-Weapon Rend.</text:span></text:p>
      <text:p text:style-name="P11"><text:span text:style-name="T10">*The epic duelist need not have Improved Unarmed Strike to qualify for these feats, but in that case must be using a light or one-handed piercing weapon.</text:span></text:p>
      <text:p text:style-name="P11"><text:span text:style-name="T9">Table: Epic Duelist</text:span></text:p>
      <table:table table:name="Table6" table:style-name="Table6">
        <table:table-column table:style-name="Table6.A"/>
        <table:table-column table:style-name="Table6.B"/>
        <table:table-row table:style-name="Table6.1">
          <table:table-cell table:style-name="Table6.A1" office:value-type="string">
            <text:h text:style-name="P17" text:outline-level="2"><text:span text:style-name="T3">Level</text:span></text:h>
          </table:table-cell>
          <table:table-cell table:style-name="Table6.A1" office:value-type="string">
            <text:h text:style-name="P17" text:outline-level="2"><text:span text:style-name="T3">Special</text:span></text:h>
          </table:table-cell>
        </table:table-row>
        <table:table-row table:style-name="Table6.1">
          <table:table-cell table:style-name="Table6.A2" office:value-type="string">
            <text:p text:style-name="P12"><text:span text:style-name="T3">11th</text:span></text:p>
          </table:table-cell>
          <table:table-cell table:style-name="Table6.A2" office:value-type="string">
            <text:p text:style-name="P12"><text:span text:style-name="T3">—</text:span></text:p>
          </table:table-cell>
        </table:table-row>
        <table:table-row table:style-name="Table6.1">
          <table:table-cell table:style-name="Table6.A2" office:value-type="string">
            <text:p text:style-name="P11"><text:span text:style-name="T3">12th</text:span></text:p>
          </table:table-cell>
          <table:table-cell table:style-name="Table6.A2" office:value-type="string">
            <text:p text:style-name="P11"><text:span text:style-name="T3">—</text:span></text:p>
          </table:table-cell>
        </table:table-row>
        <table:table-row table:style-name="Table6.1">
          <table:table-cell table:style-name="Table6.A2" office:value-type="string">
            <text:p text:style-name="P11"><text:span text:style-name="T3">13th </text:span></text:p>
          </table:table-cell>
          <table:table-cell table:style-name="Table6.A2" office:value-type="string">
            <text:p text:style-name="P11"><text:span text:style-name="T3">Bonus feat</text:span></text:p>
          </table:table-cell>
        </table:table-row>
        <table:table-row table:style-name="Table6.1">
          <table:table-cell table:style-name="Table6.A2" office:value-type="string">
            <text:p text:style-name="P11"><text:span text:style-name="T3">14th</text:span></text:p>
          </table:table-cell>
          <table:table-cell table:style-name="Table6.A2" office:value-type="string">
            <text:p text:style-name="P11"><text:span text:style-name="T3">—</text:span></text:p>
          </table:table-cell>
        </table:table-row>
        <table:table-row table:style-name="Table6.1">
          <table:table-cell table:style-name="Table6.A2" office:value-type="string">
            <text:p text:style-name="P11"><text:span text:style-name="T3">15th </text:span></text:p>
          </table:table-cell>
          <table:table-cell table:style-name="Table6.A2" office:value-type="string">
            <text:p text:style-name="P11"><text:span text:style-name="T3">Precise strike +3d6</text:span></text:p>
          </table:table-cell>
        </table:table-row>
        <table:table-row table:style-name="Table6.1">
          <table:table-cell table:style-name="Table6.A2" office:value-type="string">
            <text:p text:style-name="P11"><text:span text:style-name="T3">16th </text:span></text:p>
          </table:table-cell>
          <table:table-cell table:style-name="Table6.A2" office:value-type="string">
            <text:p text:style-name="P11"><text:span text:style-name="T3">Bonus feat</text:span></text:p>
          </table:table-cell>
        </table:table-row>
        <table:table-row table:style-name="Table6.1">
          <table:table-cell table:style-name="Table6.A2" office:value-type="string">
            <text:p text:style-name="P11"><text:span text:style-name="T3">17th</text:span></text:p>
          </table:table-cell>
          <table:table-cell table:style-name="Table6.A2" office:value-type="string">
            <text:p text:style-name="P11"><text:span text:style-name="T3">—</text:span></text:p>
          </table:table-cell>
        </table:table-row>
        <table:table-row table:style-name="Table6.1">
          <table:table-cell table:style-name="Table6.A2" office:value-type="string">
            <text:p text:style-name="P11"><text:span text:style-name="T3">18th</text:span></text:p>
          </table:table-cell>
          <table:table-cell table:style-name="Table6.A2" office:value-type="string">
            <text:p text:style-name="P11"><text:span text:style-name="T3">—</text:span></text:p>
          </table:table-cell>
        </table:table-row>
        <table:table-row table:style-name="Table6.1">
          <table:table-cell table:style-name="Table6.A2" office:value-type="string">
            <text:p text:style-name="P11"><text:span text:style-name="T3">19th </text:span></text:p>
          </table:table-cell>
          <table:table-cell table:style-name="Table6.A2" office:value-type="string">
            <text:p text:style-name="P11"><text:span text:style-name="T3">Bonus feat</text:span></text:p>
          </table:table-cell>
        </table:table-row>
        <table:table-row table:style-name="Table6.1">
          <table:table-cell table:style-name="Table6.A11" office:value-type="string">
            <text:p text:style-name="P12"><text:span text:style-name="T3">20th </text:span></text:p>
          </table:table-cell>
          <table:table-cell table:style-name="Table6.A11" office:value-type="string">
            <text:p text:style-name="P12"><text:span text:style-name="T3">Precise strike +4d6</text:span></text:p>
          </table:table-cell>
        </table:table-row>
      </table:table>
      <text:p text:style-name="P10"/>
      <text:p text:style-name="P10"/>
      <text:h text:style-name="P15" text:outline-level="2"><text:span text:style-name="T8">EPIC DWARVEN DEFENDER </text:span></text:h>
      <text:p text:style-name="P7"><text:span text:style-name="T9">Hit Die:</text:span><text:span text:style-name="T10"> d12. </text:span></text:p>
      <text:p text:style-name="P7"><text:span text:style-name="T9">Skill Points at Each Additional Level:</text:span><text:span text:style-name="T10"> 2 + Int modifier. </text:span></text:p>
      <text:p text:style-name="P7"><text:span text:style-name="T9">Defensive Stance:</text:span><text:span text:style-name="T10"> The epic dwarven defender gains one additional defensive stance per day every two levels above 9th. </text:span></text:p>
      <text:p text:style-name="P7"><text:span text:style-name="T9">Defensive Awareness:</text:span><text:span text:style-name="T10"> The dwarven defender’s defensive awareness bonus on saves against traps doesn’t increase after 10th level. </text:span></text:p>
      <text:p text:style-name="P7"><text:span text:style-name="T9">Damage Reduction:</text:span><text:span text:style-name="T10"> The epic dwarven defender’s damage reduction increases by 3 points every four levels above 10th. </text:span></text:p>
      <text:p text:style-name="P7"><text:span text:style-name="T9">Trap Sense (Ex):</text:span><text:span text:style-name="T10"> The epic dwarven defender’s bonus increases by +1 every four levels higher than 8th. </text:span></text:p>
      <text:p text:style-name="P7"><text:soft-page-break/><text:span text:style-name="T9">Bonus Feats:</text:span><text:span text:style-name="T10"> The epic dwarven defender gains a bonus feat (selected from the list of epic dwarven defender feats) everyfive levels after 10th. </text:span></text:p>
      <text:p text:style-name="P7"><text:span text:style-name="T12">Epic Dwarven Defender Bonus Feat List: </text:span><text:span text:style-name="T10">Armor Skin, Bulwark of Defense, Damage Reduction, Devastating Critical, Energy Resistance, Epic Endurance, Epic Prowess, Epic Toughness, Epic Weapon Focus, Fast Healing, Improved Combat Reflexes, Improved Dark-vision, Instant Reload, Mobile Defense, Overwhelming Critical, Perfect Health, Spellcasting Harrier. </text:span></text:p>
      <text:p text:style-name="P7"><text:span text:style-name="T9">Table: The Epic Dwarven Defender </text:span></text:p>
      <table:table table:name="Table7" table:style-name="Table7">
        <table:table-column table:style-name="Table7.A"/>
        <table:table-column table:style-name="Table7.B"/>
        <table:table-row table:style-name="Table7.1">
          <table:table-cell table:style-name="Table7.A1" office:value-type="string">
            <text:h text:style-name="P17" text:outline-level="2"><text:span text:style-name="T3">Level</text:span></text:h>
          </table:table-cell>
          <table:table-cell table:style-name="Table7.B1" office:value-type="string">
            <text:h text:style-name="P17" text:outline-level="2"><text:span text:style-name="T3">Special</text:span></text:h>
          </table:table-cell>
        </table:table-row>
        <table:table-row table:style-name="Table7.1">
          <table:table-cell table:style-name="Table7.A2" office:value-type="string">
            <text:p text:style-name="P12"><text:span text:style-name="T3">11th </text:span></text:p>
          </table:table-cell>
          <table:table-cell table:style-name="Table7.A2" office:value-type="string">
            <text:p text:style-name="P12"><text:span text:style-name="T3">Defensive stance 6/day</text:span></text:p>
          </table:table-cell>
        </table:table-row>
        <table:table-row table:style-name="Table7.1">
          <table:table-cell table:style-name="Table7.A2" office:value-type="string">
            <text:p text:style-name="P11"><text:span text:style-name="T3">12th </text:span></text:p>
          </table:table-cell>
          <table:table-cell table:style-name="Table7.A2" office:value-type="string">
            <text:p text:style-name="P11"><text:span text:style-name="T3">Trap sense +3</text:span></text:p>
          </table:table-cell>
        </table:table-row>
        <table:table-row table:style-name="Table7.1">
          <table:table-cell table:style-name="Table7.A2" office:value-type="string">
            <text:p text:style-name="P11"><text:span text:style-name="T3">13th </text:span></text:p>
          </table:table-cell>
          <table:table-cell table:style-name="Table7.A2" office:value-type="string">
            <text:p text:style-name="P11"><text:span text:style-name="T3">Defensive stance 7/day</text:span></text:p>
          </table:table-cell>
        </table:table-row>
        <table:table-row table:style-name="Table7.1">
          <table:table-cell table:style-name="Table7.A2" office:value-type="string">
            <text:p text:style-name="P11"><text:span text:style-name="T3">14th </text:span></text:p>
          </table:table-cell>
          <table:table-cell table:style-name="Table7.A2" office:value-type="string">
            <text:p text:style-name="P11"><text:span text:style-name="T3">Damage reduction 9/—</text:span></text:p>
          </table:table-cell>
        </table:table-row>
        <table:table-row table:style-name="Table7.1">
          <table:table-cell table:style-name="Table7.A2" office:value-type="string">
            <text:p text:style-name="P11"><text:span text:style-name="T3">15th </text:span></text:p>
          </table:table-cell>
          <table:table-cell table:style-name="Table7.A2" office:value-type="string">
            <text:p text:style-name="P11"><text:span text:style-name="T3">Bonus feat, defensive stance 8/day</text:span></text:p>
          </table:table-cell>
        </table:table-row>
        <table:table-row table:style-name="Table7.1">
          <table:table-cell table:style-name="Table7.A2" office:value-type="string">
            <text:p text:style-name="P11"><text:span text:style-name="T3">16th </text:span></text:p>
          </table:table-cell>
          <table:table-cell table:style-name="Table7.A2" office:value-type="string">
            <text:p text:style-name="P11"><text:span text:style-name="T3">Trap sense +4</text:span></text:p>
          </table:table-cell>
        </table:table-row>
        <table:table-row table:style-name="Table7.1">
          <table:table-cell table:style-name="Table7.A2" office:value-type="string">
            <text:p text:style-name="P11"><text:span text:style-name="T3">17th </text:span></text:p>
          </table:table-cell>
          <table:table-cell table:style-name="Table7.A2" office:value-type="string">
            <text:p text:style-name="P11"><text:span text:style-name="T3">Defensive stance 9/day</text:span></text:p>
          </table:table-cell>
        </table:table-row>
        <table:table-row table:style-name="Table7.1">
          <table:table-cell table:style-name="Table7.A2" office:value-type="string">
            <text:p text:style-name="P11"><text:span text:style-name="T3">18th </text:span></text:p>
          </table:table-cell>
          <table:table-cell table:style-name="Table7.A2" office:value-type="string">
            <text:p text:style-name="P11"><text:span text:style-name="T3">Damage reduction 12/—</text:span></text:p>
          </table:table-cell>
        </table:table-row>
        <table:table-row table:style-name="Table7.1">
          <table:table-cell table:style-name="Table7.A2" office:value-type="string">
            <text:p text:style-name="P11"><text:span text:style-name="T3">19th </text:span></text:p>
          </table:table-cell>
          <table:table-cell table:style-name="Table7.A2" office:value-type="string">
            <text:p text:style-name="P11"><text:span text:style-name="T3">Defensive stance 10/day</text:span></text:p>
          </table:table-cell>
        </table:table-row>
        <table:table-row table:style-name="Table7.1">
          <table:table-cell table:style-name="Table7.A11" office:value-type="string">
            <text:p text:style-name="P12"><text:span text:style-name="T3">20th </text:span></text:p>
          </table:table-cell>
          <table:table-cell table:style-name="Table7.A11" office:value-type="string">
            <text:p text:style-name="P12"><text:span text:style-name="T3">Bonus feat, trap sense +5</text:span></text:p>
          </table:table-cell>
        </table:table-row>
      </table:table>
      <text:p text:style-name="P10"/>
      <text:h text:style-name="P5" text:outline-level="4"><text:span text:style-name="T7">EPIC ELDRITCH KNIGHT</text:span></text:h>
      <text:p text:style-name="P11"><text:span text:style-name="T9">Hit Die: </text:span><text:span text:style-name="T10">d6</text:span></text:p>
      <text:p text:style-name="P11"><text:span text:style-name="T9">Skill Points at Each Additional Level: </text:span><text:span text:style-name="T10">2 + Int modifier</text:span></text:p>
      <text:p text:style-name="P11"><text:span text:style-name="T9">Spells: </text:span><text:span text:style-name="T10">The epic eldritch knight’s caster level increases by 1 per level gained above 10th. The epic eldritch knight continues to gain new spells per day (and spells known, if applicable) at each new level, up to the maximum spells per day and spells known of the arcane spellcasting class to which the eldritch knight belonged before adding the prestige class.</text:span></text:p>
      <text:p text:style-name="P11"><text:span text:style-name="T9">Bonus Feats: </text:span><text:span text:style-name="T10">The epic eldritch knight gains a bonus feat (selected from the list of epic eldritch knight feats) every 4 levels after 10th.</text:span></text:p>
      <text:p text:style-name="P11"><text:span text:style-name="T12">Epic Eldritch Knight Bonus Feat List: </text:span><text:span text:style-name="T10">Armor Skin, Automatic Still Spell, Combat Archery, Damage Reduction, Devastating Critical, Dire Charge, Distant Shot, Enhance Spell, Epic Prowess, Epic Spell Focus, Epic Spell Penetration, Epic Spellcasting, Epic Toughness, Epic Weapon Focus, Ignore Material Components, Improved Combat Casting, Improved Combat Reflexes, Improved Manyshot, Improved Spell Capacity, Improved Whirlwind Attack, Instant Reload, Legendary Rider, Overwhelming Critical, Penetrate Damage Reduction, Perfect Two-Weapon Fighting, Permanent Emanation, Spell Knowledge, Spell Opportunity, Spell Stowaway, Spellcasting Harrier, Spontaneous Spell, Storm of Throws, Superior Initiative, Swarm of Arrows, Tenacious Magic, Two-Weapon Rend, Uncanny Accuracy.</text:span></text:p>
      <text:p text:style-name="P11"><text:span text:style-name="T9">Table: Epic Eldritch Knight</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4">Level </text:span></text:p>
          </table:table-cell>
          <table:table-cell table:style-name="Table8.B1" office:value-type="string">
            <text:p text:style-name="P12"><text:span text:style-name="T4">Special</text:span></text:p>
          </table:table-cell>
        </table:table-row>
        <table:table-row table:style-name="Table8.1">
          <table:table-cell table:style-name="Table8.A2" office:value-type="string">
            <text:p text:style-name="P12"><text:span text:style-name="T3">11th</text:span></text:p>
          </table:table-cell>
          <table:table-cell table:style-name="Table8.A2" office:value-type="string">
            <text:p text:style-name="P12"><text:span text:style-name="T3">—</text:span></text:p>
          </table:table-cell>
        </table:table-row>
        <table:table-row table:style-name="Table8.1">
          <table:table-cell table:style-name="Table8.A2" office:value-type="string">
            <text:p text:style-name="P11"><text:span text:style-name="T3">12th </text:span></text:p>
          </table:table-cell>
          <table:table-cell table:style-name="Table8.A2" office:value-type="string">
            <text:p text:style-name="P11"><text:span text:style-name="T3">—</text:span></text:p>
          </table:table-cell>
        </table:table-row>
        <table:table-row table:style-name="Table8.1">
          <table:table-cell table:style-name="Table8.A2" office:value-type="string">
            <text:p text:style-name="P11"><text:span text:style-name="T3">13th</text:span></text:p>
          </table:table-cell>
          <table:table-cell table:style-name="Table8.A2" office:value-type="string">
            <text:p text:style-name="P11"><text:span text:style-name="T3">—</text:span></text:p>
          </table:table-cell>
        </table:table-row>
        <table:table-row table:style-name="Table8.1">
          <table:table-cell table:style-name="Table8.A2" office:value-type="string">
            <text:p text:style-name="P11"><text:span text:style-name="T3">14th </text:span></text:p>
          </table:table-cell>
          <table:table-cell table:style-name="Table8.A2" office:value-type="string">
            <text:p text:style-name="P11"><text:span text:style-name="T3">Bonus feat</text:span></text:p>
          </table:table-cell>
        </table:table-row>
        <table:table-row table:style-name="Table8.1">
          <table:table-cell table:style-name="Table8.A2" office:value-type="string">
            <text:p text:style-name="P11"><text:span text:style-name="T3">15th</text:span></text:p>
          </table:table-cell>
          <table:table-cell table:style-name="Table8.A2" office:value-type="string">
            <text:p text:style-name="P11"><text:span text:style-name="T3">—</text:span></text:p>
          </table:table-cell>
        </table:table-row>
        <table:table-row table:style-name="Table8.1">
          <table:table-cell table:style-name="Table8.A2" office:value-type="string">
            <text:p text:style-name="P11"><text:span text:style-name="T3">16th</text:span></text:p>
          </table:table-cell>
          <table:table-cell table:style-name="Table8.A2" office:value-type="string">
            <text:p text:style-name="P11"><text:span text:style-name="T3">—</text:span></text:p>
          </table:table-cell>
        </table:table-row>
        <table:table-row table:style-name="Table8.1">
          <table:table-cell table:style-name="Table8.A2" office:value-type="string">
            <text:p text:style-name="P11"><text:span text:style-name="T3">17th</text:span></text:p>
          </table:table-cell>
          <table:table-cell table:style-name="Table8.A2" office:value-type="string">
            <text:p text:style-name="P11"><text:span text:style-name="T3">—</text:span></text:p>
          </table:table-cell>
        </table:table-row>
        <table:table-row table:style-name="Table8.1">
          <table:table-cell table:style-name="Table8.A2" office:value-type="string">
            <text:p text:style-name="P11"><text:span text:style-name="T3">18th </text:span></text:p>
          </table:table-cell>
          <table:table-cell table:style-name="Table8.A2" office:value-type="string">
            <text:p text:style-name="P11"><text:span text:style-name="T3">Bonus feat</text:span></text:p>
          </table:table-cell>
        </table:table-row>
        <table:table-row table:style-name="Table8.1">
          <table:table-cell table:style-name="Table8.A2" office:value-type="string">
            <text:p text:style-name="P11"><text:span text:style-name="T3">19th</text:span></text:p>
          </table:table-cell>
          <table:table-cell table:style-name="Table8.A2" office:value-type="string">
            <text:p text:style-name="P11"><text:span text:style-name="T3">—</text:span></text:p>
          </table:table-cell>
        </table:table-row>
        <table:table-row table:style-name="Table8.1">
          <table:table-cell table:style-name="Table8.A11" office:value-type="string">
            <text:p text:style-name="P12"><text:span text:style-name="T3">20th</text:span></text:p>
          </table:table-cell>
          <table:table-cell table:style-name="Table8.A11" office:value-type="string">
            <text:p text:style-name="P12"><text:span text:style-name="T3">—</text:span></text:p>
          </table:table-cell>
        </table:table-row>
      </table:table>
      <text:p text:style-name="P10"/>
      <text:h text:style-name="P5" text:outline-level="4"><text:span text:style-name="T7">EPIC HORIZON WALKER</text:span></text:h>
      <text:p text:style-name="P11"><text:span text:style-name="T9">Hit Die: </text:span><text:span text:style-name="T10">d8</text:span></text:p>
      <text:p text:style-name="P11"><text:span text:style-name="T9">Skill Points at Each Additional Level: </text:span><text:span text:style-name="T10">4 + Int modifier</text:span></text:p>
      <text:p text:style-name="P11"><text:span text:style-name="T9">Improved Terrain Mastery: </text:span><text:span text:style-name="T10">The epic horizon walker may select one of the terrains already in her terrain mastery repertoire. The insight bonus on attack and damage rolls against creatures of that terrain increases by +1. The maximum insight bonus for any one terrain is equal to the epic horizon walker’s class level divided by 10, rounded up.</text:span></text:p>
      <text:p text:style-name="P11"><text:span text:style-name="T9">Bonus Feats: </text:span><text:span text:style-name="T10">The epic horizon walker gains a bonus feat (selected from the list of epic horizon walker feats) every 4 levels after 10th.</text:span></text:p>
      <text:p text:style-name="P11"><text:span text:style-name="T9">Epic Horizon Walker Bonus Feat List</text:span><text:span text:style-name="T10">: Armor Skin, Blinding Speed, Energy Resistance, Epic Endurance, Epic Prowess, Epic Reputation, Epic Skill Focus, Epic Speed, Epic Toughness, Extended Life Span, Legendary Climber, Perfect Health, Polyglot.</text:span></text:p>
      <text:p text:style-name="P11"><text:span text:style-name="T9">Table: Epic Horizon Walker</text:span></text:p>
      <table:table table:name="Table9" table:style-name="Table9">
        <table:table-column table:style-name="Table9.A"/>
        <table:table-column table:style-name="Table9.B"/>
        <table:table-row table:style-name="Table9.1">
          <table:table-cell table:style-name="Table9.A1" office:value-type="string">
            <text:p text:style-name="P12"><text:span text:style-name="T13">Level</text:span></text:p>
          </table:table-cell>
          <table:table-cell table:style-name="Table9.B1" office:value-type="string">
            <text:h text:style-name="P17" text:outline-level="2"><text:span text:style-name="T3">Special</text:span></text:h>
          </table:table-cell>
        </table:table-row>
        <table:table-row table:style-name="Table9.1">
          <table:table-cell table:style-name="Table9.A2" office:value-type="string">
            <text:p text:style-name="P12"><text:span text:style-name="T3">11th</text:span></text:p>
          </table:table-cell>
          <table:table-cell table:style-name="Table9.A2" office:value-type="string">
            <text:p text:style-name="P12"><text:span text:style-name="T3">Improved Terrain Mastery</text:span></text:p>
          </table:table-cell>
        </table:table-row>
        <table:table-row table:style-name="Table9.1">
          <table:table-cell table:style-name="Table9.A2" office:value-type="string">
            <text:p text:style-name="P11"><text:span text:style-name="T3">12th </text:span></text:p>
          </table:table-cell>
          <table:table-cell table:style-name="Table9.A2" office:value-type="string">
            <text:p text:style-name="P11"><text:span text:style-name="T3">Improved Terrain Mastery</text:span></text:p>
          </table:table-cell>
        </table:table-row>
        <table:table-row table:style-name="Table9.1">
          <table:table-cell table:style-name="Table9.A2" office:value-type="string">
            <text:p text:style-name="P11"><text:span text:style-name="T3">13th </text:span></text:p>
          </table:table-cell>
          <table:table-cell table:style-name="Table9.A2" office:value-type="string">
            <text:p text:style-name="P11"><text:span text:style-name="T3">Improved Terrain Mastery</text:span></text:p>
          </table:table-cell>
        </table:table-row>
        <table:table-row table:style-name="Table9.1">
          <table:table-cell table:style-name="Table9.A2" office:value-type="string">
            <text:p text:style-name="P11"><text:span text:style-name="T3">14th </text:span></text:p>
          </table:table-cell>
          <table:table-cell table:style-name="Table9.A2" office:value-type="string">
            <text:p text:style-name="P11"><text:span text:style-name="T3">Bonus feat, improved Terrain Mastery</text:span></text:p>
          </table:table-cell>
        </table:table-row>
        <table:table-row table:style-name="Table9.1">
          <table:table-cell table:style-name="Table9.A2" office:value-type="string">
            <text:p text:style-name="P11"><text:span text:style-name="T3">15th </text:span></text:p>
          </table:table-cell>
          <table:table-cell table:style-name="Table9.A2" office:value-type="string">
            <text:p text:style-name="P11"><text:span text:style-name="T3">Improved Terrain Mastery</text:span></text:p>
          </table:table-cell>
        </table:table-row>
        <table:table-row table:style-name="Table9.1">
          <table:table-cell table:style-name="Table9.A2" office:value-type="string">
            <text:p text:style-name="P11"><text:span text:style-name="T3">16th </text:span></text:p>
          </table:table-cell>
          <table:table-cell table:style-name="Table9.A2" office:value-type="string">
            <text:p text:style-name="P11"><text:span text:style-name="T3">Improved Terrain Mastery</text:span></text:p>
          </table:table-cell>
        </table:table-row>
        <table:table-row table:style-name="Table9.1">
          <table:table-cell table:style-name="Table9.A2" office:value-type="string">
            <text:p text:style-name="P11"><text:span text:style-name="T3">17th </text:span></text:p>
          </table:table-cell>
          <table:table-cell table:style-name="Table9.A2" office:value-type="string">
            <text:p text:style-name="P11"><text:span text:style-name="T3">Improved Terrain Mastery</text:span></text:p>
          </table:table-cell>
        </table:table-row>
        <table:table-row table:style-name="Table9.1">
          <table:table-cell table:style-name="Table9.A2" office:value-type="string">
            <text:p text:style-name="P11"><text:span text:style-name="T3">18th </text:span></text:p>
          </table:table-cell>
          <table:table-cell table:style-name="Table9.A2" office:value-type="string">
            <text:p text:style-name="P11"><text:span text:style-name="T3">Bonus feat, improved Terrain Mastery</text:span></text:p>
          </table:table-cell>
        </table:table-row>
        <table:table-row table:style-name="Table9.1">
          <table:table-cell table:style-name="Table9.A2" office:value-type="string">
            <text:p text:style-name="P11"><text:span text:style-name="T3">19th </text:span></text:p>
          </table:table-cell>
          <table:table-cell table:style-name="Table9.A2" office:value-type="string">
            <text:p text:style-name="P11"><text:span text:style-name="T3">Improved Terrain Mastery</text:span></text:p>
          </table:table-cell>
        </table:table-row>
        <table:table-row table:style-name="Table9.1">
          <table:table-cell table:style-name="Table9.A11" office:value-type="string">
            <text:p text:style-name="P12"><text:span text:style-name="T3">20th</text:span></text:p>
          </table:table-cell>
          <table:table-cell table:style-name="Table9.A11" office:value-type="string">
            <text:p text:style-name="P12"><text:span text:style-name="T3">Improved Terrain Mastery</text:span></text:p>
          </table:table-cell>
        </table:table-row>
      </table:table>
      <text:p text:style-name="P10"/>
      <text:h text:style-name="P15" text:outline-level="2"><text:span text:style-name="T8">EPIC LOREMASTER </text:span></text:h>
      <text:p text:style-name="P7"><text:span text:style-name="T9">Hit Die:</text:span><text:span text:style-name="T10"> d4. </text:span></text:p>
      <text:p text:style-name="P7"><text:span text:style-name="T9">Skill Points at Each Additional Level:</text:span><text:span text:style-name="T10"> 4 + Int modifier. </text:span></text:p>
      <text:p text:style-name="P11"><text:soft-page-break/><text:span text:style-name="T9">Spells:</text:span><text:span text:style-name="T10"> The epic loremaster’s caster level increases by 1 per level gained above 10th. The epic loremaster continues to gain new spells per day (and spells known, if applicable) at each new level, up to the maximum spells per day and spells known of the spellcasting class to which the loremaster belonged before adding the prestige class.</text:span></text:p>
      <text:p text:style-name="P7"><text:span text:style-name="T9">Secret:</text:span><text:span text:style-name="T10"> The loremaster doesn’t gain additional secrets after 10th level, because there is a limit to the number of secrets that can be gained, but the character can choose a lore-master secret instead of a bonus feat. Remember that a character can’t select the same secret twice. </text:span></text:p>
      <text:p text:style-name="P7"><text:span text:style-name="T9">Lore:</text:span><text:span text:style-name="T10"> Add the loremaster’s class level + Intelligence modifier to all lore checks, as normal. </text:span></text:p>
      <text:p text:style-name="P7"><text:span text:style-name="T9">Bonus Feats:</text:span><text:span text:style-name="T10"> The epic loremaster gains a bonus feat (selected from the list of epic loremaster feats) every three levels after 10th. </text:span></text:p>
      <text:p text:style-name="P7"><text:span text:style-name="T12">Epic Loremaster Bonus Feat List: </text:span><text:span text:style-name="T10">Augmented Alchemy, Automatic Quicken Spell, Automatic Silent Spell, Automatic Still Spell, Craft Epic Magic Arms and Armor, Craft Epic Rod, Craft Epic Staff, Craft Epic Wondrous Item, Efficient Item Creation, Enhance Spell, Epic Spell Focus, Epic Spell Penetration, Epic Spellcasting, Forge Epic Ring, Ignore Material Components, Improved Combat Casting, Improved Heighten Spell, Improved Metamagic, Improved Spell Capacity, Intensify Spell, Master Staff, Master Wand, Multispell, Permanent Emanation, Polyglot, Scribe Epic Scroll, Spell Knowledge, Spell Stowaway, Spell Opportunity, Spontaneous Spell, Tenacious Magic. In addition to the feats on this list, the loremaster can select a loremaster secret instead of a bonus feat. </text:span></text:p>
      <text:p text:style-name="P7"><text:span text:style-name="T9">Table: The Epic Loremaster </text:span></text:p>
      <table:table table:name="Table10" table:style-name="Table10">
        <table:table-column table:style-name="Table10.A"/>
        <table:table-column table:style-name="Table10.B"/>
        <table:table-row table:style-name="Table10.1">
          <table:table-cell table:style-name="Table10.A1" office:value-type="string">
            <text:h text:style-name="P16" text:outline-level="2"><text:span text:style-name="T3">Level</text:span></text:h>
          </table:table-cell>
          <table:table-cell table:style-name="Table10.A1" office:value-type="string">
            <text:h text:style-name="P16" text:outline-level="2"><text:span text:style-name="T3">Special </text:span></text:h>
          </table:table-cell>
        </table:table-row>
        <table:table-row table:style-name="Table10.1">
          <table:table-cell table:style-name="Table10.A2" office:value-type="string">
            <text:p text:style-name="P8"><text:span text:style-name="T3">11th</text:span></text:p>
          </table:table-cell>
          <table:table-cell table:style-name="Table10.A2" office:value-type="string">
            <text:p text:style-name="P8"><text:span text:style-name="T3">— </text:span></text:p>
          </table:table-cell>
        </table:table-row>
        <table:table-row table:style-name="Table10.1">
          <table:table-cell table:style-name="Table10.A2" office:value-type="string">
            <text:p text:style-name="P7"><text:span text:style-name="T3">12th</text:span></text:p>
          </table:table-cell>
          <table:table-cell table:style-name="Table10.A2" office:value-type="string">
            <text:p text:style-name="P7"><text:span text:style-name="T3">— </text:span></text:p>
          </table:table-cell>
        </table:table-row>
        <table:table-row table:style-name="Table10.1">
          <table:table-cell table:style-name="Table10.A2" office:value-type="string">
            <text:p text:style-name="P7"><text:span text:style-name="T3">13th</text:span></text:p>
          </table:table-cell>
          <table:table-cell table:style-name="Table10.A2" office:value-type="string">
            <text:p text:style-name="P7"><text:span text:style-name="T3">Bonus feat </text:span></text:p>
          </table:table-cell>
        </table:table-row>
        <table:table-row table:style-name="Table10.1">
          <table:table-cell table:style-name="Table10.A2" office:value-type="string">
            <text:p text:style-name="P7"><text:span text:style-name="T3">14th</text:span></text:p>
          </table:table-cell>
          <table:table-cell table:style-name="Table10.A2" office:value-type="string">
            <text:p text:style-name="P7"><text:span text:style-name="T3">— </text:span></text:p>
          </table:table-cell>
        </table:table-row>
        <table:table-row table:style-name="Table10.1">
          <table:table-cell table:style-name="Table10.A2" office:value-type="string">
            <text:p text:style-name="P7"><text:span text:style-name="T3">15th</text:span></text:p>
          </table:table-cell>
          <table:table-cell table:style-name="Table10.A2" office:value-type="string">
            <text:p text:style-name="P7"><text:span text:style-name="T3">— </text:span></text:p>
          </table:table-cell>
        </table:table-row>
        <table:table-row table:style-name="Table10.1">
          <table:table-cell table:style-name="Table10.A2" office:value-type="string">
            <text:p text:style-name="P7"><text:span text:style-name="T3">16th</text:span></text:p>
          </table:table-cell>
          <table:table-cell table:style-name="Table10.A2" office:value-type="string">
            <text:p text:style-name="P7"><text:span text:style-name="T3">Bonus feat </text:span></text:p>
          </table:table-cell>
        </table:table-row>
        <table:table-row table:style-name="Table10.1">
          <table:table-cell table:style-name="Table10.A2" office:value-type="string">
            <text:p text:style-name="P7"><text:span text:style-name="T3">17th</text:span></text:p>
          </table:table-cell>
          <table:table-cell table:style-name="Table10.A2" office:value-type="string">
            <text:p text:style-name="P7"><text:span text:style-name="T3">— </text:span></text:p>
          </table:table-cell>
        </table:table-row>
        <table:table-row table:style-name="Table10.1">
          <table:table-cell table:style-name="Table10.A2" office:value-type="string">
            <text:p text:style-name="P7"><text:span text:style-name="T3">18th</text:span></text:p>
          </table:table-cell>
          <table:table-cell table:style-name="Table10.A2" office:value-type="string">
            <text:p text:style-name="P7"><text:span text:style-name="T3">— </text:span></text:p>
          </table:table-cell>
        </table:table-row>
        <table:table-row table:style-name="Table10.1">
          <table:table-cell table:style-name="Table10.A2" office:value-type="string">
            <text:p text:style-name="P7"><text:span text:style-name="T3">19th</text:span></text:p>
          </table:table-cell>
          <table:table-cell table:style-name="Table10.A2" office:value-type="string">
            <text:p text:style-name="P7"><text:span text:style-name="T3">Bonus feat </text:span></text:p>
          </table:table-cell>
        </table:table-row>
        <table:table-row table:style-name="Table10.1">
          <table:table-cell table:style-name="Table10.A11" office:value-type="string">
            <text:p text:style-name="P8"><text:span text:style-name="T3">20th</text:span></text:p>
          </table:table-cell>
          <table:table-cell table:style-name="Table10.A11" office:value-type="string">
            <text:p text:style-name="P8"><text:span text:style-name="T3">— </text:span></text:p>
          </table:table-cell>
        </table:table-row>
      </table:table>
      <text:h text:style-name="P4" text:outline-level="4"/>
      <text:h text:style-name="P5" text:outline-level="4"><text:span text:style-name="T7">EPIC MYSTIC THEURGE</text:span></text:h>
      <text:p text:style-name="P11"><text:span text:style-name="T9">Hit Die: </text:span><text:span text:style-name="T10">d4</text:span></text:p>
      <text:p text:style-name="P11"><text:span text:style-name="T9">Skill Points at Each Additional Level: </text:span><text:span text:style-name="T10">2 + Int modifier</text:span></text:p>
      <text:p text:style-name="P11"><text:span text:style-name="T9">Spells: </text:span><text:span text:style-name="T10">When an odd-numbered mystic theurge level above 10th is gained she gains new spells per day (and spells known, if applicable), as if she had gained a level in an arcane spellcasting class she belonged to previously, up to the maximum spells per day and spells known by that class. Her caster level in that class also increases by +1. When an even-numbered mystic theurge level above 10th is gained she gains new spells per day (and spells known, if applicable), as if she had gained a level in a divine spellcasting class she belonged to previously, up to the maximum spells per day and spells known by that class. Her caster level in that class also increases by +1.</text:span></text:p>
      <text:p text:style-name="P11"><text:span text:style-name="T9">Bonus Feats: </text:span><text:span text:style-name="T10">The epic mystic theurge gains a bonus feat (selected from the list of epic mystic theurge feats) every 6 levels after 10th.</text:span></text:p>
      <text:p text:style-name="P11"><text:span text:style-name="T12">Epic Mystic Theurge Bonus Feat List: </text:span><text:span text:style-name="T10">Automatic Quicken Spell, Automatic Silent Spell, Automatic Still Spell, Bonus Domain, Enhance Spell, Epic Spell Focus, Epic Spell Penetration, Epic Spellcasting, Ignore Material Components, Improved Alignment-Based Casting, Improved Combat Casting, Improved Heighten Spell, Improved Metamagic, Improved Spell Capacity, Intensify Spell, Multispell, Permanent Emanation, Spell Knowledge, Spell Opportunity, Spell Stowaway, Spontaneous Domain Access, Spontaneous Spell, Tenacious Magic.</text:span></text:p>
      <text:p text:style-name="P11"><text:soft-page-break/><text:span text:style-name="T9">Table: Epic Mystic Theurge</text:span></text:p>
      <table:table table:name="Table11" table:style-name="Table11">
        <table:table-column table:style-name="Table11.A"/>
        <table:table-column table:style-name="Table11.B"/>
        <table:table-row table:style-name="Table11.1">
          <table:table-cell table:style-name="Table11.A1" office:value-type="string">
            <text:p text:style-name="P12"><text:span text:style-name="T4">Level</text:span></text:p>
          </table:table-cell>
          <table:table-cell table:style-name="Table11.B1" office:value-type="string">
            <text:p text:style-name="P8"><text:span text:style-name="T4">Special</text:span></text:p>
          </table:table-cell>
        </table:table-row>
        <table:table-row table:style-name="Table11.1">
          <table:table-cell table:style-name="Table11.A2" office:value-type="string">
            <text:p text:style-name="P12"><text:span text:style-name="T3">11th</text:span></text:p>
          </table:table-cell>
          <table:table-cell table:style-name="Table11.A2" office:value-type="string">
            <text:p text:style-name="P12"><text:span text:style-name="T3">—</text:span></text:p>
          </table:table-cell>
        </table:table-row>
        <table:table-row table:style-name="Table11.1">
          <table:table-cell table:style-name="Table11.A2" office:value-type="string">
            <text:p text:style-name="P11"><text:span text:style-name="T3">12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3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4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5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6th </text:span></text:p>
          </table:table-cell>
          <table:table-cell table:style-name="Table11.A2" office:value-type="string">
            <text:p text:style-name="P11"><text:span text:style-name="T3">Bonus feat</text:span></text:p>
          </table:table-cell>
        </table:table-row>
        <table:table-row table:style-name="Table11.1">
          <table:table-cell table:style-name="Table11.A2" office:value-type="string">
            <text:p text:style-name="P11"><text:span text:style-name="T3">17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8th</text:span></text:p>
          </table:table-cell>
          <table:table-cell table:style-name="Table11.A2" office:value-type="string">
            <text:p text:style-name="P11"><text:span text:style-name="T3">—</text:span></text:p>
          </table:table-cell>
        </table:table-row>
        <table:table-row table:style-name="Table11.1">
          <table:table-cell table:style-name="Table11.A2" office:value-type="string">
            <text:p text:style-name="P11"><text:span text:style-name="T3">19th</text:span></text:p>
          </table:table-cell>
          <table:table-cell table:style-name="Table11.A2" office:value-type="string">
            <text:p text:style-name="P11"><text:span text:style-name="T3">—</text:span></text:p>
          </table:table-cell>
        </table:table-row>
        <table:table-row table:style-name="Table11.1">
          <table:table-cell table:style-name="Table11.A11" office:value-type="string">
            <text:p text:style-name="P12"><text:span text:style-name="T3">20th</text:span></text:p>
          </table:table-cell>
          <table:table-cell table:style-name="Table11.A11" office:value-type="string">
            <text:p text:style-name="P12"><text:span text:style-name="T3">—</text:span></text:p>
          </table:table-cell>
        </table:table-row>
      </table:table>
      <text:h text:style-name="P18" text:outline-level="2"/>
      <text:h text:style-name="P15" text:outline-level="2"><text:span text:style-name="T8">EPIC SHADOWDANCER </text:span></text:h>
      <text:p text:style-name="P7"><text:span text:style-name="T9">Hit Die:</text:span><text:span text:style-name="T10"> d8. </text:span></text:p>
      <text:p text:style-name="P7"><text:span text:style-name="T9">Skill Points at Each Additional Level:</text:span><text:span text:style-name="T10"> 6 + Int modifier. </text:span></text:p>
      <text:p text:style-name="P7"><text:span text:style-name="T9">Summon Shadow:</text:span><text:span text:style-name="T10"> Every third level gained after 9th adds +2 HD (and the requisite base attace and base save bonus increases) to the shadowdancer’s shadow companion. </text:span></text:p>
      <text:p text:style-name="P7"><text:span text:style-name="T9">Shadow Jump:</text:span><text:span text:style-name="T10"> The total distance of a shadowdancer’s shadow jump doubles every two levels after 10th. </text:span></text:p>
      <text:p text:style-name="P7"><text:span text:style-name="T9">Bonus Feats:</text:span><text:span text:style-name="T10"> The epic shadowdancer gains a bonus feat (selected from the list of epic shadowdancer feats) every three levels after 20th. </text:span></text:p>
      <text:p text:style-name="P7"><text:span text:style-name="T12">Epic Shadowdancer Bonus Feat List: </text:span><text:span text:style-name="T10">Blinding Speed, Dexterous Fortitude, Dexterous Will, Epic Dodge, Epic Skill Focus, Epic Speed, Exceptional Deflection, Improved Combat Reflexes, Improved Darkvision, Improved Whirlwind Attack, Infinite Deflection, Legendary Leaper, Reflect Arrows, Self-Concealment, Spellcasting Harrier, Superior Initiative. </text:span></text:p>
      <text:p text:style-name="P7"><text:span text:style-name="T9">Table: The Epic Shadowdancer </text:span></text:p>
      <table:table table:name="Table12" table:style-name="Table12">
        <table:table-column table:style-name="Table12.A"/>
        <table:table-column table:style-name="Table12.B"/>
        <text:soft-page-break/>
        <table:table-row table:style-name="Table12.1">
          <table:table-cell table:style-name="Table12.A1" office:value-type="string">
            <text:h text:style-name="P16" text:outline-level="2"><text:span text:style-name="T3">Level</text:span></text:h>
          </table:table-cell>
          <table:table-cell table:style-name="Table12.B1" office:value-type="string">
            <text:h text:style-name="P16" text:outline-level="2"><text:span text:style-name="T3">Special </text:span></text:h>
          </table:table-cell>
        </table:table-row>
        <table:table-row table:style-name="Table12.1">
          <table:table-cell table:style-name="Table12.A2" office:value-type="string">
            <text:p text:style-name="P8"><text:span text:style-name="T3">11th</text:span></text:p>
          </table:table-cell>
          <table:table-cell table:style-name="Table12.A2" office:value-type="string">
            <text:p text:style-name="P8"><text:span text:style-name="T3">— </text:span></text:p>
          </table:table-cell>
        </table:table-row>
        <table:table-row table:style-name="Table12.1">
          <table:table-cell table:style-name="Table12.A2" office:value-type="string">
            <text:p text:style-name="P7"><text:span text:style-name="T3">12th</text:span></text:p>
          </table:table-cell>
          <table:table-cell table:style-name="Table12.A2" office:value-type="string">
            <text:p text:style-name="P7"><text:span text:style-name="T3">Summon shadow (four of 8 HD each), shadow jump (320 ft.) </text:span></text:p>
          </table:table-cell>
        </table:table-row>
        <table:table-row table:style-name="Table12.1">
          <table:table-cell table:style-name="Table12.A2" office:value-type="string">
            <text:p text:style-name="P7"><text:span text:style-name="T3">13th</text:span></text:p>
          </table:table-cell>
          <table:table-cell table:style-name="Table12.A2" office:value-type="string">
            <text:p text:style-name="P7"><text:span text:style-name="T3">Bonus feat </text:span></text:p>
          </table:table-cell>
        </table:table-row>
        <table:table-row table:style-name="Table12.1">
          <table:table-cell table:style-name="Table12.A2" office:value-type="string">
            <text:p text:style-name="P7"><text:span text:style-name="T3">14th</text:span></text:p>
          </table:table-cell>
          <table:table-cell table:style-name="Table12.A2" office:value-type="string">
            <text:p text:style-name="P7"><text:span text:style-name="T3">Shadow jump (640 ft.) </text:span></text:p>
          </table:table-cell>
        </table:table-row>
        <table:table-row table:style-name="Table12.1">
          <table:table-cell table:style-name="Table12.A2" office:value-type="string">
            <text:p text:style-name="P7"><text:span text:style-name="T3">15th</text:span></text:p>
          </table:table-cell>
          <table:table-cell table:style-name="Table12.A2" office:value-type="string">
            <text:p text:style-name="P7"><text:span text:style-name="T3">Summon shadow (five of 10 HD each) </text:span></text:p>
          </table:table-cell>
        </table:table-row>
        <table:table-row table:style-name="Table12.1">
          <table:table-cell table:style-name="Table12.A2" office:value-type="string">
            <text:p text:style-name="P7"><text:span text:style-name="T3">16th</text:span></text:p>
          </table:table-cell>
          <table:table-cell table:style-name="Table12.A2" office:value-type="string">
            <text:p text:style-name="P7"><text:span text:style-name="T3">Shadow jump (1,280 ft.), bonus feat </text:span></text:p>
          </table:table-cell>
        </table:table-row>
        <table:table-row table:style-name="Table12.1">
          <table:table-cell table:style-name="Table12.A2" office:value-type="string">
            <text:p text:style-name="P7"><text:span text:style-name="T3">17th</text:span></text:p>
          </table:table-cell>
          <table:table-cell table:style-name="Table12.A2" office:value-type="string">
            <text:p text:style-name="P7"><text:span text:style-name="T3">— </text:span></text:p>
          </table:table-cell>
        </table:table-row>
        <table:table-row table:style-name="Table12.1">
          <table:table-cell table:style-name="Table12.A2" office:value-type="string">
            <text:p text:style-name="P7"><text:span text:style-name="T3">18th</text:span></text:p>
          </table:table-cell>
          <table:table-cell table:style-name="Table12.A2" office:value-type="string">
            <text:p text:style-name="P7"><text:span text:style-name="T3">Summon shadow (six of 12 HD each), shadow jump (2,560 ft.) </text:span></text:p>
          </table:table-cell>
        </table:table-row>
        <table:table-row table:style-name="Table12.1">
          <table:table-cell table:style-name="Table12.A2" office:value-type="string">
            <text:p text:style-name="P7"><text:span text:style-name="T3">19th</text:span></text:p>
          </table:table-cell>
          <table:table-cell table:style-name="Table12.A2" office:value-type="string">
            <text:p text:style-name="P7"><text:span text:style-name="T3">Bonus feat </text:span></text:p>
          </table:table-cell>
        </table:table-row>
        <table:table-row table:style-name="Table12.1">
          <table:table-cell table:style-name="Table12.A11" office:value-type="string">
            <text:p text:style-name="P8"><text:span text:style-name="T3">20th</text:span></text:p>
          </table:table-cell>
          <table:table-cell table:style-name="Table12.A11" office:value-type="string">
            <text:p text:style-name="P8"><text:span text:style-name="T3">Shadow jump (5,120 ft.)</text:span></text:p>
          </table:table-cell>
        </table:table-row>
      </table:table>
      <text:p text:style-name="P10"/>
      <text:p text:style-name="P10"/>
      <text:h text:style-name="P15" text:outline-level="2"><text:span text:style-name="T8">EPIC PRESTIGE CLASSES </text:span></text:h>
      <text:p text:style-name="P7"><text:span text:style-name="T10">These are classes that characters cannot pursue until they have already become epic characters in some other fashion. Characters add levels of epic prestige classes using the same rules as when multiclassing into a new character class at epic levels. As with other epic classes, a character can take as many levels in an epic prestige class as he or she desires. </text:span></text:p>
      <text:h text:style-name="P18" text:outline-level="2"/>
      <text:h text:style-name="P15" text:outline-level="2"><text:span text:style-name="T8">AGENT RETRIEVER </text:span></text:h>
      <text:p text:style-name="P7"><text:span text:style-name="T9">Hit Die:</text:span><text:span text:style-name="T10"> d6. </text:span></text:p>
      <text:p text:style-name="P7"><text:span text:style-name="T9">Requirements</text:span></text:p>
      <text:p text:style-name="P7"><text:span text:style-name="T10">To qualify to become an agent retriever, a character must fulfill all the following criteria. </text:span></text:p>
      <text:p text:style-name="P7"><text:span text:style-name="T9">Alignment:</text:span><text:span text:style-name="T10"> Any lawful. </text:span></text:p>
      <text:p text:style-name="P7"><text:span text:style-name="T9">Skills:</text:span><text:span text:style-name="T10"> Gather Information 24 ranks, Knowledge (the planes) 15 ranks. </text:span></text:p>
      <text:p text:style-name="P7"><text:span text:style-name="T9">Feats:</text:span><text:span text:style-name="T10"> Track. </text:span></text:p>
      <text:p text:style-name="P7"><text:span text:style-name="T9">Class Skills</text:span></text:p>
      <text:p text:style-name="P7"><text:span text:style-name="T10">The agent retriever’s class skills (and the key ability for each skill) are Appraise (Int), Decipher Script (Int), Diplomacy (Cha), Forgery (Int), Gather Information (Cha), Knowledge (arcana) (Int), Knowledge (geography) (Int), Knowledge (history) (Int), Knowledge (local) (Int), Knowledge (the planes) (Int), Listen (Wis), Search (Int), and Spot (Wis), Survival (Wis).</text:span></text:p>
      <text:p text:style-name="P7"><text:span text:style-name="T9">Skill Points at Each Level:</text:span><text:span text:style-name="T10"> 6 + Int modifier. </text:span></text:p>
      <text:p text:style-name="P10"/>
      <text:p text:style-name="P7"><text:span text:style-name="T9">Table: The Agent Retriever </text:span></text:p>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8"><text:span text:style-name="T13">Level</text:span></text:p>
          </table:table-cell>
          <table:table-cell table:style-name="Table13.B1" office:value-type="string">
            <text:h text:style-name="P16" text:outline-level="2"><text:span text:style-name="T3">Special</text:span></text:h>
          </table:table-cell>
          <table:table-cell table:style-name="Table13.B1" office:value-type="string">
            <text:h text:style-name="P16" text:outline-level="2"><text:span text:style-name="T13">Spells per Day </text:span></text:h>
          </table:table-cell>
        </table:table-row>
        <table:table-row table:style-name="Table13.1">
          <table:table-cell table:style-name="Table13.A2" office:value-type="string">
            <text:p text:style-name="P8"><text:span text:style-name="T3">1st</text:span></text:p>
          </table:table-cell>
          <table:table-cell table:style-name="Table13.A2" office:value-type="string">
            <text:p text:style-name="P8"><text:span text:style-name="T5">Uncanny locatio</text:span><text:span text:style-name="T3">n, tracking bonus +10</text:span></text:p>
          </table:table-cell>
          <table:table-cell table:style-name="Table13.A2" office:value-type="string">
            <text:p text:style-name="P8"><text:span text:style-name="T3">+1 level of existing class </text:span></text:p>
          </table:table-cell>
        </table:table-row>
        <table:table-row table:style-name="Table13.1">
          <table:table-cell table:style-name="Table13.A2" office:value-type="string">
            <text:p text:style-name="P7"><text:span text:style-name="T3">2nd</text:span></text:p>
          </table:table-cell>
          <table:table-cell table:style-name="Table13.A2" office:value-type="string">
            <text:p text:style-name="P7"><text:span text:style-name="T5">Plane shift </text:span><text:span text:style-name="T3">1/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3rd</text:span></text:p>
          </table:table-cell>
          <table:table-cell table:style-name="Table13.A2" office:value-type="string">
            <text:p text:style-name="P7"><text:span text:style-name="T5">Force sphere </text:span><text:span text:style-name="T3">1/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4th</text:span></text:p>
          </table:table-cell>
          <table:table-cell table:style-name="Table13.A2" office:value-type="string">
            <text:p text:style-name="P7"><text:span text:style-name="T5">Ethereal jaunt </text:span><text:span text:style-name="T3">1/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5th</text:span></text:p>
          </table:table-cell>
          <table:table-cell table:style-name="Table13.A2" office:value-type="string">
            <text:p text:style-name="P7"><text:span text:style-name="T3">Bonus feat</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6th</text:span></text:p>
          </table:table-cell>
          <table:table-cell table:style-name="Table13.A2" office:value-type="string">
            <text:p text:style-name="P7"><text:span text:style-name="T3">Tracking bonus +20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7th</text:span></text:p>
          </table:table-cell>
          <table:table-cell table:style-name="Table13.A2" office:value-type="string">
            <text:p text:style-name="P7"><text:span text:style-name="T5">Plane shift </text:span><text:span text:style-name="T3">2/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8th</text:span></text:p>
          </table:table-cell>
          <table:table-cell table:style-name="Table13.A2" office:value-type="string">
            <text:p text:style-name="P7"><text:span text:style-name="T5">Force sphere </text:span><text:span text:style-name="T3">2/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2" office:value-type="string">
            <text:p text:style-name="P7"><text:span text:style-name="T3">9th</text:span></text:p>
          </table:table-cell>
          <table:table-cell table:style-name="Table13.A2" office:value-type="string">
            <text:p text:style-name="P7"><text:span text:style-name="T5">Ethereal jaunt </text:span><text:span text:style-name="T3">2/day </text:span></text:p>
          </table:table-cell>
          <table:table-cell table:style-name="Table13.A2" office:value-type="string">
            <text:p text:style-name="P7"><text:span text:style-name="T3">+1 level of existing class </text:span></text:p>
          </table:table-cell>
        </table:table-row>
        <table:table-row table:style-name="Table13.1">
          <table:table-cell table:style-name="Table13.A11" office:value-type="string">
            <text:p text:style-name="P8"><text:span text:style-name="T3">10th</text:span></text:p>
          </table:table-cell>
          <table:table-cell table:style-name="Table13.A11" office:value-type="string">
            <text:p text:style-name="P8"><text:span text:style-name="T3">Bonus feat</text:span></text:p>
          </table:table-cell>
          <table:table-cell table:style-name="Table13.A11" office:value-type="string">
            <text:p text:style-name="P8"><text:span text:style-name="T3">+1 level of existing class </text:span></text:p>
          </table:table-cell>
        </table:table-row>
      </table:table>
      <text:p text:style-name="P9"/>
      <text:p text:style-name="P7"><text:span text:style-name="T9">Class Features</text:span></text:p>
      <text:p text:style-name="P7"><text:span text:style-name="T10">The following are class features of the agent retriever prestige class. </text:span></text:p>
      <text:p text:style-name="P7"><text:span text:style-name="T9">Weapon and Armor Proficiency:</text:span><text:span text:style-name="T10"> An agent retriever gains no proficiency with any weapons, armor, or shields. </text:span></text:p>
      <text:p text:style-name="P7"><text:span text:style-name="T9">Spells per Day/Spells Known:</text:span><text:span text:style-name="T10"> At each agent retriever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n agent retriever, the player must decide to which class to add the new level for the purpose of determining spells per day. </text:span></text:p>
      <text:p text:style-name="P7"><text:span text:style-name="T11">Uncanny Location </text:span><text:span text:style-name="T9">(Sp):</text:span><text:span text:style-name="T10"> When a agent retriever spends one day attuning him or herself to a person or object he or she is seeking, he or she automatically determines that person’s or item’s location as the </text:span><text:span text:style-name="T12">discern location </text:span><text:span text:style-name="T10">spell. Once he or she has established a sense of the location, the agent retriever can maintain this uncanny link even if the target moves, but only so long as he or she hunts down this person or item to the exclusion of all other pursuits. If he or she ever turns aside to undertake a second pursuit, the </text:span><text:span text:style-name="T12">uncanny location </text:span><text:span text:style-name="T10">ends, and the agent retriever must spend another day to reattune him or herself to the target. </text:span></text:p>
      <text:p text:style-name="P7"><text:span text:style-name="T9">Tracking Bonus (Ex):</text:span><text:span text:style-name="T10"> The agent retriever gains a +10 insight bonus on Wilderness Lore checks to track the quarry. This bonus increases by +10 every five levels thereafter. </text:span></text:p>
      <text:p text:style-name="P7"><text:span text:style-name="T11">Plane Shift </text:span><text:span text:style-name="T9">(Sp):</text:span><text:span text:style-name="T10"> The agent retriever can use </text:span><text:span text:style-name="T12">plane shift </text:span><text:span text:style-name="T10">as a 14th-level caster once per day starting at 2nd level, plus one additional time per day every five levels thereafter. </text:span></text:p>
      <text:p text:style-name="P7"><text:span text:style-name="T11">Force Sphere </text:span><text:span text:style-name="T9">(Sp):</text:span><text:span text:style-name="T10"> The agent retriever gains the ability to call forth a </text:span><text:span text:style-name="T12">force sphere. </text:span><text:span text:style-name="T10">The agent retriever can attempt to enclose any creature or object he or she can see within 30 feet. The target is allowed a Reflex saving throw (DC 20 + 1/2 the class level of the agent retriever + the agent retriever’s Dexterity modifier). Those who fail are then encapsulated in a sphere of force with a radius of up to 50 feet (the sphere is only as large as it needs to be, up to its maximum radius). Those trapped inside cannot escape except with methods that can bypass or destroy a </text:span><text:span text:style-name="T12">wall of forc</text:span><text:span text:style-name="T10">e. The sphere persists as long as the agent retriever desires, up to a maximum of seven days. A captured target does not count toward the capacity of the agent retriever’s </text:span><text:span text:style-name="T12">plane shift </text:span><text:span text:style-name="T10">ability, and the agent retriever can plane shift with the target despite the presence of the </text:span><text:span text:style-name="T12">force sphere. </text:span><text:span text:style-name="T10">The agent retriever can use this power once per day at 3rd level, plus one additional time per day every five levels thereafter. </text:span></text:p>
      <text:p text:style-name="P7"><text:span text:style-name="T11">Ethereal Jaunt </text:span><text:span text:style-name="T9">(Sp):</text:span><text:span text:style-name="T10"> The agent retriever can use </text:span><text:span text:style-name="T12">ethereal jaunt </text:span><text:span text:style-name="T10">as a 14th-level caster once per day at 4th level, plus one additional time per day every five levels thereafter. </text:span></text:p>
      <text:p text:style-name="P7"><text:span text:style-name="T9">Bonus Feats:</text:span><text:span text:style-name="T10"> The agent retriever gets a bonus feat at 5th level and an additional bonus feat every five levels thereafter. These bonus feats must be selected from the following list: Epic Endurance, Epic Prowess, Epic Speed, Epic Toughness, Epic Weapon Focus, Fast Healing, Improved Combat Casting, Improved Spell Capacity, Legendary Climber, Legendary Rider, Legendary Tracker, Perfect Health, Permanent Emanation, Spontaneous Spell, Storm of Throws, Swarm of Arrows, and Uncanny Accuracy. </text:span></text:p>
      <text:p text:style-name="P10"/>
      <text:h text:style-name="P15" text:outline-level="2"><text:span text:style-name="T8">COSMIC DESCRYER</text:span></text:h>
      <text:p text:style-name="P7"><text:span text:style-name="T9">Hit Die:</text:span><text:span text:style-name="T10"> d4. </text:span></text:p>
      <text:p text:style-name="P7"><text:span text:style-name="T9">Requirements</text:span></text:p>
      <text:p text:style-name="P7"><text:span text:style-name="T10">To qualify to become a cosmic descryer, a character must fulfill all the following criteria. </text:span></text:p>
      <text:p text:style-name="P7"><text:span text:style-name="T9">Skills:</text:span><text:span text:style-name="T10"> Knowledge (the planes) 24 ranks. </text:span></text:p>
      <text:p text:style-name="P7"><text:span text:style-name="T9">Feats:</text:span><text:span text:style-name="T10"> Spell Focus (Conjuration). </text:span></text:p>
      <text:p text:style-name="P7"><text:span text:style-name="T9">Epic Feats:</text:span><text:span text:style-name="T10"> Energy Resistance. </text:span></text:p>
      <text:p text:style-name="P7"><text:span text:style-name="T9">Spells:</text:span><text:span text:style-name="T10"> Ability to cast </text:span><text:span text:style-name="T12">gate</text:span><text:span text:style-name="T10"> plus any </text:span><text:span text:style-name="T12">planar ally</text:span><text:span text:style-name="T10"> or </text:span><text:span text:style-name="T12">planar binding </text:span><text:span text:style-name="T10">spell</text:span><text:span text:style-name="T12">.</text:span></text:p>
      <text:p text:style-name="P7"><text:span text:style-name="T9">Special:</text:span><text:span text:style-name="T10"> Must have previously traveled to any other plane of existence. </text:span></text:p>
      <text:p text:style-name="P7"><text:span text:style-name="T9">Class Skills</text:span></text:p>
      <text:p text:style-name="P7"><text:span text:style-name="T10">The cosmic descryer’s class skills (and the key ability for each skill) are Bluff (Cha), Concentration (Con), Craft (Int), Diplomacy (Cha), Knowledge (arcana) (Int), Knowledge (religion) (Int), Knowledge (the planes) (Int), Profession (Wis), Sense Motive (Wis), and Spellcraft (Int). </text:span></text:p>
      <text:p text:style-name="P7"><text:soft-page-break/><text:span text:style-name="T9">Skill Points at Each Level:</text:span><text:span text:style-name="T10"> 2 + Int modifier. </text:span></text:p>
      <text:p text:style-name="P10"/>
      <text:p text:style-name="P7"><text:span text:style-name="T9">Table: The Cosmic Descryer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h text:style-name="P16" text:outline-level="2"><text:span text:style-name="T3">Level</text:span></text:h>
          </table:table-cell>
          <table:table-cell table:style-name="Table14.B1" office:value-type="string">
            <text:h text:style-name="P16" text:outline-level="2"><text:span text:style-name="T3">Special</text:span></text:h>
          </table:table-cell>
          <table:table-cell table:style-name="Table14.B1" office:value-type="string">
            <text:h text:style-name="P16" text:outline-level="2"><text:span text:style-name="T3">Spells per Day </text:span></text:h>
          </table:table-cell>
        </table:table-row>
        <table:table-row table:style-name="Table14.1">
          <table:table-cell table:style-name="Table14.A2" office:value-type="string">
            <text:p text:style-name="P8"><text:span text:style-name="T3">1st</text:span></text:p>
          </table:table-cell>
          <table:table-cell table:style-name="Table14.A2" office:value-type="string">
            <text:p text:style-name="P8"><text:span text:style-name="T3">Superior planar summoning (+4 HD) </text:span></text:p>
          </table:table-cell>
          <table:table-cell table:style-name="Table14.A2" office:value-type="string">
            <text:p text:style-name="P14"/>
          </table:table-cell>
        </table:table-row>
        <table:table-row table:style-name="Table14.1">
          <table:table-cell table:style-name="Table14.A2" office:value-type="string">
            <text:p text:style-name="P7"><text:span text:style-name="T3">2nd</text:span></text:p>
          </table:table-cell>
          <table:table-cell table:style-name="Table14.A2" office:value-type="string">
            <text:p text:style-name="P7"><text:span text:style-name="T3">Naturalization (1 plane)</text:span></text:p>
          </table:table-cell>
          <table:table-cell table:style-name="Table14.A2" office:value-type="string">
            <text:p text:style-name="P7"><text:span text:style-name="T3">+1 level of existing class </text:span></text:p>
          </table:table-cell>
        </table:table-row>
        <table:table-row table:style-name="Table14.1">
          <table:table-cell table:style-name="Table14.A2" office:value-type="string">
            <text:p text:style-name="P7"><text:span text:style-name="T3">3rd</text:span></text:p>
          </table:table-cell>
          <table:table-cell table:style-name="Table14.A2" office:value-type="string">
            <text:p text:style-name="P7"><text:span text:style-name="T3">Enduring gate (1 day) </text:span></text:p>
          </table:table-cell>
          <table:table-cell table:style-name="Table14.A2" office:value-type="string">
            <text:p text:style-name="P13"/>
          </table:table-cell>
        </table:table-row>
        <table:table-row table:style-name="Table14.1">
          <table:table-cell table:style-name="Table14.A2" office:value-type="string">
            <text:p text:style-name="P7"><text:span text:style-name="T3">4th</text:span></text:p>
          </table:table-cell>
          <table:table-cell table:style-name="Table14.A2" office:value-type="string">
            <text:p text:style-name="P7"><text:span text:style-name="T3">Naturalization (2 planes)</text:span></text:p>
          </table:table-cell>
          <table:table-cell table:style-name="Table14.A2" office:value-type="string">
            <text:p text:style-name="P7"><text:span text:style-name="T3">+1 level of existing class </text:span></text:p>
          </table:table-cell>
        </table:table-row>
        <table:table-row table:style-name="Table14.1">
          <table:table-cell table:style-name="Table14.A2" office:value-type="string">
            <text:p text:style-name="P7"><text:span text:style-name="T3">5th</text:span></text:p>
          </table:table-cell>
          <table:table-cell table:style-name="Table14.A2" office:value-type="string">
            <text:p text:style-name="P7"><text:span text:style-name="T3">Bonus feat, superior planar summoning (+8 HD) </text:span></text:p>
          </table:table-cell>
          <table:table-cell table:style-name="Table14.A2" office:value-type="string">
            <text:p text:style-name="P13"/>
          </table:table-cell>
        </table:table-row>
        <table:table-row table:style-name="Table14.1">
          <table:table-cell table:style-name="Table14.A2" office:value-type="string">
            <text:p text:style-name="P7"><text:span text:style-name="T3">6th</text:span></text:p>
          </table:table-cell>
          <table:table-cell table:style-name="Table14.A2" office:value-type="string">
            <text:p text:style-name="P7"><text:span text:style-name="T3">Naturalization (3 planes), enduring gate (2 days)</text:span></text:p>
          </table:table-cell>
          <table:table-cell table:style-name="Table14.A2" office:value-type="string">
            <text:p text:style-name="P7"><text:span text:style-name="T3">+1 level of existing class</text:span></text:p>
          </table:table-cell>
        </table:table-row>
        <table:table-row table:style-name="Table14.1">
          <table:table-cell table:style-name="Table14.A2" office:value-type="string">
            <text:p text:style-name="P7"><text:span text:style-name="T3">7th</text:span></text:p>
          </table:table-cell>
          <table:table-cell table:style-name="Table14.A2" office:value-type="string">
            <text:p text:style-name="P7"><text:span text:style-name="T3">Cosmic connection 1/day </text:span></text:p>
          </table:table-cell>
          <table:table-cell table:style-name="Table14.A2" office:value-type="string">
            <text:p text:style-name="P13"/>
          </table:table-cell>
        </table:table-row>
        <table:table-row table:style-name="Table14.1">
          <table:table-cell table:style-name="Table14.A2" office:value-type="string">
            <text:p text:style-name="P7"><text:span text:style-name="T3">8th</text:span></text:p>
          </table:table-cell>
          <table:table-cell table:style-name="Table14.A2" office:value-type="string">
            <text:p text:style-name="P7"><text:span text:style-name="T3">Naturalization (4 planes)</text:span></text:p>
          </table:table-cell>
          <table:table-cell table:style-name="Table14.A2" office:value-type="string">
            <text:p text:style-name="P7"><text:span text:style-name="T3">+1 level of existing class </text:span></text:p>
          </table:table-cell>
        </table:table-row>
        <table:table-row table:style-name="Table14.1">
          <table:table-cell table:style-name="Table14.A2" office:value-type="string">
            <text:p text:style-name="P7"><text:span text:style-name="T3">9th</text:span></text:p>
          </table:table-cell>
          <table:table-cell table:style-name="Table14.A2" office:value-type="string">
            <text:p text:style-name="P7"><text:span text:style-name="T3">Superior planar summoning (+12 HD), enduring gate (3 days) </text:span></text:p>
          </table:table-cell>
          <table:table-cell table:style-name="Table14.A2" office:value-type="string">
            <text:p text:style-name="P13"/>
          </table:table-cell>
        </table:table-row>
        <table:table-row table:style-name="Table14.1">
          <table:table-cell table:style-name="Table14.A11" office:value-type="string">
            <text:p text:style-name="P8"><text:span text:style-name="T3">10th</text:span></text:p>
          </table:table-cell>
          <table:table-cell table:style-name="Table14.A11" office:value-type="string">
            <text:p text:style-name="P8"><text:span text:style-name="T3">Naturalization (5 planes), bonus feat</text:span></text:p>
          </table:table-cell>
          <table:table-cell table:style-name="Table14.A11" office:value-type="string">
            <text:p text:style-name="P8"><text:span text:style-name="T3">+1 level of existing class </text:span></text:p>
          </table:table-cell>
        </table:table-row>
      </table:table>
      <text:p text:style-name="P10"/>
      <text:p text:style-name="P7"><text:span text:style-name="T9">Class Features</text:span></text:p>
      <text:p text:style-name="P7"><text:span text:style-name="T10">The following are class features of the cosmic descryer prestige class. </text:span></text:p>
      <text:p text:style-name="P7"><text:span text:style-name="T9">Weapon and Armor Proficiency:</text:span><text:span text:style-name="T10"> A cosmic descryer gains no proficiency with any weapons, armor, or shields. </text:span></text:p>
      <text:p text:style-name="P7"><text:span text:style-name="T9">Spells per Day/Spells Known:</text:span><text:span text:style-name="T10"> At every other cosmic descryer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 cosmic descryer, the player must decide to which class to add the new level for the purpose of determining spells per day. </text:span></text:p>
      <text:p text:style-name="P7"><text:span text:style-name="T9">Superior Planar Summoning (Ex):</text:span><text:span text:style-name="T10"> Beginning at 1st level, the cosmic descryer can increase the power of any of the following spells—</text:span><text:span text:style-name="T12">elemental swarm, gate, greater planar ally, greater planar binding, summon monster IX, </text:span><text:span text:style-name="T10">or </text:span><text:span text:style-name="T12">summon nature’s ally I</text:span><text:span text:style-name="T10">X—to affect or summon outsiders of 4 Hit Dice higher than the spell’s normal limit or conjure creatures with 4 Hit Dice of advancement. Every four levels thereafter, the cosmic descryer can increase the number of extra Hit Dice by 4. </text:span></text:p>
      <text:p text:style-name="P7"><text:span text:style-name="T9">Naturalization (Ex):</text:span><text:span text:style-name="T10"> Starting at 2nd level, the cosmic descryer develops a natural affinity for one plane that he or she has visited, becoming resistant to any spells and spell-like effects that would normally affect any creature not native to that plane. Every two levels thereafter, the cosmic descryer gains naturalization to one additional plane. </text:span></text:p>
      <text:p text:style-name="P7"><text:span text:style-name="T9">Enduring Gate (Su):</text:span><text:span text:style-name="T10"> Starting at 3rd level, as a full-round action, the cosmic descryer can make any casting of the </text:span><text:span text:style-name="T12">gate </text:span><text:span text:style-name="T10">spell remain for a full day, rather than disappearing after 1 round per caster level. Every three levels thereafter, the cosmic descryer can increase the duration of </text:span><text:span text:style-name="T12">gate </text:span><text:span text:style-name="T10">by one additional day. </text:span></text:p>
      <text:p text:style-name="P7"><text:span text:style-name="T9">Bonus Feat (Ex):</text:span><text:span text:style-name="T10"> The cosmic descryer gains a bonus feat at 5th level and an additional bonus feat every five levels thereafter. These bonus feats must be selected from the following list: Augmented Alchemy, Automatic Quicken Spell, Automatic Silent Spell, Automatic Still Spell, Combat Casting, Craft Epic Magic Arms and Armor, Craft Epic Rod, Craft Epic Staff, Craft Epic Wondrous Item, Efficient Item Creation, Enhance Spell, Epic Spell Focus, Epic Spell Penetration, Epic Spellcasting, Familiar Spell, Forge Epic Ring, Ignore Material Components, Improved Combat Casting, Improved Heighten Spell, Improved Metamagic, Improved Spell Capacity, Intensify Spell, Multispell, Permanent Emanation, Scribe Epic Scroll, Spell Focus, Spell Knowledge, Spell Mastery, Spell Opportunity, Spell Penetration, Spell Stowaway, Spontaneous Spell, Tenacious Magic. </text:span></text:p>
      <text:p text:style-name="P7"><text:span text:style-name="T9">Cosmic Connection (Su):</text:span><text:span text:style-name="T10"> At 7th level, the cosmic descryer may join with the massive energy of the multiverse once per day, plus one additional time per day every five levels thereafter. The cosmic descryer can remain connected for a number of minutes equal to his or her class level. While connected, the character is immune to critical hits, is a native on any plane he or she visits, and can use </text:span><text:span text:style-name="T12">dimension door </text:span><text:span text:style-name="T10">at will as a 20th-level caster. The cosmic descryer can draw off excess energy from the multiverse itself to increase his or her effective caster level or enhance any attack roll, saving throw, skill check, or ability check. Drawing off excess energy from the multiverse is dangerous, and it deals the cosmic descryer 5 points of damage for each +1 bonus applied to a single roll or +1 caster level on a single spell.</text:span></text:p>
      <text:h text:style-name="P18" text:outline-level="2"><text:soft-page-break/></text:h>
      <text:h text:style-name="P15" text:outline-level="2"><text:span text:style-name="T8">DIVINE EMISSARY </text:span></text:h>
      <text:p text:style-name="P7"><text:span text:style-name="T9">Hit Die:</text:span><text:span text:style-name="T10"> d10. </text:span></text:p>
      <text:p text:style-name="P7"><text:span text:style-name="T9">Requirements</text:span></text:p>
      <text:p text:style-name="P7"><text:span text:style-name="T10">To become a divine emissary, the character must fulfill all the following criteria. </text:span></text:p>
      <text:p text:style-name="P7"><text:span text:style-name="T9">Base Attack Bonus:</text:span><text:span text:style-name="T10"> +23. </text:span></text:p>
      <text:p text:style-name="P7"><text:span text:style-name="T9">Feats:</text:span><text:span text:style-name="T10"> Weapon Focus (deity’s favored weapon). </text:span></text:p>
      <text:p text:style-name="P7"><text:span text:style-name="T9">Epic Feat:</text:span><text:span text:style-name="T10"> Great Smiting. </text:span></text:p>
      <text:p text:style-name="P7"><text:span text:style-name="T9">Skills:</text:span><text:span text:style-name="T10"> Knowledge (religion) 10 ranks. </text:span></text:p>
      <text:p text:style-name="P7"><text:span text:style-name="T9">Special:</text:span><text:span text:style-name="T10"> Must have a patron deity. Furthermore, the potential divine emissary must complete some quest that furthers his or her deity’s goals so much that it impresses the deity.</text:span></text:p>
      <text:p text:style-name="P7"><text:span text:style-name="T9">Class Skills</text:span></text:p>
      <text:p text:style-name="P7"><text:span text:style-name="T10">The divine emissary’s class skills (and the key ability for each) are: Concentration (Con), Craft (Int), Diplomacy (Cha), Disguise (Cha), Gather Information (Cha), Heal (Wis), Intimidate (Cha), Knowledge (religion) (Int), Profession (Wis), Search (Int), Sense Motive (Wis), Spellcraft (Int), Spot (Wis), and Use Magic Device (Cha). </text:span></text:p>
      <text:p text:style-name="P7"><text:span text:style-name="T9">Skill Points at Each Level:</text:span><text:span text:style-name="T10"> 4 + Int modifier. </text:span></text:p>
      <text:p text:style-name="P7"><text:span text:style-name="T10"><text:s/></text:span></text:p>
      <text:p text:style-name="P7"><text:span text:style-name="T9">Table : The Divine Emissary </text:span></text:p>
      <table:table table:name="Table15" table:style-name="Table15">
        <table:table-column table:style-name="Table15.A"/>
        <table:table-column table:style-name="Table15.B"/>
        <text:soft-page-break/>
        <table:table-row table:style-name="Table15.1">
          <table:table-cell table:style-name="Table15.A1" office:value-type="string">
            <text:h text:style-name="P16" text:outline-level="2"><text:span text:style-name="T3">Level</text:span></text:h>
          </table:table-cell>
          <table:table-cell table:style-name="Table15.B1" office:value-type="string">
            <text:h text:style-name="P16" text:outline-level="2"><text:span text:style-name="T3">Special </text:span></text:h>
          </table:table-cell>
        </table:table-row>
        <table:table-row table:style-name="Table15.1">
          <table:table-cell table:style-name="Table15.A2" office:value-type="string">
            <text:p text:style-name="P8"><text:span text:style-name="T3">1st</text:span></text:p>
          </table:table-cell>
          <table:table-cell table:style-name="Table15.A2" office:value-type="string">
            <text:p text:style-name="P8"><text:span text:style-name="T5">Divine inspiration </text:span><text:span text:style-name="T3">1/day, granted domain </text:span></text:p>
          </table:table-cell>
        </table:table-row>
        <table:table-row table:style-name="Table15.1">
          <table:table-cell table:style-name="Table15.A2" office:value-type="string">
            <text:p text:style-name="P7"><text:span text:style-name="T3">2nd</text:span></text:p>
          </table:table-cell>
          <table:table-cell table:style-name="Table15.A2" office:value-type="string">
            <text:p text:style-name="P7"><text:span text:style-name="T3">Extra smite 2/day </text:span></text:p>
          </table:table-cell>
        </table:table-row>
        <table:table-row table:style-name="Table15.1">
          <table:table-cell table:style-name="Table15.A2" office:value-type="string">
            <text:p text:style-name="P7"><text:span text:style-name="T3">3rd</text:span></text:p>
          </table:table-cell>
          <table:table-cell table:style-name="Table15.A2" office:value-type="string">
            <text:p text:style-name="P7"><text:span text:style-name="T5">Greater planar ally </text:span><text:span text:style-name="T3">1/day</text:span></text:p>
          </table:table-cell>
        </table:table-row>
        <table:table-row table:style-name="Table15.1">
          <table:table-cell table:style-name="Table15.A2" office:value-type="string">
            <text:p text:style-name="P7"><text:span text:style-name="T3">4th</text:span></text:p>
          </table:table-cell>
          <table:table-cell table:style-name="Table15.A2" office:value-type="string">
            <text:p text:style-name="P7"><text:span text:style-name="T5">Divine inspiration </text:span><text:span text:style-name="T3">2/day </text:span></text:p>
          </table:table-cell>
        </table:table-row>
        <table:table-row table:style-name="Table15.1">
          <table:table-cell table:style-name="Table15.A2" office:value-type="string">
            <text:p text:style-name="P7"><text:span text:style-name="T3">5th</text:span></text:p>
          </table:table-cell>
          <table:table-cell table:style-name="Table15.A2" office:value-type="string">
            <text:p text:style-name="P7"><text:span text:style-name="T3">Extra smite 3/day </text:span></text:p>
          </table:table-cell>
        </table:table-row>
        <table:table-row table:style-name="Table15.1">
          <table:table-cell table:style-name="Table15.A2" office:value-type="string">
            <text:p text:style-name="P7"><text:span text:style-name="T3">6th</text:span></text:p>
          </table:table-cell>
          <table:table-cell table:style-name="Table15.A2" office:value-type="string">
            <text:p text:style-name="P7"><text:span text:style-name="T3">Bonus feat </text:span></text:p>
          </table:table-cell>
        </table:table-row>
        <table:table-row table:style-name="Table15.1">
          <table:table-cell table:style-name="Table15.A2" office:value-type="string">
            <text:p text:style-name="P7"><text:span text:style-name="T3">7th</text:span></text:p>
          </table:table-cell>
          <table:table-cell table:style-name="Table15.A2" office:value-type="string">
            <text:p text:style-name="P7"><text:span text:style-name="T5">Divine inspiration </text:span><text:span text:style-name="T3">3/day </text:span></text:p>
          </table:table-cell>
        </table:table-row>
        <table:table-row table:style-name="Table15.1">
          <table:table-cell table:style-name="Table15.A2" office:value-type="string">
            <text:p text:style-name="P7"><text:span text:style-name="T3">8th</text:span></text:p>
          </table:table-cell>
          <table:table-cell table:style-name="Table15.A2" office:value-type="string">
            <text:p text:style-name="P7"><text:span text:style-name="T3">Extra smite 4/day </text:span></text:p>
          </table:table-cell>
        </table:table-row>
        <table:table-row table:style-name="Table15.1">
          <table:table-cell table:style-name="Table15.A2" office:value-type="string">
            <text:p text:style-name="P7"><text:span text:style-name="T3">9th</text:span></text:p>
          </table:table-cell>
          <table:table-cell table:style-name="Table15.A2" office:value-type="string">
            <text:p text:style-name="P7"><text:span text:style-name="T3">Divine hand 1/day </text:span></text:p>
          </table:table-cell>
        </table:table-row>
        <table:table-row table:style-name="Table15.1">
          <table:table-cell table:style-name="Table15.A11" office:value-type="string">
            <text:p text:style-name="P8"><text:span text:style-name="T3">10th</text:span></text:p>
          </table:table-cell>
          <table:table-cell table:style-name="Table15.A11" office:value-type="string">
            <text:p text:style-name="P8"><text:span text:style-name="T5">Divine inspiration </text:span><text:span text:style-name="T3">4/day </text:span></text:p>
          </table:table-cell>
        </table:table-row>
      </table:table>
      <text:p text:style-name="P10"/>
      <text:h text:style-name="P15" text:outline-level="2"><text:span text:style-name="T2">Class Features</text:span></text:h>
      <text:p text:style-name="P7"><text:span text:style-name="T10">All the following are features of the divine emissary prestige class. </text:span></text:p>
      <text:p text:style-name="P7"><text:span text:style-name="T9">Spells per Day/Spells Known:</text:span><text:span text:style-name="T10"> At each divine emissary level, the character gains new spells per day (and spells known, if applicable) as if he or she had also gained a level in a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spellcasting class before becoming a divine emissary, the player must decide to which class to add the new level for the purpose of determining spells per day. </text:span></text:p>
      <text:p text:style-name="P7"><text:span text:style-name="T9">Special Mount:</text:span><text:span text:style-name="T10"> If he or she has one, the divine emissary’s special mount continues to increase in power. Every five levels after 1st, the special mount gains +2 bonus Hit Dice, its natural armor increases by +2, its Strength adjustment increases by +1, and its Intelligence increases by +1. The mount’s spell resistance equals the divine emissary’s class level + the class level that provided the special mount + 5. </text:span></text:p>
      <text:p text:style-name="P7"><text:span text:style-name="T9">Granted Domain (Ex):</text:span><text:span text:style-name="T10"> A divine emissary gains access to one of his or her deity’s domains, as well as the granted power of that domain. The extra domain expands a paladin’s selection of spells, but he or she does not gain the ability to cast higher-level spells than he or she otherwise could. Clerics gain an additional domain but otherwise use the rules for preparing spells from their domains normally. </text:span></text:p>
      <text:p text:style-name="P7"><text:span text:style-name="T11">Divine Inspiration </text:span><text:span text:style-name="T9">(Sp):</text:span><text:span text:style-name="T10"> A divine emissary gains a +2 luck bonus on his or her attack and damage rolls for 10 rounds, once per day at 1st level, plus one additional time per day every three levels thereafter. </text:span></text:p>
      <text:p text:style-name="P7"><text:span text:style-name="T9">Extra Smite (Su):</text:span><text:span text:style-name="T10"> A divine emissary can use his or her smite ability two extra times per day, plus one additional time per day every three levels thereafter. To determine the damage with any smite attack, a divine emissary adds together his or her divine emissary levels and class levels that originally conferred the smite ability. </text:span></text:p>
      <text:p text:style-name="P7"><text:span text:style-name="T11">Greater Planar Ally </text:span><text:span text:style-name="T9">(Sp):</text:span><text:span text:style-name="T10"> The emissary can call a </text:span><text:span text:style-name="T12">greater planar ally </text:span><text:span text:style-name="T10">(as the spell) once per day at 3rd level, plus one additional time per day every ten levels thereafter. The ally does not request a return favor when a divine emissary uses this ability. </text:span></text:p>
      <text:p text:style-name="P7"><text:span text:style-name="T9">Bonus Feats:</text:span><text:span text:style-name="T10"> The divine emissary gains a bonus feat at 6th level and an additional bonus feat every ten levels thereafter. These bonus feats must be selected from the following list: Armor Skin, Devastating Critical, Epic Leadership, Epic Prowess, Epic Reputation, Epic Toughness, Epic Weapon Focus, Great Smiting, Holy Strike, Improved Aura of Courage, Improved Combat Casting, Improved Spell Capacity, Legendary Commander, Legendary Rider, Overwhelming Critical, Perfect Health, Permanent Emanation, Planar Turning, Positive Energy Aura, Spectral Strike, Spontaneous Spell, Widen Aura of Courage. </text:span></text:p>
      <text:p text:style-name="P7"><text:span text:style-name="T9">Divine Hand (Su):</text:span><text:span text:style-name="T10"> As a free action, the emissary gains a +20 sacred (or profane if appropriate) bonus on his next melee or ranged attack roll, as long as the attack is made with the deity’s favored weapon. The emissary can use divine hand once per day at 9th level, plus one additional time per day every ten levels thereafter.</text:span></text:p>
      <text:h text:style-name="P18" text:outline-level="2"/>
      <text:h text:style-name="P15" text:outline-level="2"><text:span text:style-name="T8">EPIC INFILTRATOR </text:span></text:h>
      <text:p text:style-name="P7"><text:span text:style-name="T9">Hit Die:</text:span><text:span text:style-name="T10"> d6. </text:span></text:p>
      <text:p text:style-name="P7"><text:span text:style-name="T9">Requirements</text:span></text:p>
      <text:p text:style-name="P7"><text:span text:style-name="T10">To qualify to become an epic infiltrator, a character must fulfill all the following criteria. </text:span></text:p>
      <text:p text:style-name="P7"><text:span text:style-name="T9">Alignment:</text:span><text:span text:style-name="T10"> Any nonchaotic.</text:span></text:p>
      <text:p text:style-name="P7"><text:span text:style-name="T9">Skills:</text:span><text:span text:style-name="T10"> Bluff 24 ranks, Diplomacy 10 ranks, Disguise 24 ranks, Spot 10 ranks. </text:span></text:p>
      <text:p text:style-name="P7"><text:span text:style-name="T9">Feats:</text:span><text:span text:style-name="T10"> Alertness. </text:span></text:p>
      <text:p text:style-name="P7"><text:span text:style-name="T9">Epic Feat:</text:span><text:span text:style-name="T10"> Polyglot. </text:span></text:p>
      <text:p text:style-name="P7"><text:span text:style-name="T9">Special:</text:span><text:span text:style-name="T10"> Must have successfully spent one month using the Disguise skill to pose as someone else. </text:span></text:p>
      <text:p text:style-name="P7"><text:span text:style-name="T9">Class Skills</text:span></text:p>
      <text:p text:style-name="P7"><text:span text:style-name="T10">The epic infiltrator’s class skills (and the key ability for each skill) are Appraise (Int), Balance (Dex), Bluff (Cha), Climb (Str), Craft (Int), Decipher Script (Int), Diplomacy (Cha), Disable Device (Int), Disguise (Cha), Escape Artist (Dex), Forgery (Int), Gather Information (Cha), Hide (Dex), Intimidate (Cha), Jump (Str), Listen (Wis), Move Silently (Dex), Open Lock (Dex), Profession (Wis), Sense Motive (Wis), Sleight of Hand (Dex), and Spot (Wis). </text:span></text:p>
      <text:p text:style-name="P7"><text:soft-page-break/><text:span text:style-name="T9">Skill Points at Each Level:</text:span><text:span text:style-name="T10"> 8 + Int modifier. </text:span></text:p>
      <text:h text:style-name="P19" text:outline-level="2"/>
      <text:p text:style-name="P7"><text:span text:style-name="T9">Table: The Epic Infiltrator </text:span></text:p>
      <table:table table:name="Table16" table:style-name="Table16">
        <table:table-column table:style-name="Table16.A"/>
        <table:table-column table:style-name="Table16.B"/>
        <table:table-row table:style-name="Table16.1">
          <table:table-cell table:style-name="Table16.A1" office:value-type="string">
            <text:p text:style-name="P8"><text:span text:style-name="T4">Level</text:span></text:p>
          </table:table-cell>
          <table:table-cell table:style-name="Table16.B1" office:value-type="string">
            <text:p text:style-name="P8"><text:span text:style-name="T4">Special </text:span></text:p>
          </table:table-cell>
        </table:table-row>
        <table:table-row table:style-name="Table16.1">
          <table:table-cell table:style-name="Table16.A2" office:value-type="string">
            <text:p text:style-name="P8"><text:span text:style-name="T3">1st</text:span></text:p>
          </table:table-cell>
          <table:table-cell table:style-name="Table16.A2" office:value-type="string">
            <text:p text:style-name="P8"><text:span text:style-name="T3">Improved cover identity (3), sneak attack +1d6 </text:span></text:p>
          </table:table-cell>
        </table:table-row>
        <table:table-row table:style-name="Table16.1">
          <table:table-cell table:style-name="Table16.A2" office:value-type="string">
            <text:p text:style-name="P7"><text:span text:style-name="T3">2nd</text:span></text:p>
          </table:table-cell>
          <table:table-cell table:style-name="Table16.A2" office:value-type="string">
            <text:p text:style-name="P7"><text:span text:style-name="T3">Specialist training </text:span></text:p>
          </table:table-cell>
        </table:table-row>
        <table:table-row table:style-name="Table16.1">
          <table:table-cell table:style-name="Table16.A2" office:value-type="string">
            <text:p text:style-name="P7"><text:span text:style-name="T3">3rd</text:span></text:p>
          </table:table-cell>
          <table:table-cell table:style-name="Table16.A2" office:value-type="string">
            <text:p text:style-name="P7"><text:span text:style-name="T3">Read thoughts 1/day, </text:span><text:span text:style-name="T5">mind blank </text:span><text:span text:style-name="T3">1/day </text:span></text:p>
          </table:table-cell>
        </table:table-row>
        <table:table-row table:style-name="Table16.1">
          <table:table-cell table:style-name="Table16.A2" office:value-type="string">
            <text:p text:style-name="P7"><text:span text:style-name="T3">4th</text:span></text:p>
          </table:table-cell>
          <table:table-cell table:style-name="Table16.A2" office:value-type="string">
            <text:p text:style-name="P7"><text:span text:style-name="T3">Far senses 1/day, sneak attack +2d6 </text:span></text:p>
          </table:table-cell>
        </table:table-row>
        <table:table-row table:style-name="Table16.1">
          <table:table-cell table:style-name="Table16.A2" office:value-type="string">
            <text:p text:style-name="P7"><text:span text:style-name="T3">5th</text:span></text:p>
          </table:table-cell>
          <table:table-cell table:style-name="Table16.A2" office:value-type="string">
            <text:p text:style-name="P7"><text:span text:style-name="T3">Specialist training, improved cover identity (4) </text:span></text:p>
          </table:table-cell>
        </table:table-row>
        <table:table-row table:style-name="Table16.1">
          <table:table-cell table:style-name="Table16.A2" office:value-type="string">
            <text:p text:style-name="P7"><text:span text:style-name="T3">6th</text:span></text:p>
          </table:table-cell>
          <table:table-cell table:style-name="Table16.A2" office:value-type="string">
            <text:p text:style-name="P7"><text:span text:style-name="T3">Far senses 2/day </text:span></text:p>
          </table:table-cell>
        </table:table-row>
        <table:table-row table:style-name="Table16.1">
          <table:table-cell table:style-name="Table16.A2" office:value-type="string">
            <text:p text:style-name="P7"><text:span text:style-name="T3">7th</text:span></text:p>
          </table:table-cell>
          <table:table-cell table:style-name="Table16.A2" office:value-type="string">
            <text:p text:style-name="P7"><text:span text:style-name="T3">Read thoughts 2/day, sneak attack +3d6</text:span></text:p>
          </table:table-cell>
        </table:table-row>
        <table:table-row table:style-name="Table16.1">
          <table:table-cell table:style-name="Table16.A2" office:value-type="string">
            <text:p text:style-name="P7"><text:span text:style-name="T3">8th</text:span></text:p>
          </table:table-cell>
          <table:table-cell table:style-name="Table16.A2" office:value-type="string">
            <text:p text:style-name="P7"><text:span text:style-name="T3">Far senses 3/day, specialist training </text:span></text:p>
          </table:table-cell>
        </table:table-row>
        <table:table-row table:style-name="Table16.1">
          <table:table-cell table:style-name="Table16.A2" office:value-type="string">
            <text:p text:style-name="P7"><text:span text:style-name="T3">9th</text:span></text:p>
          </table:table-cell>
          <table:table-cell table:style-name="Table16.A2" office:value-type="string">
            <text:p text:style-name="P7"><text:span text:style-name="T3">Improved cover identity (5) </text:span></text:p>
          </table:table-cell>
        </table:table-row>
        <table:table-row table:style-name="Table16.1">
          <table:table-cell table:style-name="Table16.A11" office:value-type="string">
            <text:p text:style-name="P8"><text:span text:style-name="T3">10th</text:span></text:p>
          </table:table-cell>
          <table:table-cell table:style-name="Table16.A11" office:value-type="string">
            <text:p text:style-name="P8"><text:span text:style-name="T3">Far senses 4/day, sneak attack +4d6 </text:span></text:p>
          </table:table-cell>
        </table:table-row>
      </table:table>
      <text:p text:style-name="P10"/>
      <text:h text:style-name="P15" text:outline-level="2"><text:span text:style-name="T2">Class Features</text:span></text:h>
      <text:p text:style-name="P7"><text:span text:style-name="T10">The following are class features of the epic infiltrator prestige class. </text:span></text:p>
      <text:p text:style-name="P7"><text:span text:style-name="T9">Weapon and Armor Proficiency:</text:span><text:span text:style-name="T10"> An epic infiltrator is proficient with all simple and martial weapons, all armor, and shields. </text:span></text:p>
      <text:p text:style-name="P7"><text:span text:style-name="T9">Improved Cover Identity (Ex/Su):</text:span><text:span text:style-name="T10"> At 1st level, an epic infiltrator establishes three specific cover identities, plus one additional cover identity every four levels thereafter. While operating in a cover identity, the epic infiltra-tor gains a +4 circumstance bonus on Disguise checks and a +2 circumstance bonus on Bluff and Gather Information checks. When the epic infiltrator has the option of adding a new cover identity, he or she may instead work on further perfecting a cover identity already possessed. An improved cover identity grants a +6 circumstance bonus on Disguise checks and a +4 circumstance bonus on Bluff and Gather Information checks while operating in that identity. A specific cover identity may be improved multiple times, each time adding +2 to the bonuses. It is impossible to detect the epic infiltrator’s alignment with any form of divination. This ability functions exactly like an </text:span><text:span text:style-name="T12">undetectable alignment </text:span><text:span text:style-name="T10">spell, except that it is always active as a supernatural ability. Only divinations are confounded; spells that function only against certain alignments affect the epic infiltrator normally. Should the epic infiltrator wish to “retire” a cover identity and develop a new one, he or she must spend one week practicing the new identity before he or she earns the bonuses. Cover identities do not in themselves provide the epic infiltrator with additional skills, proficiencies, or class features that others might expect of the pretended professions. The epic infiltrator can switch cover identities or don a disguise using the Disguise skill in 1d3 minutes. He or she can also put on or take off armor in one-half the normal time. </text:span></text:p>
      <text:p text:style-name="P7"><text:span text:style-name="T9">Sneak Attack:</text:span><text:span text:style-name="T10"> If an epic infiltrator can catch an opponent when the opponent is unable to defend effectively from his or her attack, he or she can strike a vital spot for extra damage. Any time the epic infiltrator’s target would be denied his or her Dexterity bonus to AC (whether he or she actually has a Dexterity bonus or not), the epic infiltrator’s attack deals +1d6 points of damage. This extra damage increases by +1d6 points every three levels. Should the epic infiltrator score a critical hit with a sneak attack, this extra damage is not multiplied. Ranged attacks can only count as sneak attacks if the target is 30 feet away or less. With a sap or an unarmed strike, the epic infiltrator can make a sneak attack that deals subdual damage instead of normal damage. He or she cannot use a weapon that deals normal damage to deal subdual damage in a sneak attack, not even with the usual –4 penalty. An epic infiltrator can only sneak attack living creatures with discernible anatomies—undead, constructs, oozes, plants, and incorporeal creatures lack vital areas to attack. Additionally, any creature immune to critical hits is similarly immune to sneak attacks. Also, the epic infiltrator must also be able to see the target well enough to pick out a vital spot and must be able to reach a vital spot. The epic infiltrator cannot sneak attack while striking at a creature with concealment or by striking the limbs of a creature whose vitals are beyond reach. If an epic infiltrator gets a sneak attack bonus from another source, the bonuses to damage stack. </text:span></text:p>
      <text:p text:style-name="P7"><text:span text:style-name="T9">Specialist Training (Ex):</text:span><text:span text:style-name="T10"> At 2nd level, the epic infiltrator gains the benefit of focusing his or her craft on a particular type of work, specializing in one of the following categories and receiving a +3 bonus on all checks with the listed skills. Every three levels thereafter, the epic infiltrator gains specialist training again. He or she may select the same category more than once. </text:span></text:p>
      <text:p text:style-name="P7"><text:span text:style-name="T12">Concealment: </text:span><text:span text:style-name="T10">Bluff, Disguise, and Forgery. </text:span></text:p>
      <text:p text:style-name="P7"><text:span text:style-name="T12">Subterfuge: </text:span><text:span text:style-name="T10">Hide, Move Silently, Open Lock, and Pick Pocket. </text:span></text:p>
      <text:p text:style-name="P7"><text:span text:style-name="T12">Espionage: </text:span><text:span text:style-name="T10">Listen, Search, and Spot. </text:span></text:p>
      <text:p text:style-name="P7"><text:soft-page-break/><text:span text:style-name="T12">Interaction: </text:span><text:span text:style-name="T10">Diplomacy, Gather Information, Intimidate, and Sense Motive. </text:span></text:p>
      <text:p text:style-name="P7"><text:span text:style-name="T9">Read Thoughts (Su):</text:span><text:span text:style-name="T10"> Beginning at 3rd level, the epic infiltrator can </text:span><text:span text:style-name="T12">detect thoughts </text:span><text:span text:style-name="T10">as the spell cast by a 15th-level caster, except that it targets a single mind. Every four levels thereafter, the epic infiltrator can per-form this ability one additional time per day. </text:span></text:p>
      <text:p text:style-name="P7"><text:span text:style-name="T9">Far Senses (Su):</text:span><text:span text:style-name="T10"> Starting at 4th level, the epic infiltrator can extend his or her vision or hearing into an area beyond his or her normal range, once per day, to a distance of 20 feet plus an additional 20 feet per epic infiltrator level. The epic infiltrator must have personally visited the physical location earlier to use far senses on it. Barriers do not impede far senses, and low-light vision or darkvision function normally if the epic infiltrator has one or both of those abilities. Far senses can also apply to the epic infiltrator’s read thoughts ability. Every two levels beyond 4th the epic infiltrator can perform this ability one additional time per day. This ability functions as the </text:span><text:span text:style-name="T12">clairaudience/clairvoyance </text:span><text:span text:style-name="T10">spell cast by a 15th-level caster, except for the limit on range, the need to know the locale beforehand, and the ability to use the read thoughts ability. </text:span></text:p>
      <text:p text:style-name="P7"><text:span text:style-name="T11">Mind Blank </text:span><text:span text:style-name="T9">(Sp):</text:span><text:span text:style-name="T10"> At 3rd level, the epic infiltrator can become immune to all mind-affecting spells and divinations once per day, plus one additional time per day every eight levels thereafter. This ability works as the </text:span><text:span text:style-name="T12">mind blank </text:span><text:span text:style-name="T10">spell cast by a 15th-level caster. </text:span></text:p>
      <text:p text:style-name="P10"/>
      <text:p text:style-name="P10"/>
      <text:h text:style-name="P15" text:outline-level="2"><text:span text:style-name="T8">GUARDIAN PARAMOUNT </text:span></text:h>
      <text:p text:style-name="P7"><text:span text:style-name="T9">Hit Die:</text:span><text:span text:style-name="T10"> d10. </text:span></text:p>
      <text:p text:style-name="P7"><text:span text:style-name="T9">Requirements</text:span></text:p>
      <text:p text:style-name="P7"><text:span text:style-name="T10">To qualify to become a guardian paramount, a character must fulfill all the following criteria. </text:span></text:p>
      <text:p text:style-name="P7"><text:span text:style-name="T9">Base Attack Bonus:</text:span><text:span text:style-name="T10"> +15. </text:span></text:p>
      <text:p text:style-name="P7"><text:span text:style-name="T9">Skills:</text:span><text:span text:style-name="T10"> Spot 13 ranks. </text:span></text:p>
      <text:p text:style-name="P7"><text:span text:style-name="T9">Feats:</text:span><text:span text:style-name="T10"> Alertness, Lightning Reflexes. </text:span></text:p>
      <text:p text:style-name="P7"><text:span text:style-name="T9">Epic Feats:</text:span><text:span text:style-name="T10"> Blinding Speed, Superior Initiative. </text:span></text:p>
      <text:p text:style-name="P7"><text:span text:style-name="T9">Special:</text:span><text:span text:style-name="T10"> Uncanny dodge, evasion. </text:span></text:p>
      <text:p text:style-name="P7"><text:span text:style-name="T9">Class Skills</text:span></text:p>
      <text:p text:style-name="P7"><text:span text:style-name="T10">The guardian paramount’s class skills (and the key ability for each skill) are Bluff (Cha), Climb (Str), Diplomacy (Cha), Intimidate (Cha), Jump (Str), Listen (Wis), Profession (Wis), and Spot (Wis). </text:span></text:p>
      <text:p text:style-name="P7"><text:span text:style-name="T9">Skill Points at Each Level:</text:span><text:span text:style-name="T10"> 4 + Int modifier. </text:span></text:p>
      <text:p text:style-name="P9"/>
      <text:p text:style-name="P7"><text:span text:style-name="T9">Table: The Guardian Paramount </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8"><text:span text:style-name="T4">Level</text:span></text:p>
          </table:table-cell>
          <table:table-cell table:style-name="Table17.B1" office:value-type="string">
            <text:p text:style-name="P8"><text:span text:style-name="T4">Special </text:span></text:p>
          </table:table-cell>
        </table:table-row>
        <table:table-row table:style-name="Table17.1">
          <table:table-cell table:style-name="Table17.A2" office:value-type="string">
            <text:p text:style-name="P8"><text:span text:style-name="T3">1st</text:span></text:p>
          </table:table-cell>
          <table:table-cell table:style-name="Table17.A2" office:value-type="string">
            <text:p text:style-name="P8"><text:span text:style-name="T3">Bonus feat, uncanny dodge enabler 3/day </text:span></text:p>
          </table:table-cell>
        </table:table-row>
        <table:table-row table:style-name="Table17.1">
          <table:table-cell table:style-name="Table17.A2" office:value-type="string">
            <text:p text:style-name="P7"><text:span text:style-name="T3">2nd</text:span></text:p>
          </table:table-cell>
          <table:table-cell table:style-name="Table17.A2" office:value-type="string">
            <text:p text:style-name="P7"><text:span text:style-name="T3">Evasive preceptor 1/day </text:span></text:p>
          </table:table-cell>
        </table:table-row>
        <table:table-row table:style-name="Table17.1">
          <table:table-cell table:style-name="Table17.A2" office:value-type="string">
            <text:p text:style-name="P7"><text:span text:style-name="T3">3rd</text:span></text:p>
          </table:table-cell>
          <table:table-cell table:style-name="Table17.A2" office:value-type="string">
            <text:p text:style-name="P7"><text:span text:style-name="T5">Protective aura </text:span><text:span text:style-name="T3">1/day </text:span></text:p>
          </table:table-cell>
        </table:table-row>
        <table:table-row table:style-name="Table17.1">
          <table:table-cell table:style-name="Table17.A2" office:value-type="string">
            <text:p text:style-name="P7"><text:span text:style-name="T3">4th</text:span></text:p>
          </table:table-cell>
          <table:table-cell table:style-name="Table17.A2" office:value-type="string">
            <text:p text:style-name="P7"><text:span text:style-name="T3">Bonus feat, uncanny dodge enabler 4/day </text:span></text:p>
          </table:table-cell>
        </table:table-row>
        <table:table-row table:style-name="Table17.1">
          <table:table-cell table:style-name="Table17.A2" office:value-type="string">
            <text:p text:style-name="P7"><text:span text:style-name="T3">5th</text:span></text:p>
          </table:table-cell>
          <table:table-cell table:style-name="Table17.A2" office:value-type="string">
            <text:p text:style-name="P7"><text:span text:style-name="T3">Adjust probability 2/day, evasive preceptor 2/day </text:span></text:p>
          </table:table-cell>
        </table:table-row>
        <table:table-row table:style-name="Table17.1">
          <table:table-cell table:style-name="Table17.A2" office:value-type="string">
            <text:p text:style-name="P7"><text:span text:style-name="T3">6th</text:span></text:p>
          </table:table-cell>
          <table:table-cell table:style-name="Table17.A2" office:value-type="string">
            <text:p text:style-name="P7"><text:span text:style-name="T5">Call back </text:span><text:span text:style-name="T3">1/day, </text:span><text:span text:style-name="T5">protective aura </text:span><text:span text:style-name="T3">2/day </text:span></text:p>
          </table:table-cell>
        </table:table-row>
        <table:table-row table:style-name="Table17.1">
          <table:table-cell table:style-name="Table17.A2" office:value-type="string">
            <text:p text:style-name="P7"><text:span text:style-name="T3">7th</text:span></text:p>
          </table:table-cell>
          <table:table-cell table:style-name="Table17.A2" office:value-type="string">
            <text:p text:style-name="P7"><text:span text:style-name="T3">Bonus feat, uncanny dodge enabler 5/day </text:span></text:p>
          </table:table-cell>
        </table:table-row>
        <table:table-row table:style-name="Table17.1">
          <table:table-cell table:style-name="Table17.A2" office:value-type="string">
            <text:p text:style-name="P7"><text:span text:style-name="T3">8th</text:span></text:p>
          </table:table-cell>
          <table:table-cell table:style-name="Table17.A2" office:value-type="string">
            <text:p text:style-name="P7"><text:span text:style-name="T3">Evasive preceptor 3/day, adjust probability 3/day </text:span></text:p>
          </table:table-cell>
        </table:table-row>
        <table:table-row table:style-name="Table17.1">
          <table:table-cell table:style-name="Table17.A2" office:value-type="string">
            <text:p text:style-name="P7"><text:span text:style-name="T3">9th</text:span></text:p>
          </table:table-cell>
          <table:table-cell table:style-name="Table17.A2" office:value-type="string">
            <text:p text:style-name="P7"><text:span text:style-name="T5">Protective aura </text:span><text:span text:style-name="T3">3/day </text:span></text:p>
          </table:table-cell>
        </table:table-row>
        <table:table-row table:style-name="Table17.1">
          <table:table-cell table:style-name="Table17.A11" office:value-type="string">
            <text:p text:style-name="P8"><text:span text:style-name="T3">10th</text:span></text:p>
          </table:table-cell>
          <table:table-cell table:style-name="Table17.A11" office:value-type="string">
            <text:p text:style-name="P8"><text:span text:style-name="T3">Bonus feat, uncanny dodge enabler 6/day </text:span></text:p>
          </table:table-cell>
        </table:table-row>
      </table:table>
      <text:p text:style-name="P10"/>
      <text:p text:style-name="P7"><text:span text:style-name="T9">Class Features</text:span></text:p>
      <text:p text:style-name="P7"><text:span text:style-name="T10">The following are class features of the guardian paramount prestige class. </text:span></text:p>
      <text:p text:style-name="P7"><text:span text:style-name="T9">Weapon and Armor Proficiency:</text:span><text:span text:style-name="T10"> A guardian paramount is proficient with all simple and martial weapons, all armor, and shields. </text:span></text:p>
      <text:p text:style-name="P7"><text:span text:style-name="T9">Bonus Feats:</text:span><text:span text:style-name="T10"> The guardian paramount gets a bonus feat at 1st level and an additional bonus feat every three levels thereafter. These bonus feats must be selected from the following list: Bulwark of Defense, Combat Archery, Damage Reduction, Dexterous Fortitude, Dexterous Will, Epic Dodge, Epic Fortitude, Epic Reflexes, Epic Reputation, Epic Skill Focus, Epic Speed, Epic Toughness, Epic Trapfinding, Epic Will, Exceptional Deflection, Fast Healing, Great Dexterity, Improved Combat Reflexes, Improved Sneak Attack, Improved Spell Resistance, Infinite Deflection, Legendary Climber, Lingering Damage, Mobile Defense, Perfect Health, Reflect Arrows, Self-Concealment, Sneak Attack of Opportunity, Spellcasting Harrier, and Uncanny Accuracy. </text:span></text:p>
      <text:p text:style-name="P7"><text:span text:style-name="T9">Uncanny Dodge Enabler (Ex):</text:span><text:span text:style-name="T10"> The guardian paramount must have the uncanny dodge class feature to qualify for the prestige class, so at a minimum the guardian paramount has the extraordinary ability to retain his or her Dexterity bonus to AC (if any) regardless of being caught flat-footed or struck by an invisible attacker. It is possible that the character has higher-level aspects of the uncanny dodge ability. Whatever the level of uncanny dodge attained by the character, the guardian paramount can extend the features of his or her uncanny dodge ability to include any one creature he or she designates within 5 feet of him or her (he or she can designate a creature or change designations as a free action once per round). The guardian paramount can extend his or her uncanny dodge ability three times per day at 1st level, plus one additional time per day every three levels thereafter. </text:span></text:p>
      <text:p text:style-name="P7"><text:span text:style-name="T9">Evasive Preceptor (Ex):</text:span><text:span text:style-name="T10"> The guardian paramount must have the evasion class feature, which allows the character to take no damage from an area attack with a successful Reflex save. He or she may also have improved evasion, though this is not a prerequisite. The character can extend evasion or improved evasion to include any one creature he or she designates within 5 feet of him or her. The guardian paramount can extend his or her evasion ability once per day at 2nd level, plus one additional time per day every three levels thereafter. </text:span></text:p>
      <text:p text:style-name="P7"><text:span text:style-name="T11">Protective Aura </text:span><text:span text:style-name="T9">(Sp):</text:span><text:span text:style-name="T10"> Starting at 3rd level, the guardian paramount can use a special form of </text:span><text:span text:style-name="T12">shield other </text:span><text:span text:style-name="T10">once per day, plus one additional time per day every three levels thereafter. When a guardian paramount creates a </text:span><text:span text:style-name="T12">protective aur</text:span><text:span text:style-name="T10">a, the transferred wounds are dealt to the guardian paramount as subdual damage, not normal damage, as with the </text:span><text:span text:style-name="T12">shield other </text:span><text:span text:style-name="T10">spell. Otherwise, the guardian paramount’s </text:span><text:span text:style-name="T12">protective aura </text:span><text:span text:style-name="T10">functions like the </text:span><text:span text:style-name="T12">shield other spell </text:span><text:span text:style-name="T10">cast by an 8th-level cleric. </text:span></text:p>
      <text:p text:style-name="P7"><text:span text:style-name="T9">Adjust Probability (Ex):</text:span><text:span text:style-name="T10"> On reaching 5th level, the guardian paramount gains the ability to affect probability twice per day, plus one additional time per day per three levels thereafter. The guardian paramount can force a reroll of one attack roll, check, or saving throw that another creature within 25 feet—friend or enemy—just made. The guardian paramount can find out whether the attack roll, check, or save would have succeeded before using this ability. The recipient must take the second roll, whether it’s better or worse than the original roll. The use of this ability takes place outside the normal initiative order, but the paramount guardian can’t use it if he or she is flat-footed or unable to see the situation resulting in the roll. The guardian paramount must decide whether to reroll as soon as the result of the attack roll, check, or save is known. </text:span></text:p>
      <text:p text:style-name="P7"><text:span text:style-name="T11">Call Back </text:span><text:span text:style-name="T9">(Sp):</text:span><text:span text:style-name="T10"> On reaching 6th level, the guardian paramount gains the ability to return a dead creature that he or she has previously used any of his or her other class abilities on back to life, as if he or she had cast </text:span><text:span text:style-name="T12">true resurrection </text:span><text:span text:style-name="T10">as a 20th-level cleric. The character can use this ability once per day, plus one additional time per day every six levels. </text:span></text:p>
      <text:h text:style-name="P18" text:outline-level="2"/>
      <text:h text:style-name="P15" text:outline-level="2"><text:span text:style-name="T8">HIGH PROSELYTIZER </text:span></text:h>
      <text:p text:style-name="P7"><text:span text:style-name="T9">Hit Die:</text:span><text:span text:style-name="T10"> d8.</text:span></text:p>
      <text:p text:style-name="P7"><text:span text:style-name="T9">Requirements</text:span></text:p>
      <text:p text:style-name="P7"><text:span text:style-name="T10">To qualify to become a high proselytizer, a character must fulfill all the following criteria. </text:span></text:p>
      <text:p text:style-name="P7"><text:span text:style-name="T9">Skills:</text:span><text:span text:style-name="T10"> Diplomacy 12 ranks and either Knowledge (religion) 24 ranks or Knowledge (nature) 24 ranks.</text:span></text:p>
      <text:p text:style-name="P7"><text:span text:style-name="T9">Feats:</text:span><text:span text:style-name="T10"> Leadership. </text:span></text:p>
      <text:p text:style-name="P7"><text:span text:style-name="T9">Epic Feats:</text:span><text:span text:style-name="T10"> Epic Leadership. </text:span></text:p>
      <text:p text:style-name="P7"><text:span text:style-name="T9">Spells:</text:span><text:span text:style-name="T10"> Ability to cast 5th-level divine spells. </text:span></text:p>
      <text:p text:style-name="P7"><text:span text:style-name="T9">Special:</text:span><text:span text:style-name="T10"> Must have a patron deity. </text:span></text:p>
      <text:p text:style-name="P7"><text:span text:style-name="T9">Class Skills</text:span></text:p>
      <text:p text:style-name="P7"><text:span text:style-name="T10">The high proselytizer’s class skills (and the key ability for each skill) are Concentration (Con), Craft (Int), Diplomacy (Cha), Heal (Wis), Knowledge (arcana) (Int), Knowledge (religion) (Int), Profession (Wis), Sense Motive (Wis), and Spellcraft (Int). </text:span></text:p>
      <text:p text:style-name="P7"><text:span text:style-name="T9">Skill Points at Each Level:</text:span><text:span text:style-name="T10"> 2 + Int modifier. </text:span></text:p>
      <text:p text:style-name="P7"><text:soft-page-break/><text:span text:style-name="T10"><text:s/></text:span></text:p>
      <text:p text:style-name="P7"><text:span text:style-name="T9">Table: The High Proselytizer </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h text:style-name="P16" text:outline-level="2"><text:span text:style-name="T3">Level</text:span></text:h>
          </table:table-cell>
          <table:table-cell table:style-name="Table18.B1" office:value-type="string">
            <text:h text:style-name="P16" text:outline-level="2"><text:span text:style-name="T3">Special</text:span></text:h>
          </table:table-cell>
          <table:table-cell table:style-name="Table18.B1" office:value-type="string">
            <text:h text:style-name="P16" text:outline-level="2"><text:span text:style-name="T3">Spells per Day </text:span></text:h>
          </table:table-cell>
        </table:table-row>
        <table:table-row table:style-name="Table18.1">
          <table:table-cell table:style-name="Table18.A2" office:value-type="string">
            <text:p text:style-name="P8"><text:span text:style-name="T3">1st</text:span></text:p>
          </table:table-cell>
          <table:table-cell table:style-name="Table18.A2" office:value-type="string">
            <text:p text:style-name="P8"><text:span text:style-name="T5">Proselytize </text:span><text:span text:style-name="T3">1/day </text:span></text:p>
          </table:table-cell>
          <table:table-cell table:style-name="Table18.A2" office:value-type="string">
            <text:p text:style-name="P14"/>
          </table:table-cell>
        </table:table-row>
        <table:table-row table:style-name="Table18.1">
          <table:table-cell table:style-name="Table18.A2" office:value-type="string">
            <text:p text:style-name="P7"><text:span text:style-name="T3">2nd</text:span></text:p>
          </table:table-cell>
          <table:table-cell table:style-name="Table18.A2" office:value-type="string">
            <text:p text:style-name="P7"><text:span text:style-name="T5">Heal </text:span><text:span text:style-name="T3">1/day</text:span></text:p>
          </table:table-cell>
          <table:table-cell table:style-name="Table18.A2" office:value-type="string">
            <text:p text:style-name="P7"><text:span text:style-name="T3">+1 level of divine spellcasting class </text:span></text:p>
          </table:table-cell>
        </table:table-row>
        <table:table-row table:style-name="Table18.1">
          <table:table-cell table:style-name="Table18.A2" office:value-type="string">
            <text:p text:style-name="P7"><text:span text:style-name="T3">3rd</text:span></text:p>
          </table:table-cell>
          <table:table-cell table:style-name="Table18.A2" office:value-type="string">
            <text:p text:style-name="P7"><text:span text:style-name="T5">Proselytize (deific touc</text:span><text:span text:style-name="T3">h) 1/day </text:span></text:p>
          </table:table-cell>
          <table:table-cell table:style-name="Table18.A2" office:value-type="string">
            <text:p text:style-name="P13"/>
          </table:table-cell>
        </table:table-row>
        <table:table-row table:style-name="Table18.1">
          <table:table-cell table:style-name="Table18.A2" office:value-type="string">
            <text:p text:style-name="P7"><text:span text:style-name="T3">4th</text:span></text:p>
          </table:table-cell>
          <table:table-cell table:style-name="Table18.A2" office:value-type="string">
            <text:p text:style-name="P7"><text:span text:style-name="T3">Bonus feat</text:span></text:p>
          </table:table-cell>
          <table:table-cell table:style-name="Table18.A2" office:value-type="string">
            <text:p text:style-name="P7"><text:span text:style-name="T3">+1 level of divine spellcasting class </text:span></text:p>
          </table:table-cell>
        </table:table-row>
        <table:table-row table:style-name="Table18.1">
          <table:table-cell table:style-name="Table18.A2" office:value-type="string">
            <text:p text:style-name="P7"><text:span text:style-name="T3">5th</text:span></text:p>
          </table:table-cell>
          <table:table-cell table:style-name="Table18.A2" office:value-type="string">
            <text:p text:style-name="P7"><text:span text:style-name="T5">Proselytize (deific wor</text:span><text:span text:style-name="T3">d) 1/day </text:span></text:p>
          </table:table-cell>
          <table:table-cell table:style-name="Table18.A2" office:value-type="string">
            <text:p text:style-name="P13"/>
          </table:table-cell>
        </table:table-row>
        <table:table-row table:style-name="Table18.1">
          <table:table-cell table:style-name="Table18.A2" office:value-type="string">
            <text:p text:style-name="P7"><text:span text:style-name="T3">6th</text:span></text:p>
          </table:table-cell>
          <table:table-cell table:style-name="Table18.A2" office:value-type="string">
            <text:p text:style-name="P7"><text:span text:style-name="T5">Heal </text:span><text:span text:style-name="T3">2/day</text:span></text:p>
          </table:table-cell>
          <table:table-cell table:style-name="Table18.A2" office:value-type="string">
            <text:p text:style-name="P7"><text:span text:style-name="T3">+1 level of divine spellcasting class </text:span></text:p>
          </table:table-cell>
        </table:table-row>
        <table:table-row table:style-name="Table18.1">
          <table:table-cell table:style-name="Table18.A2" office:value-type="string">
            <text:p text:style-name="P7"><text:span text:style-name="T3">7th</text:span></text:p>
          </table:table-cell>
          <table:table-cell table:style-name="Table18.A2" office:value-type="string">
            <text:p text:style-name="P7"><text:span text:style-name="T5">Proselytize (deific fac</text:span><text:span text:style-name="T3">e) 1/day </text:span></text:p>
          </table:table-cell>
          <table:table-cell table:style-name="Table18.A2" office:value-type="string">
            <text:p text:style-name="P13"/>
          </table:table-cell>
        </table:table-row>
        <table:table-row table:style-name="Table18.1">
          <table:table-cell table:style-name="Table18.A2" office:value-type="string">
            <text:p text:style-name="P7"><text:span text:style-name="T3">8th</text:span></text:p>
          </table:table-cell>
          <table:table-cell table:style-name="Table18.A2" office:value-type="string">
            <text:p text:style-name="P7"><text:span text:style-name="T3">Bonus feat</text:span></text:p>
          </table:table-cell>
          <table:table-cell table:style-name="Table18.A2" office:value-type="string">
            <text:p text:style-name="P7"><text:span text:style-name="T3">+1 level of divine spellcasting class </text:span></text:p>
          </table:table-cell>
        </table:table-row>
        <table:table-row table:style-name="Table18.1">
          <table:table-cell table:style-name="Table18.A2" office:value-type="string">
            <text:p text:style-name="P7"><text:span text:style-name="T3">9th</text:span></text:p>
          </table:table-cell>
          <table:table-cell table:style-name="Table18.A2" office:value-type="string">
            <text:p text:style-name="P7"><text:span text:style-name="T5">Proselytize (deific aur</text:span><text:span text:style-name="T3">a) 1/day </text:span></text:p>
          </table:table-cell>
          <table:table-cell table:style-name="Table18.A2" office:value-type="string">
            <text:p text:style-name="P13"/>
          </table:table-cell>
        </table:table-row>
        <table:table-row table:style-name="Table18.1">
          <table:table-cell table:style-name="Table18.A11" office:value-type="string">
            <text:p text:style-name="P8"><text:span text:style-name="T3">10th</text:span></text:p>
          </table:table-cell>
          <table:table-cell table:style-name="Table18.A11" office:value-type="string">
            <text:p text:style-name="P8"><text:span text:style-name="T5">Heal </text:span><text:span text:style-name="T3">3/day</text:span></text:p>
          </table:table-cell>
          <table:table-cell table:style-name="Table18.A11" office:value-type="string">
            <text:p text:style-name="P8"><text:span text:style-name="T3">+1 level of divine spellcasting class </text:span></text:p>
          </table:table-cell>
        </table:table-row>
      </table:table>
      <text:p text:style-name="P10"/>
      <text:p text:style-name="P7"><text:span text:style-name="T9">Class Features</text:span></text:p>
      <text:p text:style-name="P7"><text:span text:style-name="T10">The following are class features of the high proselytizer prestige class. </text:span></text:p>
      <text:p text:style-name="P7"><text:span text:style-name="T9">Weapon and Armor Proficiency:</text:span><text:span text:style-name="T10"> High proselytizers are proficient with all simple weapons, all armor, and all shields. </text:span></text:p>
      <text:p text:style-name="P7"><text:span text:style-name="T9">Spells per Day:</text:span><text:span text:style-name="T10"> At every other high proselytizer level, the character gains new spells per day as if he or she had also gained a level in a divine spellcasting class to which he or she belonged before adding the prestige class level. If already an epic spellcaster, the character gains only the benefit noted under the Spells entry for that epic class. He or she does not, however, gain any other benefit a character of that class would have gained. If the character had more than one divine spellcasting class before becoming a high proselytizer, the player must decide to which class to add each high proselytizer level for the purpose of determining spells per day. </text:span></text:p>
      <text:p text:style-name="P7"><text:span text:style-name="T11">Proselytize </text:span><text:span text:style-name="T9">(Sp):</text:span><text:span text:style-name="T10"> At 1st level, the high proselytizer gains the ability to preach the word of his or her deity to large crowds with great effect. He or she may speak in such a manner once per day, plus one additional time per day per ten class levels thereafter. </text:span></text:p>
      <text:p text:style-name="P7"><text:span text:style-name="T12">Proselytize </text:span><text:span text:style-name="T10">has three effects. First, any time the high proselytizer is speaking in this manner, he or she is treated as though affected by a </text:span><text:span text:style-name="T12">sanctuary </text:span><text:span text:style-name="T10">spell. Second, his or her voice can be heard clearly by anyone within a radius of 100 feet plus 50 feet per class level, regardless of background noise, and his or her speech can be understood as though the audience were affected by a </text:span><text:span text:style-name="T12">comprehend languages </text:span><text:span text:style-name="T10">spell. Finally, everyone in the range of the high proselytizer’s voice immediately has a chance of becoming enraptured: </text:span></text:p>
      <table:table table:name="Table19" table:style-name="Table19">
        <table:table-column table:style-name="Table19.A"/>
        <table:table-column table:style-name="Table19.B"/>
        <table:table-row table:style-name="Table19.1">
          <table:table-cell table:style-name="Table19.A1" office:value-type="string">
            <text:p text:style-name="P8"><text:span text:style-name="T4">Type of Listener</text:span></text:p>
          </table:table-cell>
          <table:table-cell table:style-name="Table19.A1" office:value-type="string">
            <text:p text:style-name="P8"><text:span text:style-name="T4">Effect</text:span></text:p>
          </table:table-cell>
        </table:table-row>
        <table:table-row table:style-name="Table19.1">
          <table:table-cell table:style-name="Table19.A2" office:value-type="string">
            <text:p text:style-name="P8"><text:span text:style-name="T3">Followers of the same deity</text:span></text:p>
          </table:table-cell>
          <table:table-cell table:style-name="Table19.A2" office:value-type="string">
            <text:p text:style-name="P8"><text:span text:style-name="T3">Automatic if 10 or fewer HD, otherwise Will save (DC 20 + 1/2 high proselytizer’s class level + Wis modifier) </text:span></text:p>
          </table:table-cell>
        </table:table-row>
        <table:table-row table:style-name="Table19.1">
          <table:table-cell table:style-name="Table19.A2" office:value-type="string">
            <text:p text:style-name="P7"><text:span text:style-name="T3">Others of the same alignment</text:span></text:p>
          </table:table-cell>
          <table:table-cell table:style-name="Table19.A2" office:value-type="string">
            <text:p text:style-name="P7"><text:span text:style-name="T3">Automatic if 5 or fewer HD, otherwise Will save (as above) </text:span></text:p>
          </table:table-cell>
        </table:table-row>
        <table:table-row table:style-name="Table19.1">
          <table:table-cell table:style-name="Table19.A4" office:value-type="string">
            <text:p text:style-name="P8"><text:span text:style-name="T3">All others</text:span></text:p>
          </table:table-cell>
          <table:table-cell table:style-name="Table19.A4" office:value-type="string">
            <text:p text:style-name="P8"><text:span text:style-name="T3">Will save (as above) </text:span></text:p>
          </table:table-cell>
        </table:table-row>
      </table:table>
      <text:p text:style-name="P7"><text:soft-page-break/><text:span text:style-name="T10">Enraptured audience members act as though affected by a </text:span><text:span text:style-name="T12">symbol of persuasion</text:span><text:span text:style-name="T10">, changing alignment as appropriate and otherwise functioning according to the </text:span><text:span text:style-name="T12">charm person </text:span><text:span text:style-name="T10">spell. The high proselytizer can inspire the crowd to take any of a number of actions, depending on his or her alignment. Any suicidal suggestion grants audience members a new saving throw to break the rapture (with the exception of low-level followers of the same deity, who never got a save in the first place). This rapture lasts for 10 minutes plus an additional 5 minutes per high proselytizer level. </text:span></text:p>
      <text:p text:style-name="P22"><text:span text:style-name="T1">At 3rd level, the high proselytizer’s proselytize ability includes deific touch once per day, plus one additional time per day per ten levels thereafter. During his or her speech, the high proselytizer can move among the enraptured, shaking hands, caressing brows, and otherwise making contact with audience members. Anyone so touched is healed of 1d4 points of damage and cured of any natural disease or poison. Up to six individuals per round can be so affected. An audience member can only benefit from deific touch once per proselytize session. The high proselytizer can use deific touch as long as his or her proselytize ability lasts.</text:span></text:p>
      <text:p text:style-name="P7"><text:span text:style-name="T10">At 5th level, the </text:span><text:span text:style-name="T12">proselytize </text:span><text:span text:style-name="T10">ability includes </text:span><text:span text:style-name="T12">deific word </text:span><text:span text:style-name="T10">once per day, plus one additional time per day per ten levels thereafter. The words spoken by the high proselytizer can, if he or she chooses, function as a triple-strength </text:span><text:span text:style-name="T12">sound burst </text:span><text:span text:style-name="T10">spell (3d8 points of sonic damage and a Will save to avoid being stunned for 3 rounds) to all who are not enraptured, as the spell cast by a 20th-level cleric. The </text:span><text:span text:style-name="T12">deific word </text:span><text:span text:style-name="T10">can occur at any point during his or her </text:span><text:span text:style-name="T12">proselytize </text:span><text:span text:style-name="T10">speech. </text:span></text:p>
      <text:p text:style-name="P7"><text:span text:style-name="T10">At 7th level, the </text:span><text:span text:style-name="T12">proselytize </text:span><text:span text:style-name="T10">ability includes </text:span><text:span text:style-name="T12">deific face </text:span><text:span text:style-name="T10">once per day, plus one additional time per day per ten levels thereafter. When the high proselytizer speaks, he or she can cause a blinding burst to shine from his or her face. </text:span><text:span text:style-name="T12">Deific face </text:span><text:span text:style-name="T10">functions against all in the audience who are not enraptured as the </text:span><text:span text:style-name="T12">sunburst </text:span><text:span text:style-name="T10">spell cast by a 20th-level cleric. The </text:span><text:span text:style-name="T12">deific face </text:span><text:span text:style-name="T10">can occur at any point during his or her speech. </text:span></text:p>
      <text:p text:style-name="P7"><text:span text:style-name="T10">At 9th level, the </text:span><text:span text:style-name="T12">proselytize </text:span><text:span text:style-name="T10">ability includes </text:span><text:span text:style-name="T12">deific aura </text:span><text:span text:style-name="T10">once per day, plus one additional time per day per ten levels thereafter. When the high proselytizer speaks, he or she can cause a rolling wave of deific power to spring from his or her body that functions as either a </text:span><text:span text:style-name="T12">blasphemy, dictum, holy word, </text:span><text:span text:style-name="T10">or </text:span><text:span text:style-name="T12">word of chaos </text:span><text:span text:style-name="T10">spell (as appropriate for his or her alignment), affecting only those in the audience who have resisted becoming enraptured. </text:span><text:span text:style-name="T12">Deific aura </text:span><text:span text:style-name="T10">otherwise functions as the relevant spell cast by a 20th-level cleric. The </text:span><text:span text:style-name="T12">deific aura </text:span><text:span text:style-name="T10">can occur at any point during his or her speech. </text:span></text:p>
      <text:p text:style-name="P7"><text:span text:style-name="T11">Heal </text:span><text:span text:style-name="T9">(Sp):</text:span><text:span text:style-name="T10"> At 2nd level, the high proselytizer can use </text:span><text:span text:style-name="T12">heal </text:span><text:span text:style-name="T10">on his or herself or another creature once per day, plus one additional time per day per four levels thereafter. </text:span></text:p>
      <text:p text:style-name="P7"><text:span text:style-name="T9">Bonus Feats:</text:span><text:span text:style-name="T10"> The high proselytizer gets a bonus feat at 4th level and an additional bonus feat every four levels thereafter. These bonus feats must be chosen from the following list: Armor Skin, Automatic Quicken Spell, Automatic Silent Spell, Automatic Still Spell, Bonus Domain, Enhance Spell, Epic Reputation, Epic Spell Focus, Epic Spell Penetration, Epic Spellcasting, Epic Will, Extended Life Span, Great Charisma, Great Wisdom, Ignore Material Components, Improved Alignment-Based Casting, Improved Combat Casting, Improved Heighten Spell, Improved Metamagic, Improved Spell Capacity, Intensify Spell, Legendary Commander, Multispell, Negative Energy Burst, Per-manent Emanation, Planar Turning, Polyglot, Positive Energy Aura, Spectral Strike, Spell Stowaway, Spell Opportunity, Spontaneous Domain Access, Spontaneous Spell, Tenacious Magic, Undead Mastery, Zone of Animation.</text:span></text:p>
      <text:h text:style-name="P3" text:outline-level="4"/>
      <text:h text:style-name="P2" text:outline-level="4"><text:span text:style-name="T7">LEGENDARY DREADNOUGHT </text:span></text:h>
      <text:p text:style-name="P7"><text:span text:style-name="T9">Hit Die:</text:span><text:span text:style-name="T10"> d12. </text:span></text:p>
      <text:p text:style-name="P7"><text:span text:style-name="T9">Requirements</text:span></text:p>
      <text:p text:style-name="P7"><text:span text:style-name="T10">To qualify to become a legendary dreadnought, a character must fulfill all the following criteria. </text:span></text:p>
      <text:p text:style-name="P7"><text:span text:style-name="T9">Base Attack Bonus:</text:span><text:span text:style-name="T10"> +23. </text:span></text:p>
      <text:p text:style-name="P7"><text:span text:style-name="T9">Skills:</text:span><text:span text:style-name="T10"> Intimidate 15 ranks. </text:span></text:p>
      <text:p text:style-name="P7"><text:span text:style-name="T9">Feats:</text:span><text:span text:style-name="T10"> Combat Reflexes, Great Cleave, Improved Bull Rush, Improved Critical. </text:span></text:p>
      <text:p text:style-name="P7"><text:span text:style-name="T9">Class Skills</text:span></text:p>
      <text:p text:style-name="P7"><text:span text:style-name="T10">The legendary dreadnought’s class skills (and the key ability for each skill) are Climb (Str), Craft (Int), Intimidate (Cha), Jump (Str), and Swim (Str). </text:span></text:p>
      <text:p text:style-name="P7"><text:span text:style-name="T9">Skill Points at Each Level:</text:span><text:span text:style-name="T10"> 2 + Int modifier. </text:span></text:p>
      <text:p text:style-name="P9"/>
      <text:p text:style-name="P7"><text:span text:style-name="T9">Table: The Legendary Dreadnought </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8"><text:span text:style-name="T4">Level</text:span></text:p>
          </table:table-cell>
          <table:table-cell table:style-name="Table20.B1" office:value-type="string">
            <text:p text:style-name="P8"><text:span text:style-name="T4">Special </text:span></text:p>
          </table:table-cell>
        </table:table-row>
        <table:table-row table:style-name="Table20.1">
          <table:table-cell table:style-name="Table20.A2" office:value-type="string">
            <text:p text:style-name="P8"><text:span text:style-name="T3">1st</text:span></text:p>
          </table:table-cell>
          <table:table-cell table:style-name="Table20.A2" office:value-type="string">
            <text:p text:style-name="P8"><text:span text:style-name="T3">Unstoppable 1/day </text:span></text:p>
          </table:table-cell>
        </table:table-row>
        <table:table-row table:style-name="Table20.1">
          <table:table-cell table:style-name="Table20.A2" office:value-type="string">
            <text:p text:style-name="P7"><text:span text:style-name="T3">2nd</text:span></text:p>
          </table:table-cell>
          <table:table-cell table:style-name="Table20.A2" office:value-type="string">
            <text:p text:style-name="P7"><text:span text:style-name="T3">Unmovable 1/day </text:span></text:p>
          </table:table-cell>
        </table:table-row>
        <table:table-row table:style-name="Table20.1">
          <table:table-cell table:style-name="Table20.A2" office:value-type="string">
            <text:p text:style-name="P7"><text:span text:style-name="T3">3rd</text:span></text:p>
          </table:table-cell>
          <table:table-cell table:style-name="Table20.A2" office:value-type="string">
            <text:p text:style-name="P7"><text:span text:style-name="T3">Shrug off punishment </text:span></text:p>
          </table:table-cell>
        </table:table-row>
        <table:table-row table:style-name="Table20.1">
          <table:table-cell table:style-name="Table20.A2" office:value-type="string">
            <text:p text:style-name="P7"><text:span text:style-name="T3">4th</text:span></text:p>
          </table:table-cell>
          <table:table-cell table:style-name="Table20.A2" office:value-type="string">
            <text:p text:style-name="P7"><text:span text:style-name="T3">Thick skinned </text:span></text:p>
          </table:table-cell>
        </table:table-row>
        <table:table-row table:style-name="Table20.1">
          <table:table-cell table:style-name="Table20.A2" office:value-type="string">
            <text:p text:style-name="P7"><text:span text:style-name="T3">5th</text:span></text:p>
          </table:table-cell>
          <table:table-cell table:style-name="Table20.A2" office:value-type="string">
            <text:p text:style-name="P7"><text:span text:style-name="T3">Bonus feat </text:span></text:p>
          </table:table-cell>
        </table:table-row>
        <table:table-row table:style-name="Table20.1">
          <table:table-cell table:style-name="Table20.A2" office:value-type="string">
            <text:p text:style-name="P7"><text:span text:style-name="T3">6th</text:span></text:p>
          </table:table-cell>
          <table:table-cell table:style-name="Table20.A2" office:value-type="string">
            <text:p text:style-name="P7"><text:span text:style-name="T3">Unstoppable 2/day </text:span></text:p>
          </table:table-cell>
        </table:table-row>
        <table:table-row table:style-name="Table20.1">
          <table:table-cell table:style-name="Table20.A2" office:value-type="string">
            <text:p text:style-name="P7"><text:span text:style-name="T3">7th</text:span></text:p>
          </table:table-cell>
          <table:table-cell table:style-name="Table20.A2" office:value-type="string">
            <text:p text:style-name="P7"><text:span text:style-name="T3">Unmovable 2/day </text:span></text:p>
          </table:table-cell>
        </table:table-row>
        <table:table-row table:style-name="Table20.1">
          <table:table-cell table:style-name="Table20.A2" office:value-type="string">
            <text:p text:style-name="P7"><text:span text:style-name="T3">8th</text:span></text:p>
          </table:table-cell>
          <table:table-cell table:style-name="Table20.A2" office:value-type="string">
            <text:p text:style-name="P7"><text:span text:style-name="T3">Shrug off punishment </text:span></text:p>
          </table:table-cell>
        </table:table-row>
        <table:table-row table:style-name="Table20.1">
          <table:table-cell table:style-name="Table20.A2" office:value-type="string">
            <text:p text:style-name="P7"><text:span text:style-name="T3">9th</text:span></text:p>
          </table:table-cell>
          <table:table-cell table:style-name="Table20.A2" office:value-type="string">
            <text:p text:style-name="P7"><text:span text:style-name="T3">Thick skinned </text:span></text:p>
          </table:table-cell>
        </table:table-row>
        <table:table-row table:style-name="Table20.1">
          <table:table-cell table:style-name="Table20.A11" office:value-type="string">
            <text:p text:style-name="P8"><text:span text:style-name="T3">10th</text:span></text:p>
          </table:table-cell>
          <table:table-cell table:style-name="Table20.A11" office:value-type="string">
            <text:p text:style-name="P8"><text:span text:style-name="T3">Bonus feat </text:span></text:p>
          </table:table-cell>
        </table:table-row>
      </table:table>
      <text:p text:style-name="P10"/>
      <text:p text:style-name="P7"><text:span text:style-name="T9">Class Features</text:span></text:p>
      <text:p text:style-name="P7"><text:span text:style-name="T10">The following are class features of the legendary dreadnought prestige class. </text:span></text:p>
      <text:p text:style-name="P7"><text:span text:style-name="T9">Weapon and Armor Proficiency:</text:span><text:span text:style-name="T10"> A legendary dreadnought is proficient with all simple and martial weapons, all armor, and all shields. </text:span></text:p>
      <text:p text:style-name="P7"><text:span text:style-name="T9">Unstoppable (Ex):</text:span><text:span text:style-name="T10"> At 1st level, the legendary dreadnought can concentrate his or her power, gaining a +20 bonus on his or her Strength check to break or burst a door or item once per day, plus one additional time per day every five levels thereafter. As a special use of this ability, the legendary dreadnought can attempt to break a </text:span><text:span text:style-name="T12">wall of force </text:span><text:span text:style-name="T10">(Strength DC 32, and the character applies his or her unstoppable bonus to this check as well). Alternatively, the legendary dreadnought can apply the +20 bonus to a single attack roll. </text:span></text:p>
      <text:p text:style-name="P7"><text:span text:style-name="T9">Unmovable (Ex):</text:span><text:span text:style-name="T10"> At 2nd level, the legendary dreadnought can concentrate his or her power, making him or herself unmovable once per day, plus one additional time per day every five levels thereafter. <text:s/>This power grants the character a +20 bonus on any one of the following: </text:span></text:p>
      <text:p text:style-name="P7"><text:span text:style-name="T10">A grapple check made to avoid being grabbed with the improved grab ability. </text:span></text:p>
      <text:p text:style-name="P7"><text:span text:style-name="T10">A Strength check to avoid the effects of a bull rush, trip attempt, or similar effect. </text:span></text:p>
      <text:p text:style-name="P7"><text:span text:style-name="T10">A Strength check against any effect that would move the character either physically or magically. </text:span></text:p>
      <text:p text:style-name="P7"><text:span text:style-name="T10">Any one saving throw. If an effect that would move the character either physically or magically does not normally allow a saving throw, the legendary dreadnought can use this ability to gain a Will saving throw. He or she still gains the +20 bonus on the saving throw in such a case. <text:s/></text:span></text:p>
      <text:p text:style-name="P7"><text:span text:style-name="T9">Shrug off Punishment (Ex):</text:span><text:span text:style-name="T10"> The legendary dreadnought gains 12 bonus hit points at 3rd level and 12 more every five levels thereafter. </text:span></text:p>
      <text:p text:style-name="P7"><text:span text:style-name="T9">Thick Skinned (Ex):</text:span><text:span text:style-name="T10"> At 4th level, the legendary dreadnought gains damage reduction 3/–. This does not stack with damage reduction granted by magic items or nonpermanent magical effects, but it does stack with any damage reduction granted by permanent magical effects, class features, the Damage Reduction feat, and this ability itself. The damage reduction improves by 3 points every five levels thereafter</text:span></text:p>
      <text:p text:style-name="P7"><text:span text:style-name="T9">Bonus Feats:</text:span><text:span text:style-name="T10"> The legendary dreadnought gets a bonus feat at 5th level and an additional bonus feat every five levels thereafter. These bonus feats must be selected from the following list: Armor Skin, Devastating Critical, Dire Charge, Epic Fortitude, Epic Prowess, Epic Toughness, Epic Weapon Focus, Epic Weapon Specialization, Fast Healing, Great Constitution, Great Strength, Improved Combat Reflexes, Overwhelming Critical, Penetrate Damage Reduction. </text:span></text:p>
      <text:h text:style-name="P18" text:outline-level="2"/>
      <text:h text:style-name="P15" text:outline-level="2"><text:span text:style-name="T8">PERFECT WIGHT </text:span></text:h>
      <text:p text:style-name="P7"><text:span text:style-name="T9">Hit Die:</text:span><text:span text:style-name="T10"> d6. </text:span></text:p>
      <text:p text:style-name="P7"><text:span text:style-name="T9">Requirements</text:span></text:p>
      <text:p text:style-name="P7"><text:span text:style-name="T10">To qualify to become a perfect wight, a character must fulfill all the following criteria. </text:span></text:p>
      <text:p text:style-name="P7"><text:span text:style-name="T9">Skills:</text:span><text:span text:style-name="T10"> Hide 24 ranks, Move Silently 24 ranks. </text:span></text:p>
      <text:p text:style-name="P7"><text:span text:style-name="T9">Epic Feats:</text:span><text:span text:style-name="T10"> Self-Concealment. </text:span></text:p>
      <text:p text:style-name="P7"><text:span text:style-name="T9">Special:</text:span><text:span text:style-name="T10"> Sneak attack +10d6. </text:span></text:p>
      <text:p text:style-name="P7"><text:span text:style-name="T9">Class Skills</text:span></text:p>
      <text:p text:style-name="P7"><text:span text:style-name="T10">The perfect wight’s class skills (and the key ability for each skill) are Appraise (Int), Balance (Dex), Bluff (Cha), Climb (Str), Craft (Int), Disable Device (Int), Diplomacy (Cha), Disguise (Cha), Escape Artist (Dex), Gather Information (Cha), Hide (Dex), Innuendo (Wis), Jump (Str), Knowledge (any) (Int), Listen (Wis), Move Silently (Dex), Open Lock (Dex), Search (Int), Spot (Wis), Survival (Wis), Tumble (Dex), and Use Rope (Dex). </text:span></text:p>
      <text:p text:style-name="P7"><text:soft-page-break/><text:span text:style-name="T9">Skill Points at Each Level:</text:span><text:span text:style-name="T10"> 8 + Int modifier.</text:span></text:p>
      <text:p text:style-name="P9"/>
      <text:p text:style-name="P7"><text:span text:style-name="T9">Table: The Perfect Wight </text:span></text:p>
      <table:table table:name="Table21" table:style-name="Table21">
        <table:table-column table:style-name="Table21.A"/>
        <table:table-column table:style-name="Table21.B"/>
        <table:table-row table:style-name="Table21.1">
          <table:table-cell table:style-name="Table21.A1" office:value-type="string">
            <text:p text:style-name="P8"><text:span text:style-name="T4">Level</text:span></text:p>
          </table:table-cell>
          <table:table-cell table:style-name="Table21.B1" office:value-type="string">
            <text:p text:style-name="P8"><text:span text:style-name="T4">Special </text:span></text:p>
          </table:table-cell>
        </table:table-row>
        <table:table-row table:style-name="Table21.1">
          <table:table-cell table:style-name="Table21.A2" office:value-type="string">
            <text:p text:style-name="P8"><text:span text:style-name="T3">1st</text:span></text:p>
          </table:table-cell>
          <table:table-cell table:style-name="Table21.A2" office:value-type="string">
            <text:p text:style-name="P8"><text:span text:style-name="T3">Greater invisibility 1/day </text:span></text:p>
          </table:table-cell>
        </table:table-row>
        <table:table-row table:style-name="Table21.1">
          <table:table-cell table:style-name="Table21.A2" office:value-type="string">
            <text:p text:style-name="P7"><text:span text:style-name="T3">2nd</text:span></text:p>
          </table:table-cell>
          <table:table-cell table:style-name="Table21.A2" office:value-type="string">
            <text:p text:style-name="P7"><text:span text:style-name="T3">Improved legerdemain 1/day </text:span></text:p>
          </table:table-cell>
        </table:table-row>
        <table:table-row table:style-name="Table21.1">
          <table:table-cell table:style-name="Table21.A2" office:value-type="string">
            <text:p text:style-name="P7"><text:span text:style-name="T3">3rd</text:span></text:p>
          </table:table-cell>
          <table:table-cell table:style-name="Table21.A2" office:value-type="string">
            <text:p text:style-name="P7"><text:span text:style-name="T3">Incorporeal 1/day </text:span></text:p>
          </table:table-cell>
        </table:table-row>
        <table:table-row table:style-name="Table21.1">
          <table:table-cell table:style-name="Table21.A2" office:value-type="string">
            <text:p text:style-name="P7"><text:span text:style-name="T3">4th</text:span></text:p>
          </table:table-cell>
          <table:table-cell table:style-name="Table21.A2" office:value-type="string">
            <text:p text:style-name="P7"><text:span text:style-name="T3">Shadow form 1/day </text:span></text:p>
          </table:table-cell>
        </table:table-row>
        <table:table-row table:style-name="Table21.1">
          <table:table-cell table:style-name="Table21.A2" office:value-type="string">
            <text:p text:style-name="P7"><text:span text:style-name="T3">5th</text:span></text:p>
          </table:table-cell>
          <table:table-cell table:style-name="Table21.A2" office:value-type="string">
            <text:p text:style-name="P7"><text:span text:style-name="T3">Bonus feat </text:span></text:p>
          </table:table-cell>
        </table:table-row>
        <table:table-row table:style-name="Table21.1">
          <table:table-cell table:style-name="Table21.A2" office:value-type="string">
            <text:p text:style-name="P7"><text:span text:style-name="T3">6th</text:span></text:p>
          </table:table-cell>
          <table:table-cell table:style-name="Table21.A2" office:value-type="string">
            <text:p text:style-name="P7"><text:span text:style-name="T3">Greater invisibility 2/day </text:span></text:p>
          </table:table-cell>
        </table:table-row>
        <table:table-row table:style-name="Table21.1">
          <table:table-cell table:style-name="Table21.A2" office:value-type="string">
            <text:p text:style-name="P7"><text:span text:style-name="T3">7th</text:span></text:p>
          </table:table-cell>
          <table:table-cell table:style-name="Table21.A2" office:value-type="string">
            <text:p text:style-name="P7"><text:span text:style-name="T3">Improved legerdemain 2/day </text:span></text:p>
          </table:table-cell>
        </table:table-row>
        <table:table-row table:style-name="Table21.1">
          <table:table-cell table:style-name="Table21.A2" office:value-type="string">
            <text:p text:style-name="P7"><text:span text:style-name="T3">8th</text:span></text:p>
          </table:table-cell>
          <table:table-cell table:style-name="Table21.A2" office:value-type="string">
            <text:p text:style-name="P7"><text:span text:style-name="T3">Incorporeal 2/day </text:span></text:p>
          </table:table-cell>
        </table:table-row>
        <table:table-row table:style-name="Table21.1">
          <table:table-cell table:style-name="Table21.A2" office:value-type="string">
            <text:p text:style-name="P7"><text:span text:style-name="T3">9th</text:span></text:p>
          </table:table-cell>
          <table:table-cell table:style-name="Table21.A2" office:value-type="string">
            <text:p text:style-name="P7"><text:span text:style-name="T3">Shadow form 2/day </text:span></text:p>
          </table:table-cell>
        </table:table-row>
        <table:table-row table:style-name="Table21.1">
          <table:table-cell table:style-name="Table21.A11" office:value-type="string">
            <text:p text:style-name="P8"><text:span text:style-name="T3">10th</text:span></text:p>
          </table:table-cell>
          <table:table-cell table:style-name="Table21.A11" office:value-type="string">
            <text:p text:style-name="P8"><text:span text:style-name="T3">Bonus feat</text:span></text:p>
          </table:table-cell>
        </table:table-row>
      </table:table>
      <text:p text:style-name="P10"/>
      <text:p text:style-name="P7"><text:span text:style-name="T9">Class Features</text:span></text:p>
      <text:p text:style-name="P7"><text:span text:style-name="T10">The following are class features of the perfect wight prestige class. </text:span></text:p>
      <text:p text:style-name="P7"><text:span text:style-name="T9">Weapon and Armor Proficiency:</text:span><text:span text:style-name="T10"> A perfect wight gains no proficiency with any weapons, armor, or shields. </text:span></text:p>
      <text:p text:style-name="P7"><text:span text:style-name="T9">Greater Invisibility (Su):</text:span><text:span text:style-name="T10"> Starting at 1st level, the perfect wight gains the benefit of </text:span><text:span text:style-name="T12">greater invisibility </text:span><text:span text:style-name="T10">once per day, plus one additional time per day every five levels thereafter. The </text:span><text:span text:style-name="T12">greater invisibility </text:span><text:span text:style-name="T10">is as the spell cast by a 20th-level caster. </text:span></text:p>
      <text:p text:style-name="P7"><text:span text:style-name="T9">Improved Legerdemain (Su):</text:span><text:span text:style-name="T10"> A perfect wight can perform the following class skills at a range of 30 feet: Disable Device, Open Lock, Pick Pocket, and Search. If desired, the perfect wight can take 10 on the check. Any object manipulated during the skill check must weigh 100 pounds or less. Alternatively, the perfect wight can use improved legerdemain to make one melee sneak attack against any creature within 30 feet. The perfect wight executes the sneak attack (or death attack, if applicable) as if attacking from a flanking position. If the attack is successful, the victim is dealt the appropriate sneak attack damage despite the fact that the perfect wight and his or her weapon do not physically cross the intervening distance. A perfect wight can use improved legerdemain once per day at 2nd level, plus one additional time per day every five levels thereafter. </text:span></text:p>
      <text:p text:style-name="P7"><text:span text:style-name="T9">Incorporeal (Su):</text:span><text:span text:style-name="T10"> At 3rd level, the perfect wight can become incorporeal once per day, plus one additional time per day every five levels thereafter. A perfect wight can remain incorporeal for a number of rounds equal to 20 + his or her perfect wight level. As an incorporeal creature, the perfect wight can be harmed only by other incorporeal creatures, +1 or better magic weapons, and spells, spell-like abilities, and supernatural abilities. He or she is immune to all nonmagical attack forms. Even when hit by spells or magic weapons, the perfect wight has a 50% chance to ignore any damage from a corporeal source (except for force effects</text:span><text:span text:style-name="T12"> </text:span><text:span text:style-name="T10">or attacks made with ghost touch weapons). An incorporeal perfect wight has no natural armor but has a deflection bonus equal to his or her Charisma modifier (always at least +1, even if his or her Charisma score does not normally provide a bonus). An incorporeal perfect wight can pass through solid objects at will, but not force effects. His or her attack ignores natural armor, armor, and shields, although deflection bonuses and force effects work normally against it. An incorporeal perfect wight moves silently and cannot be heard with Listen checks if he or she doesn’t wish to be. While incorporeal, the perfect wight has no Strength score, so his or her Dexterity modifier applies to both melee and ranged attacks. </text:span></text:p>
      <text:p text:style-name="P7"><text:span text:style-name="T9">Shadow Form (Su):</text:span><text:span text:style-name="T10"> At 4th level, the perfect wight can take shadow form once per day, plus one additional time per day every five levels thereafter. The perfect wight’s shadow form lasts 1 minute per level of the prestige class. While in shadow form the perfect wight is incorporeal (see above), is immune to critical hits, and can fly at a speed of 100 feet (good). The perfect wight can also use the substance of his or her own shadow to enhance his or her effective level on any attack roll, check, or saving throw. Drawing power from his or her own shadow form deals the perfect wight 7 points of damage for each +1 bonus on a single roll or +1 effective level for any other single use. </text:span></text:p>
      <text:p text:style-name="P7"><text:span text:style-name="T9">Bonus Feats:</text:span><text:span text:style-name="T10"> The perfect wight gets a bonus feat at 5th level and an additional bonus feat every five levels thereafter. These bonus feats must be selected from the following list: Blinding Speed, Combat Archery, Dexterous Fortitude, Dexterous Will, Epic Dodge, Epic Reputation, Epic Skill Focus, Epic Speed, Epic Trapfinding, Improved Combat Reflexes, Improved Sneak Attack, Legendary Climber, Lingering Damage, Self-Concealment, Sneak Attack of Opportunity, Spellcasting Harrier, Superior Initiative, Uncanny Accuracy. </text:span></text:p>
      <text:h text:style-name="P18" text:outline-level="2"/>
      <text:h text:style-name="P15" text:outline-level="2"><text:soft-page-break/><text:span text:style-name="T8">UNION SENTINEL </text:span></text:h>
      <text:p text:style-name="P7"><text:span text:style-name="T9">Hit Die:</text:span><text:span text:style-name="T10"> d10. </text:span></text:p>
      <text:p text:style-name="P7"><text:span text:style-name="T9">Requirements</text:span></text:p>
      <text:p text:style-name="P7"><text:span text:style-name="T10">To qualify to become a Union Sentinel, a character must fulfill all the following criteria. </text:span></text:p>
      <text:p text:style-name="P7"><text:span text:style-name="T9">Alignment:</text:span><text:span text:style-name="T10"> Any lawful. </text:span></text:p>
      <text:p text:style-name="P7"><text:span text:style-name="T9">Base Attack Bonus:</text:span><text:span text:style-name="T10"> +21. </text:span></text:p>
      <text:p text:style-name="P7"><text:span text:style-name="T9">Skills:</text:span><text:span text:style-name="T10"> Diplomacy 8 ranks, Knowledge (local) 8 ranks. </text:span></text:p>
      <text:p text:style-name="P7"><text:span text:style-name="T9">Feats:</text:span><text:span text:style-name="T10"> Alertness, Improved Disarm. </text:span></text:p>
      <text:p text:style-name="P7"><text:span text:style-name="T9">Epic Feats:</text:span><text:span text:style-name="T10"> Armor Skin. </text:span></text:p>
      <text:p text:style-name="P21"><text:span text:style-name="T2">Special:</text:span><text:span text:style-name="T1"> Must reside in a demiplane-city. </text:span></text:p>
      <text:p text:style-name="P7"><text:span text:style-name="T9">Class Skills</text:span></text:p>
      <text:p text:style-name="P7"><text:span text:style-name="T10">The Union Sentinel’s class skills (and the key ability for each skill) are Diplomacy (Cha), Gather Information (Cha), Intimidate (Cha), Knowledge (local) (Int), Listen (Wis), Profession (Wis), Search (Int), Sense Motive (Wis), and Spot (Wis). </text:span></text:p>
      <text:p text:style-name="P7"><text:span text:style-name="T9">Skill Points at Each Level:</text:span><text:span text:style-name="T10"> 2 + Int modifier. </text:span></text:p>
      <text:p text:style-name="P9"/>
      <text:h text:style-name="P20" text:outline-level="6"><text:span text:style-name="T9">Table: The Union Sentinel </text:span></text:h>
      <table:table table:name="Table22" table:style-name="Table22">
        <table:table-column table:style-name="Table22.A"/>
        <table:table-column table:style-name="Table22.B"/>
        <text:soft-page-break/>
        <table:table-row table:style-name="Table22.1">
          <table:table-cell table:style-name="Table22.A1" office:value-type="string">
            <text:p text:style-name="P8"><text:span text:style-name="T13">Level</text:span></text:p>
          </table:table-cell>
          <table:table-cell table:style-name="Table22.B1" office:value-type="string">
            <text:h text:style-name="P26" text:outline-level="3"><text:span text:style-name="T13">Special </text:span></text:h>
          </table:table-cell>
        </table:table-row>
        <table:table-row table:style-name="Table22.1">
          <table:table-cell table:style-name="Table22.A2" office:value-type="string">
            <text:p text:style-name="P8"><text:span text:style-name="T3">1st</text:span></text:p>
          </table:table-cell>
          <table:table-cell table:style-name="Table22.A2" office:value-type="string">
            <text:p text:style-name="P8"><text:span text:style-name="T5">Sending </text:span><text:span text:style-name="T3">1/day, </text:span><text:span text:style-name="T5">shield of law </text:span><text:span text:style-name="T3">1/day </text:span></text:p>
          </table:table-cell>
        </table:table-row>
        <table:table-row table:style-name="Table22.1">
          <table:table-cell table:style-name="Table22.A2" office:value-type="string">
            <text:p text:style-name="P7"><text:span text:style-name="T3">2nd</text:span></text:p>
          </table:table-cell>
          <table:table-cell table:style-name="Table22.A2" office:value-type="string">
            <text:p text:style-name="P7"><text:span text:style-name="T5">Freedom </text:span><text:span text:style-name="T3">1/day, </text:span><text:span text:style-name="T5">knock </text:span><text:span text:style-name="T3">1/day </text:span></text:p>
          </table:table-cell>
        </table:table-row>
        <table:table-row table:style-name="Table22.1">
          <table:table-cell table:style-name="Table22.A2" office:value-type="string">
            <text:p text:style-name="P7"><text:span text:style-name="T3">3rd</text:span></text:p>
          </table:table-cell>
          <table:table-cell table:style-name="Table22.A2" office:value-type="string">
            <text:p text:style-name="P7"><text:span text:style-name="T5">Dimensional anchor </text:span><text:span text:style-name="T3">1/day </text:span></text:p>
          </table:table-cell>
        </table:table-row>
        <table:table-row table:style-name="Table22.1">
          <table:table-cell table:style-name="Table22.A2" office:value-type="string">
            <text:p text:style-name="P7"><text:span text:style-name="T3">4th</text:span></text:p>
          </table:table-cell>
          <table:table-cell table:style-name="Table22.A2" office:value-type="string">
            <text:p text:style-name="P7"><text:span text:style-name="T3">Portal guardian 1/day, </text:span><text:span text:style-name="T5">shield of law </text:span><text:span text:style-name="T3">2/day </text:span></text:p>
          </table:table-cell>
        </table:table-row>
        <table:table-row table:style-name="Table22.1">
          <table:table-cell table:style-name="Table22.A2" office:value-type="string">
            <text:p text:style-name="P7"><text:span text:style-name="T3">5th</text:span></text:p>
          </table:table-cell>
          <table:table-cell table:style-name="Table22.A2" office:value-type="string">
            <text:p text:style-name="P7"><text:span text:style-name="T5">Forcecage </text:span><text:span text:style-name="T3">1/day </text:span></text:p>
          </table:table-cell>
        </table:table-row>
        <table:table-row table:style-name="Table22.1">
          <table:table-cell table:style-name="Table22.A2" office:value-type="string">
            <text:p text:style-name="P7"><text:span text:style-name="T3">6th</text:span></text:p>
          </table:table-cell>
          <table:table-cell table:style-name="Table22.A2" office:value-type="string">
            <text:p text:style-name="P7"><text:span text:style-name="T5">Dimensional anchor </text:span><text:span text:style-name="T3">2/day, </text:span><text:span text:style-name="T5">knock </text:span><text:span text:style-name="T3">2/day </text:span></text:p>
          </table:table-cell>
        </table:table-row>
        <table:table-row table:style-name="Table22.1">
          <table:table-cell table:style-name="Table22.A2" office:value-type="string">
            <text:p text:style-name="P7"><text:span text:style-name="T3">7th</text:span></text:p>
          </table:table-cell>
          <table:table-cell table:style-name="Table22.A2" office:value-type="string">
            <text:p text:style-name="P7"><text:span text:style-name="T5">Imprisonment </text:span><text:span text:style-name="T3">1/day, </text:span><text:span text:style-name="T5">shield of law </text:span><text:span text:style-name="T3">3/day </text:span></text:p>
          </table:table-cell>
        </table:table-row>
        <table:table-row table:style-name="Table22.1">
          <table:table-cell table:style-name="Table22.A2" office:value-type="string">
            <text:p text:style-name="P7"><text:span text:style-name="T3">8th</text:span></text:p>
          </table:table-cell>
          <table:table-cell table:style-name="Table22.A2" office:value-type="string">
            <text:p text:style-name="P7"><text:span text:style-name="T5">Freedom </text:span><text:span text:style-name="T3">2/day, </text:span><text:span text:style-name="T5">sending </text:span><text:span text:style-name="T3">2/day </text:span></text:p>
          </table:table-cell>
        </table:table-row>
        <table:table-row table:style-name="Table22.1">
          <table:table-cell table:style-name="Table22.A2" office:value-type="string">
            <text:p text:style-name="P7"><text:span text:style-name="T3">9th</text:span></text:p>
          </table:table-cell>
          <table:table-cell table:style-name="Table22.A2" office:value-type="string">
            <text:p text:style-name="P7"><text:span text:style-name="T5">Dimensional anchor </text:span><text:span text:style-name="T3">3/day </text:span></text:p>
          </table:table-cell>
        </table:table-row>
        <table:table-row table:style-name="Table22.1">
          <table:table-cell table:style-name="Table22.A11" office:value-type="string">
            <text:p text:style-name="P8"><text:span text:style-name="T3">10th</text:span></text:p>
          </table:table-cell>
          <table:table-cell table:style-name="Table22.A11" office:value-type="string">
            <text:p text:style-name="P8"><text:span text:style-name="T5">Knock </text:span><text:span text:style-name="T3">3/day, </text:span><text:span text:style-name="T5">forcecage </text:span><text:span text:style-name="T3">2/day, portal guardian 2/day, shield of law 4/day </text:span></text:p>
          </table:table-cell>
        </table:table-row>
      </table:table>
      <text:p text:style-name="P10"/>
      <text:h text:style-name="P25" text:outline-level="3"><text:span text:style-name="T9">Class Features</text:span></text:h>
      <text:p text:style-name="P7"><text:span text:style-name="T10">The following are class features of the Union Sentinel prestige class. </text:span></text:p>
      <text:p text:style-name="P7"><text:span text:style-name="T9">Weapon and Armor Proficiency:</text:span><text:span text:style-name="T10"> Union Sentinels are proficient with all simple and martial weapons, all armor, and all shields. </text:span></text:p>
      <text:p text:style-name="P7"><text:span text:style-name="T11">Sending </text:span><text:span text:style-name="T9">(Sp):</text:span><text:span text:style-name="T10"> At 1st level, the Union Sentinel gains the use of the </text:span><text:span text:style-name="T12">sending </text:span><text:span text:style-name="T10">spell as a spell-like ability once per day, plus one additional time per day every seven levels thereafter. This ability functions as the spell cast by a 15th-level caster. </text:span></text:p>
      <text:p text:style-name="P7"><text:span text:style-name="T11">Shield of Law </text:span><text:span text:style-name="T9">(Sp):</text:span><text:span text:style-name="T10"> At 1st level, the Union Sentinel gains the use of the </text:span><text:span text:style-name="T12">shield of law </text:span><text:span text:style-name="T10">spell as a spell-like ability once per day, plus one additional time per day every three levels thereafter. This ability functions as the spell cast by a 15th-level caster. </text:span></text:p>
      <text:p text:style-name="P7"><text:span text:style-name="T11">Freedom </text:span><text:span text:style-name="T9">(Sp):</text:span><text:span text:style-name="T10"> At 2nd level, the Union Sentinel gains the use of the </text:span><text:span text:style-name="T12">freedom </text:span><text:span text:style-name="T10">spell as a spell-like ability once per day, plus one additional time per day every six levels thereafter. This ability functions as the spell cast by an 18th-level caster. </text:span></text:p>
      <text:p text:style-name="P7"><text:span text:style-name="T11">Knock </text:span><text:span text:style-name="T9">(Sp):</text:span><text:span text:style-name="T10"> At 2nd level, the Union Sentinel gains the use of the </text:span><text:span text:style-name="T12">knock </text:span><text:span text:style-name="T10">spell as a spell-like ability once per day, plus one additional time per day every four levels thereafter. This ability functions as the spell cast by a 15th-level caster. </text:span></text:p>
      <text:p text:style-name="P7"><text:span text:style-name="T11">Dimensional Anchor </text:span><text:span text:style-name="T9">(Sp):</text:span><text:span text:style-name="T10"> At 3rd level, the Union Sentinel gains the use of the </text:span><text:span text:style-name="T12">dimensional anchor </text:span><text:span text:style-name="T10">spell as a spell-like ability once per day, plus one additional time per day every three levels thereafter. This ability functions as the spell cast by a 15th-level caster. </text:span></text:p>
      <text:p text:style-name="P7"><text:span text:style-name="T9">Portal Guardian (Su):</text:span><text:span text:style-name="T10"> A 4th-level Union Sentinel can become a portal guardian once per day, plus one additional time per day every six levels thereafter. The Union Sentinel must position him or herself within 5 feet of a portal or </text:span><text:span text:style-name="T12">gat</text:span><text:span text:style-name="T10">e, and while he or she remains, the portal cannot be activated from either side by any means. The Union Sentinel can defend him or herself and use any of his or her other abilities normally, as long as he or she remains adjacent to the blocked portal. This ability only functions against portals and the </text:span><text:span text:style-name="T12">gate </text:span><text:span text:style-name="T10">spell, not against creatures with other spell-like or supernatural interplanar traveling abilities. </text:span></text:p>
      <text:p text:style-name="P7"><text:span text:style-name="T11">Forcecage </text:span><text:span text:style-name="T9">(Sp):</text:span><text:span text:style-name="T10"> At 5th level, the Union Sentinel gains the use of the </text:span><text:span text:style-name="T12">forcecage </text:span><text:span text:style-name="T10">spell as a spell-like ability once per day, plus one additional time per day every five levels thereafter. This ability functions as the spell cast by a 20th-level caster. </text:span></text:p>
      <text:p text:style-name="P7"><text:span text:style-name="T11">Imprisonment </text:span><text:span text:style-name="T9">(Sp):</text:span><text:span text:style-name="T10"> At 7th level, the Union Sentinel gains the use of the </text:span><text:span text:style-name="T12">imprisonment </text:span><text:span text:style-name="T10">spell as a spell-like ability once per week, plus one additional time per week every five levels thereafter. This ability functions as the spell cast by a 20th-level ca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Palatino1" style:font-family-asian="Palatino"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ff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color="#ff0000" fo:font-size="10pt" fo:language="en" fo:country="US" fo:font-weight="bold" style:font-size-asian="10pt" style:language-asian="en" style:country-asian="US" style:font-weight-asian="bold"/>
    </style:style>
    <style:style style:name="Core_20_Body" style:display-name="Core Body" style:family="paragraph" style:parent-style-name="Standard" style:default-outline-level="">
      <style:paragraph-properties fo:margin-left="0in" fo:margin-right="0in" fo:line-height="0.1665in" fo:text-align="start" style:justify-single-word="false" fo:orphans="2" fo:widows="2" fo:text-indent="0in" style:auto-text-indent="false"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ARCANE ARCHER </dc:title>
    <meta:initial-creator>asmith</meta:initial-creator>
    <meta:creation-date>2002-12-03T13:38:00</meta:creation-date>
    <dc:date>2003-10-30T15:03:00</dc:date>
    <meta:editing-cycles>62</meta:editing-cycles>
    <meta:editing-duration>PT3M39S</meta:editing-duration>
    <meta:document-statistic meta:table-count="22" meta:image-count="0" meta:object-count="0" meta:page-count="24" meta:paragraph-count="812" meta:word-count="10041" meta:character-count="62110" meta:non-whitespace-character-count="52428"/>
    <meta:generator>LibreOffice/5.4.6.2$Linux_X86_64 LibreOffice_project/40m0$Build-2</meta:generator>
    <meta:user-defined meta:name="Company">Wizards of the Coast</meta:user-defined>
    <meta:user-defined meta:name="Operator">asmith</meta:user-defined>
  </office:meta>
</office:document-meta>
</file>